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fff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-Automatic" table:style-name="ta1">
        <table:shapes>
          <draw:frame draw:z-index="0" draw:style-name="gr1" draw:text-style-name="P1" svg:width="686.55pt" svg:height="372.19pt" svg:x="331.63pt" svg:y="15.76pt">
            <loext:p draw:notify-on-update-of-ranges="'Linear-Automatic'.A2:'Linear-Automatic'.A157 'Linear-Automatic'.B1:'Linear-Automatic'.B1 'Linear-Automatic'.B2:'Linear-Automatic'.B157 'Linear-Automatic'.A2:'Linear-Automatic'.A157 'Linear-Automatic'.C1:'Linear-Automatic'.C1 'Linear-Automatic'.C2:'Linear-Automatic'.C1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Distance(ft)</text:p>
          </table:table-cell>
          <table:table-cell office:value-type="string" calcext:value-type="string">
            <text:p>Speed(mph)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34" calcext:value-type="float">
            <text:p>23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1" calcext:value-type="float">
            <text:p>29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09" calcext:value-type="float">
            <text:p>30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28" calcext:value-type="float">
            <text:p>32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72" calcext:value-type="float">
            <text:p>37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79" calcext:value-type="float">
            <text:p>47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82" calcext:value-type="float">
            <text:p>58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90" calcext:value-type="float">
            <text:p>59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" calcext:value-type="float">
            <text:p>61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26" calcext:value-type="float">
            <text:p>62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42" calcext:value-type="float">
            <text:p>64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59" calcext:value-type="float">
            <text:p>65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79" calcext:value-type="float">
            <text:p>67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00" calcext:value-type="float">
            <text:p>7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23" calcext:value-type="float">
            <text:p>72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8" calcext:value-type="float">
            <text:p>74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5" calcext:value-type="float">
            <text:p>77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04" calcext:value-type="float">
            <text:p>804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68" calcext:value-type="float">
            <text:p>868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02" calcext:value-type="float">
            <text:p>90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39" calcext:value-type="float">
            <text:p>939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77" calcext:value-type="float">
            <text:p>977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17" calcext:value-type="float">
            <text:p>101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59" calcext:value-type="float">
            <text:p>105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03" calcext:value-type="float">
            <text:p>1103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49" calcext:value-type="float">
            <text:p>114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197" calcext:value-type="float">
            <text:p>119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6" calcext:value-type="float">
            <text:p>1246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98" calcext:value-type="float">
            <text:p>129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51" calcext:value-type="float">
            <text:p>135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14" calcext:value-type="float">
            <text:p>141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423" calcext:value-type="float">
            <text:p>142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33" calcext:value-type="float">
            <text:p>143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45" calcext:value-type="float">
            <text:p>144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58" calcext:value-type="float">
            <text:p>145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72" calcext:value-type="float">
            <text:p>147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06" calcext:value-type="float">
            <text:p>150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25" calcext:value-type="float">
            <text:p>1525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546" calcext:value-type="float">
            <text:p>154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8" calcext:value-type="float">
            <text:p>156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591" calcext:value-type="float">
            <text:p>1591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616" calcext:value-type="float">
            <text:p>161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642" calcext:value-type="float">
            <text:p>164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670" calcext:value-type="float">
            <text:p>167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700" calcext:value-type="float">
            <text:p>17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0" calcext:value-type="float">
            <text:p>173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763" calcext:value-type="float">
            <text:p>176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831" calcext:value-type="float">
            <text:p>183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68" calcext:value-type="float">
            <text:p>186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906" calcext:value-type="float">
            <text:p>190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946" calcext:value-type="float">
            <text:p>194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987" calcext:value-type="float">
            <text:p>1987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029" calcext:value-type="float">
            <text:p>202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73" calcext:value-type="float">
            <text:p>2073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" calcext:value-type="float">
            <text:p>2119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166" calcext:value-type="float">
            <text:p>2166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214" calcext:value-type="float">
            <text:p>221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264" calcext:value-type="float">
            <text:p>2264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315" calcext:value-type="float">
            <text:p>2315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68" calcext:value-type="float">
            <text:p>236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22" calcext:value-type="float">
            <text:p>242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478" calcext:value-type="float">
            <text:p>2478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535" calcext:value-type="float">
            <text:p>253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593" calcext:value-type="float">
            <text:p>2593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4" calcext:value-type="float">
            <text:p>2654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715" calcext:value-type="float">
            <text:p>271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778" calcext:value-type="float">
            <text:p>2778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852" calcext:value-type="float">
            <text:p>285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864" calcext:value-type="float">
            <text:p>286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877" calcext:value-type="float">
            <text:p>2877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891" calcext:value-type="float">
            <text:p>2891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07" calcext:value-type="float">
            <text:p>290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25" calcext:value-type="float">
            <text:p>292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3" calcext:value-type="float">
            <text:p>2943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64" calcext:value-type="float">
            <text:p>2964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86" calcext:value-type="float">
            <text:p>2986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009" calcext:value-type="float">
            <text:p>3009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034" calcext:value-type="float">
            <text:p>3034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60" calcext:value-type="float">
            <text:p>3060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088" calcext:value-type="float">
            <text:p>308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117" calcext:value-type="float">
            <text:p>3117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148" calcext:value-type="float">
            <text:p>314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181" calcext:value-type="float">
            <text:p>3181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14" calcext:value-type="float">
            <text:p>32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250" calcext:value-type="float">
            <text:p>3250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87" calcext:value-type="float">
            <text:p>328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325" calcext:value-type="float">
            <text:p>332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365" calcext:value-type="float">
            <text:p>336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406" calcext:value-type="float">
            <text:p>340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449" calcext:value-type="float">
            <text:p>344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493" calcext:value-type="float">
            <text:p>349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539" calcext:value-type="float">
            <text:p>3539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586" calcext:value-type="float">
            <text:p>358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35" calcext:value-type="float">
            <text:p>363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685" calcext:value-type="float">
            <text:p>3685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736" calcext:value-type="float">
            <text:p>3736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790" calcext:value-type="float">
            <text:p>3790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844" calcext:value-type="float">
            <text:p>384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901" calcext:value-type="float">
            <text:p>390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958" calcext:value-type="float">
            <text:p>395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017" calcext:value-type="float">
            <text:p>40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078" calcext:value-type="float">
            <text:p>4078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140" calcext:value-type="float">
            <text:p>4140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4" calcext:value-type="float">
            <text:p>4204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269" calcext:value-type="float">
            <text:p>4269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336" calcext:value-type="float">
            <text:p>433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404" calcext:value-type="float">
            <text:p>440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473" calcext:value-type="float">
            <text:p>4473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544" calcext:value-type="float">
            <text:p>4544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617" calcext:value-type="float">
            <text:p>4617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691" calcext:value-type="float">
            <text:p>4691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767" calcext:value-type="float">
            <text:p>4767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44" calcext:value-type="float">
            <text:p>4844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2" calcext:value-type="float">
            <text:p>4922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002" calcext:value-type="float">
            <text:p>500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84" calcext:value-type="float">
            <text:p>5084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167" calcext:value-type="float">
            <text:p>5167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251" calcext:value-type="float">
            <text:p>5251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337" calcext:value-type="float">
            <text:p>5337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1:.C157]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eadsheet created by Jonathan Pfefferle</text:p>
          </table:table-cell>
          <table:table-cell table:number-columns-repeated="3"/>
        </table:table-row>
      </table:table>
      <table:table table:name="Nonlinear-Automatic" table:style-name="ta1">
        <table:shapes>
          <draw:frame draw:z-index="0" draw:style-name="gr1" draw:text-style-name="P1" svg:width="605.08pt" svg:height="375.14pt" svg:x="343.28pt" svg:y="17.72pt">
            <loext:p draw:notify-on-update-of-ranges="'Nonlinear-Automatic'.A2:'Nonlinear-Automatic'.A132 'Nonlinear-Automatic'.B1:'Nonlinear-Automatic'.B1 'Nonlinear-Automatic'.B2:'Nonlinear-Automatic'.B132 'Nonlinear-Automatic'.A2:'Nonlinear-Automatic'.A132 'Nonlinear-Automatic'.C1:'Nonlinear-Automatic'.C1 'Nonlinear-Automatic'.C2:'Nonlinear-Automatic'.C1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ear_num</text:p>
          </table:table-cell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260" calcext:value-type="float">
            <text:p>426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074" calcext:value-type="float">
            <text:p>507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706" calcext:value-type="float">
            <text:p>57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223" calcext:value-type="float">
            <text:p>622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659" calcext:value-type="float">
            <text:p>665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037" calcext:value-type="float">
            <text:p>703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71" calcext:value-type="float">
            <text:p>73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69" calcext:value-type="float">
            <text:p>7669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939" calcext:value-type="float">
            <text:p>7939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186" calcext:value-type="float">
            <text:p>8186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622" calcext:value-type="float">
            <text:p>8622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817" calcext:value-type="float">
            <text:p>8817</text:p>
          </table:table-cell>
          <table:table-cell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58" calcext:value-type="float">
            <text:p>25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63" calcext:value-type="float">
            <text:p>26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74" calcext:value-type="float">
            <text:p>27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741" calcext:value-type="float">
            <text:p>474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31" calcext:value-type="float">
            <text:p>533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29" calcext:value-type="float">
            <text:p>3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814" calcext:value-type="float">
            <text:p>5814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2" calcext:value-type="float">
            <text:p>35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6222" calcext:value-type="float">
            <text:p>6222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76" calcext:value-type="float">
            <text:p>37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6575" calcext:value-type="float">
            <text:p>657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02" calcext:value-type="float">
            <text:p>40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887" calcext:value-type="float">
            <text:p>688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29" calcext:value-type="float">
            <text:p>42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7166" calcext:value-type="float">
            <text:p>7166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57" calcext:value-type="float">
            <text:p>45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418" calcext:value-type="float">
            <text:p>7418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6" calcext:value-type="float">
            <text:p>48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7648" calcext:value-type="float">
            <text:p>7648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16" calcext:value-type="float">
            <text:p>51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7860" calcext:value-type="float">
            <text:p>78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056" calcext:value-type="float">
            <text:p>8056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79" calcext:value-type="float">
            <text:p>579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238" calcext:value-type="float">
            <text:p>8238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11" calcext:value-type="float">
            <text:p>61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8409" calcext:value-type="float">
            <text:p>8409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44" calcext:value-type="float">
            <text:p>64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8570" calcext:value-type="float">
            <text:p>857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78" calcext:value-type="float">
            <text:p>67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8721" calcext:value-type="float">
            <text:p>872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12" calcext:value-type="float">
            <text:p>71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8864" calcext:value-type="float">
            <text:p>8864</text:p>
          </table:table-cell>
          <table:table-cell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5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53" calcext:value-type="float">
            <text:p>75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59" calcext:value-type="float">
            <text:p>759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76" calcext:value-type="float">
            <text:p>77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685" calcext:value-type="float">
            <text:p>36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4390" calcext:value-type="float">
            <text:p>439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27" calcext:value-type="float">
            <text:p>82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4937" calcext:value-type="float">
            <text:p>4937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58" calcext:value-type="float">
            <text:p>858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5383" calcext:value-type="float">
            <text:p>538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92" calcext:value-type="float">
            <text:p>892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5761" calcext:value-type="float">
            <text:p>5761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28" calcext:value-type="float">
            <text:p>928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6088" calcext:value-type="float">
            <text:p>6088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66" calcext:value-type="float">
            <text:p>966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6377" calcext:value-type="float">
            <text:p>6377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006" calcext:value-type="float">
            <text:p>1006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6635" calcext:value-type="float">
            <text:p>6635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048" calcext:value-type="float">
            <text:p>1048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6868" calcext:value-type="float">
            <text:p>6868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091" calcext:value-type="float">
            <text:p>1091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081" calcext:value-type="float">
            <text:p>708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136" calcext:value-type="float">
            <text:p>1136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7278" calcext:value-type="float">
            <text:p>72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1" calcext:value-type="float">
            <text:p>1181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459" calcext:value-type="float">
            <text:p>7459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28" calcext:value-type="float">
            <text:p>1228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76" calcext:value-type="float">
            <text:p>1276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7786" calcext:value-type="float">
            <text:p>7786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325" calcext:value-type="float">
            <text:p>132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7935" calcext:value-type="float">
            <text:p>7935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375" calcext:value-type="float">
            <text:p>137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8075" calcext:value-type="float">
            <text:p>8075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26" calcext:value-type="float">
            <text:p>1426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8207" calcext:value-type="float">
            <text:p>8207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77" calcext:value-type="float">
            <text:p>147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529" calcext:value-type="float">
            <text:p>1529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82" calcext:value-type="float">
            <text:p>1582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8566" calcext:value-type="float">
            <text:p>8566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36" calcext:value-type="float">
            <text:p>1636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8675" calcext:value-type="float">
            <text:p>86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91" calcext:value-type="float">
            <text:p>169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8780" calcext:value-type="float">
            <text:p>878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746" calcext:value-type="float">
            <text:p>174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802" calcext:value-type="float">
            <text:p>18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8976" calcext:value-type="float">
            <text:p>8976</text:p>
          </table:table-cell>
          <table:table-cell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65" calcext:value-type="float">
            <text:p>186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73" calcext:value-type="float">
            <text:p>1873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890" calcext:value-type="float">
            <text:p>189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3306" calcext:value-type="float">
            <text:p>3306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915" calcext:value-type="float">
            <text:p>191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3938" calcext:value-type="float">
            <text:p>3938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943" calcext:value-type="float">
            <text:p>1943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976" calcext:value-type="float">
            <text:p>1976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4829" calcext:value-type="float">
            <text:p>48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5168" calcext:value-type="float">
            <text:p>5168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049" calcext:value-type="float">
            <text:p>2049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5462" calcext:value-type="float">
            <text:p>5462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089" calcext:value-type="float">
            <text:p>2089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5721" calcext:value-type="float">
            <text:p>5721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131" calcext:value-type="float">
            <text:p>2131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175" calcext:value-type="float">
            <text:p>217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6162" calcext:value-type="float">
            <text:p>6162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220" calcext:value-type="float">
            <text:p>222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6353" calcext:value-type="float">
            <text:p>6353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66" calcext:value-type="float">
            <text:p>2266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6529" calcext:value-type="float">
            <text:p>6529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314" calcext:value-type="float">
            <text:p>2314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6692" calcext:value-type="float">
            <text:p>6692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363" calcext:value-type="float">
            <text:p>2363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6844" calcext:value-type="float">
            <text:p>6844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413" calcext:value-type="float">
            <text:p>2413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6985" calcext:value-type="float">
            <text:p>69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5" calcext:value-type="float">
            <text:p>2465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7119" calcext:value-type="float">
            <text:p>7119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517" calcext:value-type="float">
            <text:p>2517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7244" calcext:value-type="float">
            <text:p>7244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570" calcext:value-type="float">
            <text:p>2570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7363" calcext:value-type="float">
            <text:p>7363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624" calcext:value-type="float">
            <text:p>2624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7476" calcext:value-type="float">
            <text:p>7476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679" calcext:value-type="float">
            <text:p>2679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7583" calcext:value-type="float">
            <text:p>7583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734" calcext:value-type="float">
            <text:p>273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7685" calcext:value-type="float">
            <text:p>7685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790" calcext:value-type="float">
            <text:p>2790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7783" calcext:value-type="float">
            <text:p>7783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847" calcext:value-type="float">
            <text:p>2847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7877" calcext:value-type="float">
            <text:p>7877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05" calcext:value-type="float">
            <text:p>2905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7966" calcext:value-type="float">
            <text:p>7966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963" calcext:value-type="float">
            <text:p>2963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8053" calcext:value-type="float">
            <text:p>80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22" calcext:value-type="float">
            <text:p>3022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8135" calcext:value-type="float">
            <text:p>8135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82" calcext:value-type="float">
            <text:p>3082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8215" calcext:value-type="float">
            <text:p>8215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142" calcext:value-type="float">
            <text:p>3142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8293" calcext:value-type="float">
            <text:p>8293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203" calcext:value-type="float">
            <text:p>3203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8367" calcext:value-type="float">
            <text:p>8367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264" calcext:value-type="float">
            <text:p>326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8439" calcext:value-type="float">
            <text:p>8439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326" calcext:value-type="float">
            <text:p>3326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8509" calcext:value-type="float">
            <text:p>8509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389" calcext:value-type="float">
            <text:p>3389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451" calcext:value-type="float">
            <text:p>345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8642" calcext:value-type="float">
            <text:p>8642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515" calcext:value-type="float">
            <text:p>3515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8706" calcext:value-type="float">
            <text:p>8706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578" calcext:value-type="float">
            <text:p>357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8768" calcext:value-type="float">
            <text:p>87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43" calcext:value-type="float">
            <text:p>3643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8828" calcext:value-type="float">
            <text:p>8828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707" calcext:value-type="float">
            <text:p>370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8887" calcext:value-type="float">
            <text:p>8887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772" calcext:value-type="float">
            <text:p>377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8944" calcext:value-type="float">
            <text:p>8944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838" calcext:value-type="float">
            <text:p>3838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8999" calcext:value-type="float">
            <text:p>8999</text:p>
          </table:table-cell>
          <table:table-cell/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3904" calcext:value-type="float">
            <text:p>390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914" calcext:value-type="float">
            <text:p>391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924" calcext:value-type="float">
            <text:p>3924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946" calcext:value-type="float">
            <text:p>3946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977" calcext:value-type="float">
            <text:p>3977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3686" calcext:value-type="float">
            <text:p>3686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014" calcext:value-type="float">
            <text:p>4014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4145" calcext:value-type="float">
            <text:p>41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55" calcext:value-type="float">
            <text:p>4055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4100" calcext:value-type="float">
            <text:p>4100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4837" calcext:value-type="float">
            <text:p>4837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148" calcext:value-type="float">
            <text:p>4148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111" calcext:value-type="float">
            <text:p>5111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199" calcext:value-type="float">
            <text:p>4199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354" calcext:value-type="float">
            <text:p>5354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252" calcext:value-type="float">
            <text:p>4252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5570" calcext:value-type="float">
            <text:p>5570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307" calcext:value-type="float">
            <text:p>430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5767" calcext:value-type="float">
            <text:p>5767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365" calcext:value-type="float">
            <text:p>4365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5945" calcext:value-type="float">
            <text:p>5945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424" calcext:value-type="float">
            <text:p>4424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6110" calcext:value-type="float">
            <text:p>6110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485" calcext:value-type="float">
            <text:p>4485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6263" calcext:value-type="float">
            <text:p>6263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547" calcext:value-type="float">
            <text:p>4547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6405" calcext:value-type="float">
            <text:p>64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1" calcext:value-type="float">
            <text:p>4611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6537" calcext:value-type="float">
            <text:p>6537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676" calcext:value-type="float">
            <text:p>467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6662" calcext:value-type="float">
            <text:p>6662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742" calcext:value-type="float">
            <text:p>4742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6780" calcext:value-type="float">
            <text:p>6780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09" calcext:value-type="float">
            <text:p>4809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6891" calcext:value-type="float">
            <text:p>6891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78" calcext:value-type="float">
            <text:p>4878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6996" calcext:value-type="float">
            <text:p>6996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947" calcext:value-type="float">
            <text:p>4947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7097" calcext:value-type="float">
            <text:p>7097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018" calcext:value-type="float">
            <text:p>5018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7192" calcext:value-type="float">
            <text:p>7192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089" calcext:value-type="float">
            <text:p>5089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7284" calcext:value-type="float">
            <text:p>7284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162" calcext:value-type="float">
            <text:p>516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7371" calcext:value-type="float">
            <text:p>7371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235" calcext:value-type="float">
            <text:p>5235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7455" calcext:value-type="float">
            <text:p>74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09" calcext:value-type="float">
            <text:p>5309</text:p>
          </table:table-cell>
          <table:table-cell table:style-name="ce2"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7455" calcext:value-type="float">
            <text:p>745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2:.C132])" office:value-type="float" office:value="278" calcext:value-type="float">
            <text:p>278</text:p>
          </table:table-cell>
          <table:table-cell table:number-columns-repeated="3"/>
        </table:table-row>
      </table:table>
      <table:table table:name="Linear-Manual" table:style-name="ta1">
        <table:shapes>
          <draw:frame draw:z-index="0" draw:style-name="gr1" draw:text-style-name="P1" svg:width="576pt" svg:height="339.7pt" svg:x="416.01pt" svg:y="18.71pt">
            <loext:p draw:notify-on-update-of-ranges="'Linear-Manual'.A2:'Linear-Manual'.A157 'Linear-Manual'.E1:'Linear-Manual'.E1 'Linear-Manual'.E2:'Linear-Manual'.E157 'Linear-Manual'.A2:'Linear-Manual'.A157 'Linear-Manual'.F1:'Linear-Manual'.F1 'Linear-Manual'.F2:'Linear-Manual'.F1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ear_nu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hift_rp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22" calcext:value-type="float">
            <text:p>22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500" calcext:value-type="float">
            <text:p>950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64" calcext:value-type="float">
            <text:p>26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72" calcext:value-type="float">
            <text:p>27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83" calcext:value-type="float">
            <text:p>28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4" calcext:value-type="float">
            <text:p>29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08" calcext:value-type="float">
            <text:p>30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3" calcext:value-type="float">
            <text:p>32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39" calcext:value-type="float">
            <text:p>33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57" calcext:value-type="float">
            <text:p>35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77" calcext:value-type="float">
            <text:p>37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400" calcext:value-type="float">
            <text:p>54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21" calcext:value-type="float">
            <text:p>42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200" calcext:value-type="float">
            <text:p>62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600" calcext:value-type="float">
            <text:p>66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71" calcext:value-type="float">
            <text:p>47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98" calcext:value-type="float">
            <text:p>4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400" calcext:value-type="float">
            <text:p>74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28" calcext:value-type="float">
            <text:p>52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800" calcext:value-type="float">
            <text:p>78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58" calcext:value-type="float">
            <text:p>55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200" calcext:value-type="float">
            <text:p>82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90" calcext:value-type="float">
            <text:p>59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30" calcext:value-type="float">
            <text:p>63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9" calcext:value-type="float">
            <text:p>63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49" calcext:value-type="float">
            <text:p>649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60" calcext:value-type="float">
            <text:p>66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74" calcext:value-type="float">
            <text:p>674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90" calcext:value-type="float">
            <text:p>69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08" calcext:value-type="float">
            <text:p>70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27" calcext:value-type="float">
            <text:p>72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400" calcext:value-type="float">
            <text:p>34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8" calcext:value-type="float">
            <text:p>74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700" calcext:value-type="float">
            <text:p>37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2" calcext:value-type="float">
            <text:p>77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97" calcext:value-type="float">
            <text:p>79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4300" calcext:value-type="float">
            <text:p>43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53" calcext:value-type="float">
            <text:p>85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900" calcext:value-type="float">
            <text:p>49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83" calcext:value-type="float">
            <text:p>88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16" calcext:value-type="float">
            <text:p>91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51" calcext:value-type="float">
            <text:p>95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87" calcext:value-type="float">
            <text:p>987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25" calcext:value-type="float">
            <text:p>102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066" calcext:value-type="float">
            <text:p>1066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6700" calcext:value-type="float">
            <text:p>67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08" calcext:value-type="float">
            <text:p>1108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152" calcext:value-type="float">
            <text:p>115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7300" calcext:value-type="float">
            <text:p>73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7" calcext:value-type="float">
            <text:p>1197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7600" calcext:value-type="float">
            <text:p>76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45" calcext:value-type="float">
            <text:p>124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7900" calcext:value-type="float">
            <text:p>79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95" calcext:value-type="float">
            <text:p>129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8200" calcext:value-type="float">
            <text:p>8200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54" calcext:value-type="float">
            <text:p>135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62" calcext:value-type="float">
            <text:p>1362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373" calcext:value-type="float">
            <text:p>1373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384" calcext:value-type="float">
            <text:p>1384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398" calcext:value-type="float">
            <text:p>1398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12" calcext:value-type="float">
            <text:p>141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" calcext:value-type="float">
            <text:p>1428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446" calcext:value-type="float">
            <text:p>1446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65" calcext:value-type="float">
            <text:p>1465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485" calcext:value-type="float">
            <text:p>1485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07" calcext:value-type="float">
            <text:p>1507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531" calcext:value-type="float">
            <text:p>153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56" calcext:value-type="float">
            <text:p>1556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582" calcext:value-type="float">
            <text:p>158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610" calcext:value-type="float">
            <text:p>1610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39" calcext:value-type="float">
            <text:p>163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4200" calcext:value-type="float">
            <text:p>4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0" calcext:value-type="float">
            <text:p>1670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702" calcext:value-type="float">
            <text:p>1702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4600" calcext:value-type="float">
            <text:p>4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36" calcext:value-type="float">
            <text:p>17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771" calcext:value-type="float">
            <text:p>1771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08" calcext:value-type="float">
            <text:p>1808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846" calcext:value-type="float">
            <text:p>1846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886" calcext:value-type="float">
            <text:p>188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927" calcext:value-type="float">
            <text:p>1927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969" calcext:value-type="float">
            <text:p>1969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13" calcext:value-type="float">
            <text:p>2013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105" calcext:value-type="float">
            <text:p>2105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6600" calcext:value-type="float">
            <text:p>6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154" calcext:value-type="float">
            <text:p>215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6800" calcext:value-type="float">
            <text:p>6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203" calcext:value-type="float">
            <text:p>2203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255" calcext:value-type="float">
            <text:p>225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08" calcext:value-type="float">
            <text:p>2308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7400" calcext:value-type="float">
            <text:p>7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362" calcext:value-type="float">
            <text:p>236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7600" calcext:value-type="float">
            <text:p>7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417" calcext:value-type="float">
            <text:p>2417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7800" calcext:value-type="float">
            <text:p>7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475" calcext:value-type="float">
            <text:p>247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533" calcext:value-type="float">
            <text:p>253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8200" calcext:value-type="float">
            <text:p>8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93" calcext:value-type="float">
            <text:p>2593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8400" calcext:value-type="float">
            <text:p>8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655" calcext:value-type="float">
            <text:p>265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600" calcext:value-type="float">
            <text:p>8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728" calcext:value-type="float">
            <text:p>2728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739" calcext:value-type="float">
            <text:p>2739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752" calcext:value-type="float">
            <text:p>2752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450" calcext:value-type="float">
            <text:p>14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767" calcext:value-type="float">
            <text:p>2767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782" calcext:value-type="float">
            <text:p>2782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00" calcext:value-type="float">
            <text:p>280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819" calcext:value-type="float">
            <text:p>281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50" calcext:value-type="float">
            <text:p>20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9" calcext:value-type="float">
            <text:p>283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861" calcext:value-type="float">
            <text:p>2861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884" calcext:value-type="float">
            <text:p>288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09" calcext:value-type="float">
            <text:p>290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936" calcext:value-type="float">
            <text:p>2936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963" calcext:value-type="float">
            <text:p>2963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950" calcext:value-type="float">
            <text:p>29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993" calcext:value-type="float">
            <text:p>2993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3100" calcext:value-type="float">
            <text:p>31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024" calcext:value-type="float">
            <text:p>302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3250" calcext:value-type="float">
            <text:p>32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056" calcext:value-type="float">
            <text:p>3056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090" calcext:value-type="float">
            <text:p>309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3550" calcext:value-type="float">
            <text:p>35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25" calcext:value-type="float">
            <text:p>3125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162" calcext:value-type="float">
            <text:p>316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3850" calcext:value-type="float">
            <text:p>38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00" calcext:value-type="float">
            <text:p>3200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240" calcext:value-type="float">
            <text:p>324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150" calcext:value-type="float">
            <text:p>41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281" calcext:value-type="float">
            <text:p>3281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300" calcext:value-type="float">
            <text:p>43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324" calcext:value-type="float">
            <text:p>3324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368" calcext:value-type="float">
            <text:p>336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414" calcext:value-type="float">
            <text:p>34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461" calcext:value-type="float">
            <text:p>3461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510" calcext:value-type="float">
            <text:p>351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5050" calcext:value-type="float">
            <text:p>50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60" calcext:value-type="float">
            <text:p>356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612" calcext:value-type="float">
            <text:p>3612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665" calcext:value-type="float">
            <text:p>3665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720" calcext:value-type="float">
            <text:p>3720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776" calcext:value-type="float">
            <text:p>377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833" calcext:value-type="float">
            <text:p>3833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950" calcext:value-type="float">
            <text:p>59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893" calcext:value-type="float">
            <text:p>3893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6100" calcext:value-type="float">
            <text:p>61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953" calcext:value-type="float">
            <text:p>3953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6250" calcext:value-type="float">
            <text:p>62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015" calcext:value-type="float">
            <text:p>4015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6400" calcext:value-type="float">
            <text:p>64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079" calcext:value-type="float">
            <text:p>4079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44" calcext:value-type="float">
            <text:p>4144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211" calcext:value-type="float">
            <text:p>4211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850" calcext:value-type="float">
            <text:p>68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279" calcext:value-type="float">
            <text:p>4279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349" calcext:value-type="float">
            <text:p>4349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7150" calcext:value-type="float">
            <text:p>71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420" calcext:value-type="float">
            <text:p>442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7300" calcext:value-type="float">
            <text:p>73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492" calcext:value-type="float">
            <text:p>449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7450" calcext:value-type="float">
            <text:p>74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566" calcext:value-type="float">
            <text:p>4566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7600" calcext:value-type="float">
            <text:p>76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642" calcext:value-type="float">
            <text:p>4642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750" calcext:value-type="float">
            <text:p>77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719" calcext:value-type="float">
            <text:p>4719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900" calcext:value-type="float">
            <text:p>79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797" calcext:value-type="float">
            <text:p>4797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8050" calcext:value-type="float">
            <text:p>80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78" calcext:value-type="float">
            <text:p>4878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8200" calcext:value-type="float">
            <text:p>82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959" calcext:value-type="float">
            <text:p>4959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8350" calcext:value-type="float">
            <text:p>83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42" calcext:value-type="float">
            <text:p>504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8500" calcext:value-type="float">
            <text:p>85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127" calcext:value-type="float">
            <text:p>5127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650" calcext:value-type="float">
            <text:p>865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213" calcext:value-type="float">
            <text:p>5213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800" calcext:value-type="float">
            <text:p>8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300" calcext:value-type="float">
            <text:p>5300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8800" calcext:value-type="float">
            <text:p>8800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2:.C157])" office:value-type="float" office:value="233" calcext:value-type="float">
            <text:p>233</text:p>
          </table:table-cell>
          <table:table-cell table:number-columns-repeated="3"/>
        </table:table-row>
      </table:table>
      <table:table table:name="Nonlinear-Manual" table:style-name="ta1">
        <table:shapes>
          <draw:frame draw:z-index="0" draw:style-name="gr1" draw:text-style-name="P1" svg:width="752.49pt" svg:height="426.36pt" svg:x="404.36pt" svg:y="20.66pt">
            <loext:p draw:notify-on-update-of-ranges="'Nonlinear-Manual'.A1:'Nonlinear-Manual'.A1 'Nonlinear-Manual'.A2:'Nonlinear-Manual'.A133 'Nonlinear-Manual'.E1:'Nonlinear-Manual'.E1 'Nonlinear-Manual'.E2:'Nonlinear-Manual'.E133 'Nonlinear-Manual'.A1:'Nonlinear-Manual'.A1 'Nonlinear-Manual'.A2:'Nonlinear-Manual'.A133 'Nonlinear-Manual'.F1:'Nonlinear-Manual'.F1 'Nonlinear-Manual'.F2:'Nonlinear-Manual'.F1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ear_nu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hift_rp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111" calcext:value-type="float">
            <text:p>3111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260" calcext:value-type="float">
            <text:p>4260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074" calcext:value-type="float">
            <text:p>5074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706" calcext:value-type="float">
            <text:p>5706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223" calcext:value-type="float">
            <text:p>6223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659" calcext:value-type="float">
            <text:p>6659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037" calcext:value-type="float">
            <text:p>7037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71" calcext:value-type="float">
            <text:p>7371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69" calcext:value-type="float">
            <text:p>7669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939" calcext:value-type="float">
            <text:p>7939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186" calcext:value-type="float">
            <text:p>8186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7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622" calcext:value-type="float">
            <text:p>8622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817" calcext:value-type="float">
            <text:p>8817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172" calcext:value-type="float">
            <text:p>9172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6" calcext:value-type="float">
            <text:p>30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907" calcext:value-type="float">
            <text:p>2907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2" calcext:value-type="float">
            <text:p>32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980" calcext:value-type="float">
            <text:p>3980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37" calcext:value-type="float">
            <text:p>33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4741" calcext:value-type="float">
            <text:p>4741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6" calcext:value-type="float">
            <text:p>35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331" calcext:value-type="float">
            <text:p>5331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77" calcext:value-type="float">
            <text:p>37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5814" calcext:value-type="float">
            <text:p>5814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99" calcext:value-type="float">
            <text:p>39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6222" calcext:value-type="float">
            <text:p>6222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24" calcext:value-type="float">
            <text:p>4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6575" calcext:value-type="float">
            <text:p>6575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50" calcext:value-type="float">
            <text:p>45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887" calcext:value-type="float">
            <text:p>6887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77" calcext:value-type="float">
            <text:p>47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7166" calcext:value-type="float">
            <text:p>7166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05" calcext:value-type="float">
            <text:p>50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7418" calcext:value-type="float">
            <text:p>7418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7648" calcext:value-type="float">
            <text:p>7648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64" calcext:value-type="float">
            <text:p>56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7860" calcext:value-type="float">
            <text:p>7860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95" calcext:value-type="float">
            <text:p>59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056" calcext:value-type="float">
            <text:p>8056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26" calcext:value-type="float">
            <text:p>62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8238" calcext:value-type="float">
            <text:p>8238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8409" calcext:value-type="float">
            <text:p>8409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92" calcext:value-type="float">
            <text:p>69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8570" calcext:value-type="float">
            <text:p>8570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25" calcext:value-type="float">
            <text:p>725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721" calcext:value-type="float">
            <text:p>8721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60" calcext:value-type="float">
            <text:p>76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8864" calcext:value-type="float">
            <text:p>8864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01" calcext:value-type="float">
            <text:p>801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692" calcext:value-type="float">
            <text:p>2692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24" calcext:value-type="float">
            <text:p>824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685" calcext:value-type="float">
            <text:p>3685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47" calcext:value-type="float">
            <text:p>84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4390" calcext:value-type="float">
            <text:p>4390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75" calcext:value-type="float">
            <text:p>8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4937" calcext:value-type="float">
            <text:p>4937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06" calcext:value-type="float">
            <text:p>90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5383" calcext:value-type="float">
            <text:p>5383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39" calcext:value-type="float">
            <text:p>939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5761" calcext:value-type="float">
            <text:p>5761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76" calcext:value-type="float">
            <text:p>976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6088" calcext:value-type="float">
            <text:p>6088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014" calcext:value-type="float">
            <text:p>1014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377" calcext:value-type="float">
            <text:p>6377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054" calcext:value-type="float">
            <text:p>105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6635" calcext:value-type="float">
            <text:p>6635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096" calcext:value-type="float">
            <text:p>109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6868" calcext:value-type="float">
            <text:p>6868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9" calcext:value-type="float">
            <text:p>11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081" calcext:value-type="float">
            <text:p>7081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183" calcext:value-type="float">
            <text:p>118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7278" calcext:value-type="float">
            <text:p>7278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29" calcext:value-type="float">
            <text:p>122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459" calcext:value-type="float">
            <text:p>7459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276" calcext:value-type="float">
            <text:p>1276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7628" calcext:value-type="float">
            <text:p>7628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324" calcext:value-type="float">
            <text:p>1324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7786" calcext:value-type="float">
            <text:p>7786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373" calcext:value-type="float">
            <text:p>137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7935" calcext:value-type="float">
            <text:p>7935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22" calcext:value-type="float">
            <text:p>1422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8075" calcext:value-type="float">
            <text:p>8075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473" calcext:value-type="float">
            <text:p>1473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8207" calcext:value-type="float">
            <text:p>8207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25" calcext:value-type="float">
            <text:p>152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577" calcext:value-type="float">
            <text:p>1577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8452" calcext:value-type="float">
            <text:p>8452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30" calcext:value-type="float">
            <text:p>1630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8566" calcext:value-type="float">
            <text:p>8566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684" calcext:value-type="float">
            <text:p>1684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8675" calcext:value-type="float">
            <text:p>8675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38" calcext:value-type="float">
            <text:p>173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8780" calcext:value-type="float">
            <text:p>8780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793" calcext:value-type="float">
            <text:p>17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01" calcext:value-type="float">
            <text:p>1801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808" calcext:value-type="float">
            <text:p>1808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2415" calcext:value-type="float">
            <text:p>241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826" calcext:value-type="float">
            <text:p>182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3306" calcext:value-type="float">
            <text:p>330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850" calcext:value-type="float">
            <text:p>185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3938" calcext:value-type="float">
            <text:p>393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879" calcext:value-type="float">
            <text:p>1879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429" calcext:value-type="float">
            <text:p>442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911" calcext:value-type="float">
            <text:p>1911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4829" calcext:value-type="float">
            <text:p>482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5168" calcext:value-type="float">
            <text:p>516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985" calcext:value-type="float">
            <text:p>198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5462" calcext:value-type="float">
            <text:p>546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025" calcext:value-type="float">
            <text:p>202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721" calcext:value-type="float">
            <text:p>5721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067" calcext:value-type="float">
            <text:p>2067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5952" calcext:value-type="float">
            <text:p>595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110" calcext:value-type="float">
            <text:p>211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6162" calcext:value-type="float">
            <text:p>616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155" calcext:value-type="float">
            <text:p>2155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6353" calcext:value-type="float">
            <text:p>635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02" calcext:value-type="float">
            <text:p>220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6529" calcext:value-type="float">
            <text:p>652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250" calcext:value-type="float">
            <text:p>2250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6692" calcext:value-type="float">
            <text:p>669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99" calcext:value-type="float">
            <text:p>2299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6844" calcext:value-type="float">
            <text:p>684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349" calcext:value-type="float">
            <text:p>2349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6985" calcext:value-type="float">
            <text:p>698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7119" calcext:value-type="float">
            <text:p>711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452" calcext:value-type="float">
            <text:p>2452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7244" calcext:value-type="float">
            <text:p>724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505" calcext:value-type="float">
            <text:p>2505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7363" calcext:value-type="float">
            <text:p>736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59" calcext:value-type="float">
            <text:p>2559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7476" calcext:value-type="float">
            <text:p>747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614" calcext:value-type="float">
            <text:p>2614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7583" calcext:value-type="float">
            <text:p>758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670" calcext:value-type="float">
            <text:p>2670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7685" calcext:value-type="float">
            <text:p>768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726" calcext:value-type="float">
            <text:p>2726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7783" calcext:value-type="float">
            <text:p>778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783" calcext:value-type="float">
            <text:p>2783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7877" calcext:value-type="float">
            <text:p>787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841" calcext:value-type="float">
            <text:p>284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7966" calcext:value-type="float">
            <text:p>796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899" calcext:value-type="float">
            <text:p>2899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8053" calcext:value-type="float">
            <text:p>805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58" calcext:value-type="float">
            <text:p>2958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8135" calcext:value-type="float">
            <text:p>813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18" calcext:value-type="float">
            <text:p>3018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8215" calcext:value-type="float">
            <text:p>821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078" calcext:value-type="float">
            <text:p>3078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8293" calcext:value-type="float">
            <text:p>829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138" calcext:value-type="float">
            <text:p>3138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8367" calcext:value-type="float">
            <text:p>836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200" calcext:value-type="float">
            <text:p>3200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8439" calcext:value-type="float">
            <text:p>843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262" calcext:value-type="float">
            <text:p>3262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8509" calcext:value-type="float">
            <text:p>8509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324" calcext:value-type="float">
            <text:p>3324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387" calcext:value-type="float">
            <text:p>3387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8642" calcext:value-type="float">
            <text:p>864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450" calcext:value-type="float">
            <text:p>345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8706" calcext:value-type="float">
            <text:p>870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514" calcext:value-type="float">
            <text:p>351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8768" calcext:value-type="float">
            <text:p>876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78" calcext:value-type="float">
            <text:p>3578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8828" calcext:value-type="float">
            <text:p>882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643" calcext:value-type="float">
            <text:p>3643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8887" calcext:value-type="float">
            <text:p>888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3708" calcext:value-type="float">
            <text:p>370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718" calcext:value-type="float">
            <text:p>3718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728" calcext:value-type="float">
            <text:p>3728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260" calcext:value-type="float">
            <text:p>226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750" calcext:value-type="float">
            <text:p>3750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3094" calcext:value-type="float">
            <text:p>309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781" calcext:value-type="float">
            <text:p>3781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3686" calcext:value-type="float">
            <text:p>368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818" calcext:value-type="float">
            <text:p>3818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4145" calcext:value-type="float">
            <text:p>414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859" calcext:value-type="float">
            <text:p>3859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4520" calcext:value-type="float">
            <text:p>452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904" calcext:value-type="float">
            <text:p>3904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4837" calcext:value-type="float">
            <text:p>483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52" calcext:value-type="float">
            <text:p>395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111" calcext:value-type="float">
            <text:p>5111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4003" calcext:value-type="float">
            <text:p>400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5354" calcext:value-type="float">
            <text:p>535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056" calcext:value-type="float">
            <text:p>4056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570" calcext:value-type="float">
            <text:p>557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111" calcext:value-type="float">
            <text:p>411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5767" calcext:value-type="float">
            <text:p>576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169" calcext:value-type="float">
            <text:p>4169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5945" calcext:value-type="float">
            <text:p>594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228" calcext:value-type="float">
            <text:p>4228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6110" calcext:value-type="float">
            <text:p>611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289" calcext:value-type="float">
            <text:p>4289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6263" calcext:value-type="float">
            <text:p>6263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351" calcext:value-type="float">
            <text:p>4351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405" calcext:value-type="float">
            <text:p>640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415" calcext:value-type="float">
            <text:p>441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6537" calcext:value-type="float">
            <text:p>653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480" calcext:value-type="float">
            <text:p>4480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6662" calcext:value-type="float">
            <text:p>666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46" calcext:value-type="float">
            <text:p>4546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6780" calcext:value-type="float">
            <text:p>6780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613" calcext:value-type="float">
            <text:p>461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6891" calcext:value-type="float">
            <text:p>6891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682" calcext:value-type="float">
            <text:p>468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6996" calcext:value-type="float">
            <text:p>699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751" calcext:value-type="float">
            <text:p>4751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097" calcext:value-type="float">
            <text:p>7097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22" calcext:value-type="float">
            <text:p>4822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7192" calcext:value-type="float">
            <text:p>7192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893" calcext:value-type="float">
            <text:p>4893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7284" calcext:value-type="float">
            <text:p>728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966" calcext:value-type="float">
            <text:p>4966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7371" calcext:value-type="float">
            <text:p>7371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039" calcext:value-type="float">
            <text:p>5039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7455" calcext:value-type="float">
            <text:p>745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113" calcext:value-type="float">
            <text:p>5113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7536" calcext:value-type="float">
            <text:p>7536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88" calcext:value-type="float">
            <text:p>5188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7614" calcext:value-type="float">
            <text:p>7614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64" calcext:value-type="float">
            <text:p>5264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7688" calcext:value-type="float">
            <text:p>768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340" calcext:value-type="float">
            <text:p>5340</text:p>
          </table:table-cell>
          <table:table-cell table:style-name="ce2"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7688" calcext:value-type="float">
            <text:p>7688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2:.C133])" office:value-type="float" office:value="278" calcext:value-type="float">
            <text:p>278</text:p>
          </table:table-cell>
          <table:table-cell table:number-columns-repeated="3"/>
        </table:table-row>
      </table:table>
      <table:table table:name="Linear-Automatic, fine grained" table:style-name="ta1">
        <table:shapes>
          <draw:frame draw:z-index="0" draw:style-name="gr1" draw:text-style-name="P1" svg:width="683.63pt" svg:height="419.44pt" svg:x="342.31pt" svg:y="36.43pt">
            <loext:p draw:notify-on-update-of-ranges="'Linear-Automatic, fine grained'.A1:'Linear-Automatic, fine grained'.A1 'Linear-Automatic, fine grained'.A2:'Linear-Automatic, fine grained'.A1532 'Linear-Automatic, fine grained'.B1:'Linear-Automatic, fine grained'.B1 'Linear-Automatic, fine grained'.B2:'Linear-Automatic, fine grained'.B1532 'Linear-Automatic, fine grained'.A1:'Linear-Automatic, fine grained'.A1 'Linear-Automatic, fine grained'.A2:'Linear-Automatic, fine grained'.A1532 'Linear-Automatic, fine grained'.C1:'Linear-Automatic, fine grained'.C1 'Linear-Automatic, fine grained'.C2:'Linear-Automatic, fine grained'.C15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ear_num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94" calcext:value-type="float">
            <text:p>19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97" calcext:value-type="float">
            <text:p>19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99" calcext:value-type="float">
            <text:p>1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13" calcext:value-type="float">
            <text:p>21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13" calcext:value-type="float">
            <text:p>21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14" calcext:value-type="float">
            <text:p>21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17" calcext:value-type="float">
            <text:p>21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27" calcext:value-type="float">
            <text:p>22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28" calcext:value-type="float">
            <text:p>22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29" calcext:value-type="float">
            <text:p>22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30" calcext:value-type="float">
            <text:p>23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33" calcext:value-type="float">
            <text:p>23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35" calcext:value-type="float">
            <text:p>23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61" calcext:value-type="float">
            <text:p>26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64" calcext:value-type="float">
            <text:p>26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66" calcext:value-type="float">
            <text:p>26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69" calcext:value-type="float">
            <text:p>26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72" calcext:value-type="float">
            <text:p>27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77" calcext:value-type="float">
            <text:p>27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78" calcext:value-type="float">
            <text:p>27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80" calcext:value-type="float">
            <text:p>28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81" calcext:value-type="float">
            <text:p>28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83" calcext:value-type="float">
            <text:p>28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84" calcext:value-type="float">
            <text:p>28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86" calcext:value-type="float">
            <text:p>28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94" calcext:value-type="float">
            <text:p>29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96" calcext:value-type="float">
            <text:p>29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98" calcext:value-type="float">
            <text:p>29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01" calcext:value-type="float">
            <text:p>30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03" calcext:value-type="float">
            <text:p>30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305" calcext:value-type="float">
            <text:p>30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06" calcext:value-type="float">
            <text:p>30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308" calcext:value-type="float">
            <text:p>30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312" calcext:value-type="float">
            <text:p>31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14" calcext:value-type="float">
            <text:p>31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316" calcext:value-type="float">
            <text:p>3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18" calcext:value-type="float">
            <text:p>31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19" calcext:value-type="float">
            <text:p>3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323" calcext:value-type="float">
            <text:p>32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29" calcext:value-type="float">
            <text:p>32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331" calcext:value-type="float">
            <text:p>33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335" calcext:value-type="float">
            <text:p>33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339" calcext:value-type="float">
            <text:p>3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46" calcext:value-type="float">
            <text:p>3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50" calcext:value-type="float">
            <text:p>35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54" calcext:value-type="float">
            <text:p>35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56" calcext:value-type="float">
            <text:p>35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361" calcext:value-type="float">
            <text:p>36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63" calcext:value-type="float">
            <text:p>36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65" calcext:value-type="float">
            <text:p>36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67" calcext:value-type="float">
            <text:p>36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374" calcext:value-type="float">
            <text:p>37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77" calcext:value-type="float">
            <text:p>3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79" calcext:value-type="float">
            <text:p>37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81" calcext:value-type="float">
            <text:p>38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84" calcext:value-type="float">
            <text:p>38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86" calcext:value-type="float">
            <text:p>38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389" calcext:value-type="float">
            <text:p>38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91" calcext:value-type="float">
            <text:p>39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93" calcext:value-type="float">
            <text:p>39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96" calcext:value-type="float">
            <text:p>39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98" calcext:value-type="float">
            <text:p>39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01" calcext:value-type="float">
            <text:p>40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03" calcext:value-type="float">
            <text:p>40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06" calcext:value-type="float">
            <text:p>40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408" calcext:value-type="float">
            <text:p>40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411" calcext:value-type="float">
            <text:p>41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419" calcext:value-type="float">
            <text:p>41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421" calcext:value-type="float">
            <text:p>42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424" calcext:value-type="float">
            <text:p>42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426" calcext:value-type="float">
            <text:p>42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432" calcext:value-type="float">
            <text:p>43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437" calcext:value-type="float">
            <text:p>43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440" calcext:value-type="float">
            <text:p>44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43" calcext:value-type="float">
            <text:p>44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445" calcext:value-type="float">
            <text:p>44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448" calcext:value-type="float">
            <text:p>44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451" calcext:value-type="float">
            <text:p>45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454" calcext:value-type="float">
            <text:p>45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457" calcext:value-type="float">
            <text:p>4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462" calcext:value-type="float">
            <text:p>46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71" calcext:value-type="float">
            <text:p>47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474" calcext:value-type="float">
            <text:p>47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477" calcext:value-type="float">
            <text:p>47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480" calcext:value-type="float">
            <text:p>48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483" calcext:value-type="float">
            <text:p>48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5" calcext:value-type="float">
            <text:p>48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88" calcext:value-type="float">
            <text:p>4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491" calcext:value-type="float">
            <text:p>49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94" calcext:value-type="float">
            <text:p>49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97" calcext:value-type="float">
            <text:p>49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01" calcext:value-type="float">
            <text:p>50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507" calcext:value-type="float">
            <text:p>5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510" calcext:value-type="float">
            <text:p>51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513" calcext:value-type="float">
            <text:p>51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19" calcext:value-type="float">
            <text:p>51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522" calcext:value-type="float">
            <text:p>52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525" calcext:value-type="float">
            <text:p>52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32" calcext:value-type="float">
            <text:p>53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538" calcext:value-type="float">
            <text:p>53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542" calcext:value-type="float">
            <text:p>54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545" calcext:value-type="float">
            <text:p>54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548" calcext:value-type="float">
            <text:p>5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551" calcext:value-type="float">
            <text:p>55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555" calcext:value-type="float">
            <text:p>55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558" calcext:value-type="float">
            <text:p>55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561" calcext:value-type="float">
            <text:p>56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65" calcext:value-type="float">
            <text:p>56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568" calcext:value-type="float">
            <text:p>56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572" calcext:value-type="float">
            <text:p>57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575" calcext:value-type="float">
            <text:p>57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578" calcext:value-type="float">
            <text:p>57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582" calcext:value-type="float">
            <text:p>58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585" calcext:value-type="float">
            <text:p>58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592" calcext:value-type="float">
            <text:p>59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596" calcext:value-type="float">
            <text:p>59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600" calcext:value-type="float">
            <text:p>60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600" calcext:value-type="float">
            <text:p>60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601" calcext:value-type="float">
            <text:p>6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602" calcext:value-type="float">
            <text:p>60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603" calcext:value-type="float">
            <text:p>60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603" calcext:value-type="float">
            <text:p>60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604" calcext:value-type="float">
            <text:p>604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605" calcext:value-type="float">
            <text:p>60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606" calcext:value-type="float">
            <text:p>60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06" calcext:value-type="float">
            <text:p>60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607" calcext:value-type="float">
            <text:p>60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608" calcext:value-type="float">
            <text:p>60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609" calcext:value-type="float">
            <text:p>609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610" calcext:value-type="float">
            <text:p>61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11" calcext:value-type="float">
            <text:p>61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612" calcext:value-type="float">
            <text:p>61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612" calcext:value-type="float">
            <text:p>61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613" calcext:value-type="float">
            <text:p>61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614" calcext:value-type="float">
            <text:p>61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15" calcext:value-type="float">
            <text:p>61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616" calcext:value-type="float">
            <text:p>61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617" calcext:value-type="float">
            <text:p>61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618" calcext:value-type="float">
            <text:p>61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619" calcext:value-type="float">
            <text:p>61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621" calcext:value-type="float">
            <text:p>6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622" calcext:value-type="float">
            <text:p>6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623" calcext:value-type="float">
            <text:p>62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624" calcext:value-type="float">
            <text:p>62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625" calcext:value-type="float">
            <text:p>62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26" calcext:value-type="float">
            <text:p>62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627" calcext:value-type="float">
            <text:p>62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629" calcext:value-type="float">
            <text:p>62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630" calcext:value-type="float">
            <text:p>63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631" calcext:value-type="float">
            <text:p>63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632" calcext:value-type="float">
            <text:p>63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634" calcext:value-type="float">
            <text:p>634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635" calcext:value-type="float">
            <text:p>63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636" calcext:value-type="float">
            <text:p>63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638" calcext:value-type="float">
            <text:p>63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9" calcext:value-type="float">
            <text:p>63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640" calcext:value-type="float">
            <text:p>64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642" calcext:value-type="float">
            <text:p>64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643" calcext:value-type="float">
            <text:p>64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645" calcext:value-type="float">
            <text:p>64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646" calcext:value-type="float">
            <text:p>64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648" calcext:value-type="float">
            <text:p>64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649" calcext:value-type="float">
            <text:p>64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651" calcext:value-type="float">
            <text:p>65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652" calcext:value-type="float">
            <text:p>65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54" calcext:value-type="float">
            <text:p>654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655" calcext:value-type="float">
            <text:p>65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657" calcext:value-type="float">
            <text:p>65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658" calcext:value-type="float">
            <text:p>65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660" calcext:value-type="float">
            <text:p>66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662" calcext:value-type="float">
            <text:p>66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665" calcext:value-type="float">
            <text:p>66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667" calcext:value-type="float">
            <text:p>66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669" calcext:value-type="float">
            <text:p>66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70" calcext:value-type="float">
            <text:p>67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672" calcext:value-type="float">
            <text:p>67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676" calcext:value-type="float">
            <text:p>67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679" calcext:value-type="float">
            <text:p>67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681" calcext:value-type="float">
            <text:p>68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683" calcext:value-type="float">
            <text:p>68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687" calcext:value-type="float">
            <text:p>68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89" calcext:value-type="float">
            <text:p>68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691" calcext:value-type="float">
            <text:p>69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693" calcext:value-type="float">
            <text:p>69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695" calcext:value-type="float">
            <text:p>69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697" calcext:value-type="float">
            <text:p>69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699" calcext:value-type="float">
            <text:p>69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01" calcext:value-type="float">
            <text:p>70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703" calcext:value-type="float">
            <text:p>70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05" calcext:value-type="float">
            <text:p>70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07" calcext:value-type="float">
            <text:p>70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09" calcext:value-type="float">
            <text:p>70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711" calcext:value-type="float">
            <text:p>71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13" calcext:value-type="float">
            <text:p>71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15" calcext:value-type="float">
            <text:p>71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718" calcext:value-type="float">
            <text:p>71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722" calcext:value-type="float">
            <text:p>72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724" calcext:value-type="float">
            <text:p>72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27" calcext:value-type="float">
            <text:p>72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729" calcext:value-type="float">
            <text:p>729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31" calcext:value-type="float">
            <text:p>73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734" calcext:value-type="float">
            <text:p>73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36" calcext:value-type="float">
            <text:p>736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38" calcext:value-type="float">
            <text:p>73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41" calcext:value-type="float">
            <text:p>74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43" calcext:value-type="float">
            <text:p>74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745" calcext:value-type="float">
            <text:p>74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48" calcext:value-type="float">
            <text:p>748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753" calcext:value-type="float">
            <text:p>75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55" calcext:value-type="float">
            <text:p>75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758" calcext:value-type="float">
            <text:p>758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60" calcext:value-type="float">
            <text:p>76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63" calcext:value-type="float">
            <text:p>76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65" calcext:value-type="float">
            <text:p>76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68" calcext:value-type="float">
            <text:p>76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771" calcext:value-type="float">
            <text:p>77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73" calcext:value-type="float">
            <text:p>77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776" calcext:value-type="float">
            <text:p>776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779" calcext:value-type="float">
            <text:p>779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81" calcext:value-type="float">
            <text:p>78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784" calcext:value-type="float">
            <text:p>784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787" calcext:value-type="float">
            <text:p>78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789" calcext:value-type="float">
            <text:p>78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792" calcext:value-type="float">
            <text:p>79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795" calcext:value-type="float">
            <text:p>79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798" calcext:value-type="float">
            <text:p>798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801" calcext:value-type="float">
            <text:p>80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803" calcext:value-type="float">
            <text:p>803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806" calcext:value-type="float">
            <text:p>80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09" calcext:value-type="float">
            <text:p>80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812" calcext:value-type="float">
            <text:p>81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815" calcext:value-type="float">
            <text:p>815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818" calcext:value-type="float">
            <text:p>818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821" calcext:value-type="float">
            <text:p>821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824" calcext:value-type="float">
            <text:p>824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827" calcext:value-type="float">
            <text:p>82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830" calcext:value-type="float">
            <text:p>83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833" calcext:value-type="float">
            <text:p>83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836" calcext:value-type="float">
            <text:p>83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39" calcext:value-type="float">
            <text:p>83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842" calcext:value-type="float">
            <text:p>842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845" calcext:value-type="float">
            <text:p>84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848" calcext:value-type="float">
            <text:p>84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851" calcext:value-type="float">
            <text:p>85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854" calcext:value-type="float">
            <text:p>854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858" calcext:value-type="float">
            <text:p>858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861" calcext:value-type="float">
            <text:p>86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864" calcext:value-type="float">
            <text:p>864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867" calcext:value-type="float">
            <text:p>86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0" calcext:value-type="float">
            <text:p>87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874" calcext:value-type="float">
            <text:p>874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877" calcext:value-type="float">
            <text:p>877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880" calcext:value-type="float">
            <text:p>88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884" calcext:value-type="float">
            <text:p>88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887" calcext:value-type="float">
            <text:p>88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890" calcext:value-type="float">
            <text:p>8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894" calcext:value-type="float">
            <text:p>89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897" calcext:value-type="float">
            <text:p>89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901" calcext:value-type="float">
            <text:p>90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04" calcext:value-type="float">
            <text:p>904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907" calcext:value-type="float">
            <text:p>90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911" calcext:value-type="float">
            <text:p>91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914" calcext:value-type="float">
            <text:p>914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918" calcext:value-type="float">
            <text:p>91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921" calcext:value-type="float">
            <text:p>921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925" calcext:value-type="float">
            <text:p>925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929" calcext:value-type="float">
            <text:p>929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932" calcext:value-type="float">
            <text:p>93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936" calcext:value-type="float">
            <text:p>936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9" calcext:value-type="float">
            <text:p>939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943" calcext:value-type="float">
            <text:p>943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947" calcext:value-type="float">
            <text:p>94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950" calcext:value-type="float">
            <text:p>95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954" calcext:value-type="float">
            <text:p>954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958" calcext:value-type="float">
            <text:p>95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961" calcext:value-type="float">
            <text:p>96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965" calcext:value-type="float">
            <text:p>96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969" calcext:value-type="float">
            <text:p>96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973" calcext:value-type="float">
            <text:p>97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77" calcext:value-type="float">
            <text:p>97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980" calcext:value-type="float">
            <text:p>98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984" calcext:value-type="float">
            <text:p>984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988" calcext:value-type="float">
            <text:p>98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992" calcext:value-type="float">
            <text:p>99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996" calcext:value-type="float">
            <text:p>996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000" calcext:value-type="float">
            <text:p>100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004" calcext:value-type="float">
            <text:p>1004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008" calcext:value-type="float">
            <text:p>100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012" calcext:value-type="float">
            <text:p>101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16" calcext:value-type="float">
            <text:p>101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020" calcext:value-type="float">
            <text:p>102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024" calcext:value-type="float">
            <text:p>102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028" calcext:value-type="float">
            <text:p>102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032" calcext:value-type="float">
            <text:p>1032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1036" calcext:value-type="float">
            <text:p>103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040" calcext:value-type="float">
            <text:p>104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044" calcext:value-type="float">
            <text:p>1044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048" calcext:value-type="float">
            <text:p>1048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053" calcext:value-type="float">
            <text:p>105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57" calcext:value-type="float">
            <text:p>1057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061" calcext:value-type="float">
            <text:p>106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065" calcext:value-type="float">
            <text:p>1065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069" calcext:value-type="float">
            <text:p>1069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074" calcext:value-type="float">
            <text:p>1074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78" calcext:value-type="float">
            <text:p>107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082" calcext:value-type="float">
            <text:p>108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087" calcext:value-type="float">
            <text:p>108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091" calcext:value-type="float">
            <text:p>1091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095" calcext:value-type="float">
            <text:p>1095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100" calcext:value-type="float">
            <text:p>1100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104" calcext:value-type="float">
            <text:p>1104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109" calcext:value-type="float">
            <text:p>1109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113" calcext:value-type="float">
            <text:p>111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117" calcext:value-type="float">
            <text:p>111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122" calcext:value-type="float">
            <text:p>112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126" calcext:value-type="float">
            <text:p>112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131" calcext:value-type="float">
            <text:p>1131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135" calcext:value-type="float">
            <text:p>1135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140" calcext:value-type="float">
            <text:p>114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45" calcext:value-type="float">
            <text:p>114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149" calcext:value-type="float">
            <text:p>114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154" calcext:value-type="float">
            <text:p>115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158" calcext:value-type="float">
            <text:p>115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163" calcext:value-type="float">
            <text:p>116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168" calcext:value-type="float">
            <text:p>116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172" calcext:value-type="float">
            <text:p>1172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177" calcext:value-type="float">
            <text:p>1177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182" calcext:value-type="float">
            <text:p>1182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186" calcext:value-type="float">
            <text:p>118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91" calcext:value-type="float">
            <text:p>1191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196" calcext:value-type="float">
            <text:p>119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201" calcext:value-type="float">
            <text:p>120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206" calcext:value-type="float">
            <text:p>1206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210" calcext:value-type="float">
            <text:p>1210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215" calcext:value-type="float">
            <text:p>121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220" calcext:value-type="float">
            <text:p>122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225" calcext:value-type="float">
            <text:p>122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30" calcext:value-type="float">
            <text:p>123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235" calcext:value-type="float">
            <text:p>123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240" calcext:value-type="float">
            <text:p>124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245" calcext:value-type="float">
            <text:p>1245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250" calcext:value-type="float">
            <text:p>125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255" calcext:value-type="float">
            <text:p>1255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260" calcext:value-type="float">
            <text:p>1260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265" calcext:value-type="float">
            <text:p>1265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270" calcext:value-type="float">
            <text:p>1270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275" calcext:value-type="float">
            <text:p>1275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280" calcext:value-type="float">
            <text:p>1280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285" calcext:value-type="float">
            <text:p>1285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0" calcext:value-type="float">
            <text:p>1290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295" calcext:value-type="float">
            <text:p>1295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301" calcext:value-type="float">
            <text:p>130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306" calcext:value-type="float">
            <text:p>1306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311" calcext:value-type="float">
            <text:p>1311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316" calcext:value-type="float">
            <text:p>1316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321" calcext:value-type="float">
            <text:p>13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327" calcext:value-type="float">
            <text:p>1327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332" calcext:value-type="float">
            <text:p>133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337" calcext:value-type="float">
            <text:p>133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343" calcext:value-type="float">
            <text:p>134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348" calcext:value-type="float">
            <text:p>134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353" calcext:value-type="float">
            <text:p>1353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359" calcext:value-type="float">
            <text:p>1359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364" calcext:value-type="float">
            <text:p>1364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369" calcext:value-type="float">
            <text:p>1369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375" calcext:value-type="float">
            <text:p>1375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380" calcext:value-type="float">
            <text:p>138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386" calcext:value-type="float">
            <text:p>1386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391" calcext:value-type="float">
            <text:p>139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97" calcext:value-type="float">
            <text:p>1397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402" calcext:value-type="float">
            <text:p>140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408" calcext:value-type="float">
            <text:p>140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413" calcext:value-type="float">
            <text:p>141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419" calcext:value-type="float">
            <text:p>141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425" calcext:value-type="float">
            <text:p>1425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430" calcext:value-type="float">
            <text:p>143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8980" calcext:value-type="float">
            <text:p>8980</text:p>
          </table:table-cell>
        </table:table-row>
        <table:table-row table:style-name="ro1"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1436" calcext:value-type="float">
            <text:p>143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437" calcext:value-type="float">
            <text:p>1437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1437" calcext:value-type="float">
            <text:p>1437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438" calcext:value-type="float">
            <text:p>143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439" calcext:value-type="float">
            <text:p>1439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440" calcext:value-type="float">
            <text:p>1440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441" calcext:value-type="float">
            <text:p>1441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441" calcext:value-type="float">
            <text:p>1441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442" calcext:value-type="float">
            <text:p>1442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443" calcext:value-type="float">
            <text:p>1443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444" calcext:value-type="float">
            <text:p>144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445" calcext:value-type="float">
            <text:p>1445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446" calcext:value-type="float">
            <text:p>144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47" calcext:value-type="float">
            <text:p>144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448" calcext:value-type="float">
            <text:p>1448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448" calcext:value-type="float">
            <text:p>1448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449" calcext:value-type="float">
            <text:p>1449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450" calcext:value-type="float">
            <text:p>145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451" calcext:value-type="float">
            <text:p>145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452" calcext:value-type="float">
            <text:p>145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453" calcext:value-type="float">
            <text:p>1453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454" calcext:value-type="float">
            <text:p>145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1455" calcext:value-type="float">
            <text:p>145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456" calcext:value-type="float">
            <text:p>14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458" calcext:value-type="float">
            <text:p>1458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459" calcext:value-type="float">
            <text:p>1459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460" calcext:value-type="float">
            <text:p>1460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461" calcext:value-type="float">
            <text:p>146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462" calcext:value-type="float">
            <text:p>146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463" calcext:value-type="float">
            <text:p>1463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464" calcext:value-type="float">
            <text:p>146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465" calcext:value-type="float">
            <text:p>146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467" calcext:value-type="float">
            <text:p>146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469" calcext:value-type="float">
            <text:p>1469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470" calcext:value-type="float">
            <text:p>147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472" calcext:value-type="float">
            <text:p>147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473" calcext:value-type="float">
            <text:p>1473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474" calcext:value-type="float">
            <text:p>147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475" calcext:value-type="float">
            <text:p>1475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477" calcext:value-type="float">
            <text:p>1477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478" calcext:value-type="float">
            <text:p>147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479" calcext:value-type="float">
            <text:p>1479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81" calcext:value-type="float">
            <text:p>148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482" calcext:value-type="float">
            <text:p>148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483" calcext:value-type="float">
            <text:p>1483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485" calcext:value-type="float">
            <text:p>148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486" calcext:value-type="float">
            <text:p>148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488" calcext:value-type="float">
            <text:p>148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489" calcext:value-type="float">
            <text:p>148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491" calcext:value-type="float">
            <text:p>149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492" calcext:value-type="float">
            <text:p>149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493" calcext:value-type="float">
            <text:p>149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95" calcext:value-type="float">
            <text:p>149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496" calcext:value-type="float">
            <text:p>149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498" calcext:value-type="float">
            <text:p>149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01" calcext:value-type="float">
            <text:p>150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503" calcext:value-type="float">
            <text:p>150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504" calcext:value-type="float">
            <text:p>150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506" calcext:value-type="float">
            <text:p>150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507" calcext:value-type="float">
            <text:p>150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509" calcext:value-type="float">
            <text:p>150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511" calcext:value-type="float">
            <text:p>151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12" calcext:value-type="float">
            <text:p>151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514" calcext:value-type="float">
            <text:p>151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516" calcext:value-type="float">
            <text:p>151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517" calcext:value-type="float">
            <text:p>151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519" calcext:value-type="float">
            <text:p>151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521" calcext:value-type="float">
            <text:p>152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523" calcext:value-type="float">
            <text:p>152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1524" calcext:value-type="float">
            <text:p>152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526" calcext:value-type="float">
            <text:p>152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8" calcext:value-type="float">
            <text:p>1528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530" calcext:value-type="float">
            <text:p>153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532" calcext:value-type="float">
            <text:p>153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533" calcext:value-type="float">
            <text:p>153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535" calcext:value-type="float">
            <text:p>1535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537" calcext:value-type="float">
            <text:p>153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539" calcext:value-type="float">
            <text:p>153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541" calcext:value-type="float">
            <text:p>154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543" calcext:value-type="float">
            <text:p>154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545" calcext:value-type="float">
            <text:p>1545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47" calcext:value-type="float">
            <text:p>154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549" calcext:value-type="float">
            <text:p>1549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551" calcext:value-type="float">
            <text:p>1551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552" calcext:value-type="float">
            <text:p>155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554" calcext:value-type="float">
            <text:p>155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556" calcext:value-type="float">
            <text:p>1556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559" calcext:value-type="float">
            <text:p>1559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561" calcext:value-type="float">
            <text:p>1561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563" calcext:value-type="float">
            <text:p>156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565" calcext:value-type="float">
            <text:p>156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7" calcext:value-type="float">
            <text:p>156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569" calcext:value-type="float">
            <text:p>1569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571" calcext:value-type="float">
            <text:p>1571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573" calcext:value-type="float">
            <text:p>157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575" calcext:value-type="float">
            <text:p>157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577" calcext:value-type="float">
            <text:p>157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580" calcext:value-type="float">
            <text:p>158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582" calcext:value-type="float">
            <text:p>158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584" calcext:value-type="float">
            <text:p>158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586" calcext:value-type="float">
            <text:p>1586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588" calcext:value-type="float">
            <text:p>158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591" calcext:value-type="float">
            <text:p>1591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593" calcext:value-type="float">
            <text:p>159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595" calcext:value-type="float">
            <text:p>159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597" calcext:value-type="float">
            <text:p>159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600" calcext:value-type="float">
            <text:p>160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602" calcext:value-type="float">
            <text:p>160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604" calcext:value-type="float">
            <text:p>160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607" calcext:value-type="float">
            <text:p>160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609" calcext:value-type="float">
            <text:p>1609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611" calcext:value-type="float">
            <text:p>1611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614" calcext:value-type="float">
            <text:p>161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616" calcext:value-type="float">
            <text:p>161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619" calcext:value-type="float">
            <text:p>161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621" calcext:value-type="float">
            <text:p>162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624" calcext:value-type="float">
            <text:p>162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626" calcext:value-type="float">
            <text:p>162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628" calcext:value-type="float">
            <text:p>1628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631" calcext:value-type="float">
            <text:p>163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633" calcext:value-type="float">
            <text:p>163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636" calcext:value-type="float">
            <text:p>163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639" calcext:value-type="float">
            <text:p>163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641" calcext:value-type="float">
            <text:p>164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644" calcext:value-type="float">
            <text:p>164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646" calcext:value-type="float">
            <text:p>164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649" calcext:value-type="float">
            <text:p>164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654" calcext:value-type="float">
            <text:p>165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657" calcext:value-type="float">
            <text:p>165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659" calcext:value-type="float">
            <text:p>165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662" calcext:value-type="float">
            <text:p>166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665" calcext:value-type="float">
            <text:p>1665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667" calcext:value-type="float">
            <text:p>166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670" calcext:value-type="float">
            <text:p>167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673" calcext:value-type="float">
            <text:p>167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676" calcext:value-type="float">
            <text:p>167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678" calcext:value-type="float">
            <text:p>1678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681" calcext:value-type="float">
            <text:p>1681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684" calcext:value-type="float">
            <text:p>168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687" calcext:value-type="float">
            <text:p>168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689" calcext:value-type="float">
            <text:p>168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692" calcext:value-type="float">
            <text:p>169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698" calcext:value-type="float">
            <text:p>169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701" calcext:value-type="float">
            <text:p>170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704" calcext:value-type="float">
            <text:p>170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707" calcext:value-type="float">
            <text:p>170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710" calcext:value-type="float">
            <text:p>171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713" calcext:value-type="float">
            <text:p>171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715" calcext:value-type="float">
            <text:p>171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18" calcext:value-type="float">
            <text:p>171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721" calcext:value-type="float">
            <text:p>172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24" calcext:value-type="float">
            <text:p>172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727" calcext:value-type="float">
            <text:p>17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730" calcext:value-type="float">
            <text:p>173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733" calcext:value-type="float">
            <text:p>1733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736" calcext:value-type="float">
            <text:p>173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740" calcext:value-type="float">
            <text:p>174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743" calcext:value-type="float">
            <text:p>1743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746" calcext:value-type="float">
            <text:p>174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749" calcext:value-type="float">
            <text:p>1749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752" calcext:value-type="float">
            <text:p>175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55" calcext:value-type="float">
            <text:p>1755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758" calcext:value-type="float">
            <text:p>175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761" calcext:value-type="float">
            <text:p>176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765" calcext:value-type="float">
            <text:p>1765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768" calcext:value-type="float">
            <text:p>17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771" calcext:value-type="float">
            <text:p>177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774" calcext:value-type="float">
            <text:p>177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777" calcext:value-type="float">
            <text:p>177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1" calcext:value-type="float">
            <text:p>178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784" calcext:value-type="float">
            <text:p>178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787" calcext:value-type="float">
            <text:p>178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791" calcext:value-type="float">
            <text:p>179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94" calcext:value-type="float">
            <text:p>179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797" calcext:value-type="float">
            <text:p>179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801" calcext:value-type="float">
            <text:p>1801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804" calcext:value-type="float">
            <text:p>180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807" calcext:value-type="float">
            <text:p>1807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811" calcext:value-type="float">
            <text:p>181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814" calcext:value-type="float">
            <text:p>181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817" calcext:value-type="float">
            <text:p>1817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821" calcext:value-type="float">
            <text:p>182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824" calcext:value-type="float">
            <text:p>182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828" calcext:value-type="float">
            <text:p>1828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831" calcext:value-type="float">
            <text:p>183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35" calcext:value-type="float">
            <text:p>183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838" calcext:value-type="float">
            <text:p>1838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842" calcext:value-type="float">
            <text:p>1842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845" calcext:value-type="float">
            <text:p>1845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849" calcext:value-type="float">
            <text:p>1849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852" calcext:value-type="float">
            <text:p>1852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856" calcext:value-type="float">
            <text:p>185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860" calcext:value-type="float">
            <text:p>186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863" calcext:value-type="float">
            <text:p>1863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867" calcext:value-type="float">
            <text:p>1867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870" calcext:value-type="float">
            <text:p>187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874" calcext:value-type="float">
            <text:p>187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78" calcext:value-type="float">
            <text:p>1878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881" calcext:value-type="float">
            <text:p>1881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885" calcext:value-type="float">
            <text:p>1885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889" calcext:value-type="float">
            <text:p>1889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893" calcext:value-type="float">
            <text:p>1893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896" calcext:value-type="float">
            <text:p>1896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900" calcext:value-type="float">
            <text:p>1900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904" calcext:value-type="float">
            <text:p>190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908" calcext:value-type="float">
            <text:p>190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911" calcext:value-type="float">
            <text:p>191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915" calcext:value-type="float">
            <text:p>1915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919" calcext:value-type="float">
            <text:p>191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923" calcext:value-type="float">
            <text:p>1923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927" calcext:value-type="float">
            <text:p>1927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931" calcext:value-type="float">
            <text:p>193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1934" calcext:value-type="float">
            <text:p>19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938" calcext:value-type="float">
            <text:p>193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942" calcext:value-type="float">
            <text:p>194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946" calcext:value-type="float">
            <text:p>1946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950" calcext:value-type="float">
            <text:p>195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954" calcext:value-type="float">
            <text:p>195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958" calcext:value-type="float">
            <text:p>195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962" calcext:value-type="float">
            <text:p>196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966" calcext:value-type="float">
            <text:p>1966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970" calcext:value-type="float">
            <text:p>197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974" calcext:value-type="float">
            <text:p>1974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978" calcext:value-type="float">
            <text:p>1978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982" calcext:value-type="float">
            <text:p>1982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986" calcext:value-type="float">
            <text:p>1986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990" calcext:value-type="float">
            <text:p>199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994" calcext:value-type="float">
            <text:p>1994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999" calcext:value-type="float">
            <text:p>1999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003" calcext:value-type="float">
            <text:p>2003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007" calcext:value-type="float">
            <text:p>2007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015" calcext:value-type="float">
            <text:p>2015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019" calcext:value-type="float">
            <text:p>2019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024" calcext:value-type="float">
            <text:p>202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028" calcext:value-type="float">
            <text:p>202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2032" calcext:value-type="float">
            <text:p>203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036" calcext:value-type="float">
            <text:p>203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041" calcext:value-type="float">
            <text:p>2041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045" calcext:value-type="float">
            <text:p>204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2049" calcext:value-type="float">
            <text:p>2049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053" calcext:value-type="float">
            <text:p>2053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2058" calcext:value-type="float">
            <text:p>2058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2062" calcext:value-type="float">
            <text:p>2062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066" calcext:value-type="float">
            <text:p>2066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1" calcext:value-type="float">
            <text:p>2071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2075" calcext:value-type="float">
            <text:p>207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2080" calcext:value-type="float">
            <text:p>208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2084" calcext:value-type="float">
            <text:p>208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088" calcext:value-type="float">
            <text:p>2088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2093" calcext:value-type="float">
            <text:p>2093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2097" calcext:value-type="float">
            <text:p>2097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2102" calcext:value-type="float">
            <text:p>210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106" calcext:value-type="float">
            <text:p>2106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111" calcext:value-type="float">
            <text:p>2111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115" calcext:value-type="float">
            <text:p>211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2120" calcext:value-type="float">
            <text:p>212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24" calcext:value-type="float">
            <text:p>2124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2129" calcext:value-type="float">
            <text:p>2129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133" calcext:value-type="float">
            <text:p>2133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2138" calcext:value-type="float">
            <text:p>213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143" calcext:value-type="float">
            <text:p>2143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2147" calcext:value-type="float">
            <text:p>2147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2152" calcext:value-type="float">
            <text:p>2152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2157" calcext:value-type="float">
            <text:p>2157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161" calcext:value-type="float">
            <text:p>216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166" calcext:value-type="float">
            <text:p>2166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171" calcext:value-type="float">
            <text:p>2171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2175" calcext:value-type="float">
            <text:p>217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0" calcext:value-type="float">
            <text:p>218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2185" calcext:value-type="float">
            <text:p>218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189" calcext:value-type="float">
            <text:p>218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2194" calcext:value-type="float">
            <text:p>2194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199" calcext:value-type="float">
            <text:p>219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2204" calcext:value-type="float">
            <text:p>2204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2209" calcext:value-type="float">
            <text:p>220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2213" calcext:value-type="float">
            <text:p>2213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218" calcext:value-type="float">
            <text:p>2218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2223" calcext:value-type="float">
            <text:p>2223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228" calcext:value-type="float">
            <text:p>2228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2233" calcext:value-type="float">
            <text:p>2233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238" calcext:value-type="float">
            <text:p>2238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2243" calcext:value-type="float">
            <text:p>2243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2248" calcext:value-type="float">
            <text:p>224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2253" calcext:value-type="float">
            <text:p>2253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257" calcext:value-type="float">
            <text:p>2257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2262" calcext:value-type="float">
            <text:p>226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2267" calcext:value-type="float">
            <text:p>2267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2272" calcext:value-type="float">
            <text:p>227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277" calcext:value-type="float">
            <text:p>2277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2282" calcext:value-type="float">
            <text:p>228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287" calcext:value-type="float">
            <text:p>2287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2293" calcext:value-type="float">
            <text:p>2293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98" calcext:value-type="float">
            <text:p>229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2303" calcext:value-type="float">
            <text:p>2303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2308" calcext:value-type="float">
            <text:p>230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2313" calcext:value-type="float">
            <text:p>2313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318" calcext:value-type="float">
            <text:p>231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2323" calcext:value-type="float">
            <text:p>2323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328" calcext:value-type="float">
            <text:p>2328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2334" calcext:value-type="float">
            <text:p>2334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339" calcext:value-type="float">
            <text:p>2339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2344" calcext:value-type="float">
            <text:p>2344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2349" calcext:value-type="float">
            <text:p>2349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2354" calcext:value-type="float">
            <text:p>2354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360" calcext:value-type="float">
            <text:p>236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2365" calcext:value-type="float">
            <text:p>236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2370" calcext:value-type="float">
            <text:p>237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2375" calcext:value-type="float">
            <text:p>237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381" calcext:value-type="float">
            <text:p>2381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2386" calcext:value-type="float">
            <text:p>2386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2391" calcext:value-type="float">
            <text:p>2391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2397" calcext:value-type="float">
            <text:p>2397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402" calcext:value-type="float">
            <text:p>2402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2407" calcext:value-type="float">
            <text:p>2407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2413" calcext:value-type="float">
            <text:p>241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2418" calcext:value-type="float">
            <text:p>2418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424" calcext:value-type="float">
            <text:p>2424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2429" calcext:value-type="float">
            <text:p>2429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435" calcext:value-type="float">
            <text:p>2435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2440" calcext:value-type="float">
            <text:p>244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446" calcext:value-type="float">
            <text:p>2446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2451" calcext:value-type="float">
            <text:p>245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457" calcext:value-type="float">
            <text:p>2457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2462" calcext:value-type="float">
            <text:p>2462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468" calcext:value-type="float">
            <text:p>2468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2473" calcext:value-type="float">
            <text:p>2473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2479" calcext:value-type="float">
            <text:p>2479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2484" calcext:value-type="float">
            <text:p>2484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90" calcext:value-type="float">
            <text:p>2490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2496" calcext:value-type="float">
            <text:p>2496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2501" calcext:value-type="float">
            <text:p>2501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2507" calcext:value-type="float">
            <text:p>2507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512" calcext:value-type="float">
            <text:p>251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2518" calcext:value-type="float">
            <text:p>2518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524" calcext:value-type="float">
            <text:p>2524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2529" calcext:value-type="float">
            <text:p>2529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535" calcext:value-type="float">
            <text:p>253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2541" calcext:value-type="float">
            <text:p>2541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47" calcext:value-type="float">
            <text:p>2547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2552" calcext:value-type="float">
            <text:p>2552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8" calcext:value-type="float">
            <text:p>2558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2564" calcext:value-type="float">
            <text:p>256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570" calcext:value-type="float">
            <text:p>257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576" calcext:value-type="float">
            <text:p>2576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581" calcext:value-type="float">
            <text:p>258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2587" calcext:value-type="float">
            <text:p>258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2593" calcext:value-type="float">
            <text:p>2593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2599" calcext:value-type="float">
            <text:p>2599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605" calcext:value-type="float">
            <text:p>2605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2611" calcext:value-type="float">
            <text:p>2611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617" calcext:value-type="float">
            <text:p>2617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2623" calcext:value-type="float">
            <text:p>2623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629" calcext:value-type="float">
            <text:p>2629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2635" calcext:value-type="float">
            <text:p>263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641" calcext:value-type="float">
            <text:p>2641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2647" calcext:value-type="float">
            <text:p>2647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653" calcext:value-type="float">
            <text:p>2653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2659" calcext:value-type="float">
            <text:p>2659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665" calcext:value-type="float">
            <text:p>2665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2671" calcext:value-type="float">
            <text:p>2671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677" calcext:value-type="float">
            <text:p>2677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2683" calcext:value-type="float">
            <text:p>2683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2689" calcext:value-type="float">
            <text:p>2689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695" calcext:value-type="float">
            <text:p>269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701" calcext:value-type="float">
            <text:p>270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2707" calcext:value-type="float">
            <text:p>2707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713" calcext:value-type="float">
            <text:p>2713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720" calcext:value-type="float">
            <text:p>2720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2732" calcext:value-type="float">
            <text:p>2732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2738" calcext:value-type="float">
            <text:p>2738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2744" calcext:value-type="float">
            <text:p>2744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2751" calcext:value-type="float">
            <text:p>2751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2757" calcext:value-type="float">
            <text:p>2757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763" calcext:value-type="float">
            <text:p>2763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2770" calcext:value-type="float">
            <text:p>277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776" calcext:value-type="float">
            <text:p>2776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2782" calcext:value-type="float">
            <text:p>2782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788" calcext:value-type="float">
            <text:p>2788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2795" calcext:value-type="float">
            <text:p>2795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801" calcext:value-type="float">
            <text:p>2801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2808" calcext:value-type="float">
            <text:p>2808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2814" calcext:value-type="float">
            <text:p>2814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2820" calcext:value-type="float">
            <text:p>2820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2827" calcext:value-type="float">
            <text:p>2827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2833" calcext:value-type="float">
            <text:p>2833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2840" calcext:value-type="float">
            <text:p>284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2846" calcext:value-type="float">
            <text:p>2846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853" calcext:value-type="float">
            <text:p>2853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2859" calcext:value-type="float">
            <text:p>2859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2866" calcext:value-type="float">
            <text:p>286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2872" calcext:value-type="float">
            <text:p>2872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879" calcext:value-type="float">
            <text:p>2879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885" calcext:value-type="float">
            <text:p>288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2892" calcext:value-type="float">
            <text:p>2892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980" calcext:value-type="float">
            <text:p>8980</text:p>
          </table:table-cell>
        </table:table-row>
        <table:table-row table:style-name="ro1">
          <table:table-cell table:style-name="ce1" office:value-type="float" office:value="10.27" calcext:value-type="float">
            <text:p>10.27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899" calcext:value-type="float">
            <text:p>289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2900" calcext:value-type="float">
            <text:p>290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901" calcext:value-type="float">
            <text:p>290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2902" calcext:value-type="float">
            <text:p>2902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903" calcext:value-type="float">
            <text:p>2903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2905" calcext:value-type="float">
            <text:p>2905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906" calcext:value-type="float">
            <text:p>290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2907" calcext:value-type="float">
            <text:p>290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908" calcext:value-type="float">
            <text:p>2908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2909" calcext:value-type="float">
            <text:p>290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2910" calcext:value-type="float">
            <text:p>2910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2911" calcext:value-type="float">
            <text:p>2911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912" calcext:value-type="float">
            <text:p>2912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914" calcext:value-type="float">
            <text:p>2914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2915" calcext:value-type="float">
            <text:p>291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2916" calcext:value-type="float">
            <text:p>2916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917" calcext:value-type="float">
            <text:p>291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2919" calcext:value-type="float">
            <text:p>2919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2920" calcext:value-type="float">
            <text:p>292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2921" calcext:value-type="float">
            <text:p>2921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2922" calcext:value-type="float">
            <text:p>2922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2924" calcext:value-type="float">
            <text:p>2924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925" calcext:value-type="float">
            <text:p>292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2926" calcext:value-type="float">
            <text:p>292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928" calcext:value-type="float">
            <text:p>2928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2929" calcext:value-type="float">
            <text:p>2929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2930" calcext:value-type="float">
            <text:p>293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2932" calcext:value-type="float">
            <text:p>2932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933" calcext:value-type="float">
            <text:p>2933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2935" calcext:value-type="float">
            <text:p>2935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936" calcext:value-type="float">
            <text:p>2936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2938" calcext:value-type="float">
            <text:p>2938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939" calcext:value-type="float">
            <text:p>2939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2940" calcext:value-type="float">
            <text:p>294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2942" calcext:value-type="float">
            <text:p>2942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2944" calcext:value-type="float">
            <text:p>294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945" calcext:value-type="float">
            <text:p>2945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2947" calcext:value-type="float">
            <text:p>2947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2948" calcext:value-type="float">
            <text:p>2948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2950" calcext:value-type="float">
            <text:p>295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951" calcext:value-type="float">
            <text:p>2951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2953" calcext:value-type="float">
            <text:p>295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955" calcext:value-type="float">
            <text:p>295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2956" calcext:value-type="float">
            <text:p>2956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958" calcext:value-type="float">
            <text:p>2958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2959" calcext:value-type="float">
            <text:p>2959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2961" calcext:value-type="float">
            <text:p>2961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2963" calcext:value-type="float">
            <text:p>296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965" calcext:value-type="float">
            <text:p>296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2966" calcext:value-type="float">
            <text:p>2966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2968" calcext:value-type="float">
            <text:p>2968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2970" calcext:value-type="float">
            <text:p>297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72" calcext:value-type="float">
            <text:p>2972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2973" calcext:value-type="float">
            <text:p>297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2975" calcext:value-type="float">
            <text:p>297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2977" calcext:value-type="float">
            <text:p>297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979" calcext:value-type="float">
            <text:p>297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2981" calcext:value-type="float">
            <text:p>298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983" calcext:value-type="float">
            <text:p>2983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2984" calcext:value-type="float">
            <text:p>298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986" calcext:value-type="float">
            <text:p>2986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2988" calcext:value-type="float">
            <text:p>298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90" calcext:value-type="float">
            <text:p>299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2992" calcext:value-type="float">
            <text:p>299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994" calcext:value-type="float">
            <text:p>299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2996" calcext:value-type="float">
            <text:p>2996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2998" calcext:value-type="float">
            <text:p>299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3000" calcext:value-type="float">
            <text:p>300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3002" calcext:value-type="float">
            <text:p>300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3004" calcext:value-type="float">
            <text:p>300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3006" calcext:value-type="float">
            <text:p>3006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3008" calcext:value-type="float">
            <text:p>300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10" calcext:value-type="float">
            <text:p>301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3012" calcext:value-type="float">
            <text:p>301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3014" calcext:value-type="float">
            <text:p>301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3016" calcext:value-type="float">
            <text:p>301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019" calcext:value-type="float">
            <text:p>301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3021" calcext:value-type="float">
            <text:p>302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3023" calcext:value-type="float">
            <text:p>302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3025" calcext:value-type="float">
            <text:p>302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3027" calcext:value-type="float">
            <text:p>302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3029" calcext:value-type="float">
            <text:p>302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032" calcext:value-type="float">
            <text:p>303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3034" calcext:value-type="float">
            <text:p>303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3036" calcext:value-type="float">
            <text:p>303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3038" calcext:value-type="float">
            <text:p>303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3041" calcext:value-type="float">
            <text:p>304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3043" calcext:value-type="float">
            <text:p>304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5" calcext:value-type="float">
            <text:p>304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3048" calcext:value-type="float">
            <text:p>304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3050" calcext:value-type="float">
            <text:p>305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3052" calcext:value-type="float">
            <text:p>305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055" calcext:value-type="float">
            <text:p>305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3057" calcext:value-type="float">
            <text:p>305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3059" calcext:value-type="float">
            <text:p>305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3062" calcext:value-type="float">
            <text:p>306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3064" calcext:value-type="float">
            <text:p>306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3067" calcext:value-type="float">
            <text:p>306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069" calcext:value-type="float">
            <text:p>306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3072" calcext:value-type="float">
            <text:p>307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74" calcext:value-type="float">
            <text:p>307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3077" calcext:value-type="float">
            <text:p>307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079" calcext:value-type="float">
            <text:p>307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3082" calcext:value-type="float">
            <text:p>308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3084" calcext:value-type="float">
            <text:p>308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3087" calcext:value-type="float">
            <text:p>308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3089" calcext:value-type="float">
            <text:p>308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3092" calcext:value-type="float">
            <text:p>309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3094" calcext:value-type="float">
            <text:p>309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3097" calcext:value-type="float">
            <text:p>309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3100" calcext:value-type="float">
            <text:p>310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3102" calcext:value-type="float">
            <text:p>310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105" calcext:value-type="float">
            <text:p>310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3108" calcext:value-type="float">
            <text:p>310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3110" calcext:value-type="float">
            <text:p>311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113" calcext:value-type="float">
            <text:p>311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116" calcext:value-type="float">
            <text:p>311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3119" calcext:value-type="float">
            <text:p>311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3121" calcext:value-type="float">
            <text:p>312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3124" calcext:value-type="float">
            <text:p>312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3127" calcext:value-type="float">
            <text:p>312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3130" calcext:value-type="float">
            <text:p>313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133" calcext:value-type="float">
            <text:p>313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3135" calcext:value-type="float">
            <text:p>313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138" calcext:value-type="float">
            <text:p>313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3141" calcext:value-type="float">
            <text:p>314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3144" calcext:value-type="float">
            <text:p>314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3147" calcext:value-type="float">
            <text:p>314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3150" calcext:value-type="float">
            <text:p>315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3153" calcext:value-type="float">
            <text:p>315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3156" calcext:value-type="float">
            <text:p>315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3159" calcext:value-type="float">
            <text:p>315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161" calcext:value-type="float">
            <text:p>316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164" calcext:value-type="float">
            <text:p>316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3167" calcext:value-type="float">
            <text:p>316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3170" calcext:value-type="float">
            <text:p>317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173" calcext:value-type="float">
            <text:p>317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3177" calcext:value-type="float">
            <text:p>317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3180" calcext:value-type="float">
            <text:p>318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3183" calcext:value-type="float">
            <text:p>318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3186" calcext:value-type="float">
            <text:p>318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3189" calcext:value-type="float">
            <text:p>3189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192" calcext:value-type="float">
            <text:p>3192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3195" calcext:value-type="float">
            <text:p>319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198" calcext:value-type="float">
            <text:p>319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3201" calcext:value-type="float">
            <text:p>320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3205" calcext:value-type="float">
            <text:p>3205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3208" calcext:value-type="float">
            <text:p>320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211" calcext:value-type="float">
            <text:p>321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3214" calcext:value-type="float">
            <text:p>321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3217" calcext:value-type="float">
            <text:p>321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3221" calcext:value-type="float">
            <text:p>322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224" calcext:value-type="float">
            <text:p>322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3227" calcext:value-type="float">
            <text:p>322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3230" calcext:value-type="float">
            <text:p>323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3234" calcext:value-type="float">
            <text:p>323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3237" calcext:value-type="float">
            <text:p>323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3240" calcext:value-type="float">
            <text:p>324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3244" calcext:value-type="float">
            <text:p>324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3247" calcext:value-type="float">
            <text:p>324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51" calcext:value-type="float">
            <text:p>325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3254" calcext:value-type="float">
            <text:p>325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257" calcext:value-type="float">
            <text:p>325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3261" calcext:value-type="float">
            <text:p>326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3264" calcext:value-type="float">
            <text:p>326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3268" calcext:value-type="float">
            <text:p>326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3271" calcext:value-type="float">
            <text:p>327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3275" calcext:value-type="float">
            <text:p>327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3278" calcext:value-type="float">
            <text:p>327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3282" calcext:value-type="float">
            <text:p>328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3285" calcext:value-type="float">
            <text:p>328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3289" calcext:value-type="float">
            <text:p>328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2" calcext:value-type="float">
            <text:p>329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3296" calcext:value-type="float">
            <text:p>3296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3299" calcext:value-type="float">
            <text:p>329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3303" calcext:value-type="float">
            <text:p>3303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3307" calcext:value-type="float">
            <text:p>330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3310" calcext:value-type="float">
            <text:p>331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3314" calcext:value-type="float">
            <text:p>331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3318" calcext:value-type="float">
            <text:p>331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3321" calcext:value-type="float">
            <text:p>332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325" calcext:value-type="float">
            <text:p>332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329" calcext:value-type="float">
            <text:p>3329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3332" calcext:value-type="float">
            <text:p>3332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336" calcext:value-type="float">
            <text:p>3336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3340" calcext:value-type="float">
            <text:p>334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3344" calcext:value-type="float">
            <text:p>3344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3347" calcext:value-type="float">
            <text:p>3347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3351" calcext:value-type="float">
            <text:p>3351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3355" calcext:value-type="float">
            <text:p>335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3359" calcext:value-type="float">
            <text:p>3359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3363" calcext:value-type="float">
            <text:p>336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367" calcext:value-type="float">
            <text:p>3367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3370" calcext:value-type="float">
            <text:p>337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3374" calcext:value-type="float">
            <text:p>3374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3378" calcext:value-type="float">
            <text:p>3378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382" calcext:value-type="float">
            <text:p>3382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3386" calcext:value-type="float">
            <text:p>3386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3390" calcext:value-type="float">
            <text:p>339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3394" calcext:value-type="float">
            <text:p>339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3398" calcext:value-type="float">
            <text:p>3398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3402" calcext:value-type="float">
            <text:p>3402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406" calcext:value-type="float">
            <text:p>3406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3410" calcext:value-type="float">
            <text:p>341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3414" calcext:value-type="float">
            <text:p>341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3418" calcext:value-type="float">
            <text:p>3418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3422" calcext:value-type="float">
            <text:p>3422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3426" calcext:value-type="float">
            <text:p>3426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430" calcext:value-type="float">
            <text:p>343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3434" calcext:value-type="float">
            <text:p>343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3439" calcext:value-type="float">
            <text:p>3439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3443" calcext:value-type="float">
            <text:p>3443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447" calcext:value-type="float">
            <text:p>3447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3451" calcext:value-type="float">
            <text:p>3451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3455" calcext:value-type="float">
            <text:p>345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3459" calcext:value-type="float">
            <text:p>3459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3464" calcext:value-type="float">
            <text:p>3464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3468" calcext:value-type="float">
            <text:p>3468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3472" calcext:value-type="float">
            <text:p>3472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3476" calcext:value-type="float">
            <text:p>347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3481" calcext:value-type="float">
            <text:p>3481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3485" calcext:value-type="float">
            <text:p>348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489" calcext:value-type="float">
            <text:p>3489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3494" calcext:value-type="float">
            <text:p>3494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3498" calcext:value-type="float">
            <text:p>3498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3502" calcext:value-type="float">
            <text:p>3502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3507" calcext:value-type="float">
            <text:p>350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3511" calcext:value-type="float">
            <text:p>3511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3515" calcext:value-type="float">
            <text:p>351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3520" calcext:value-type="float">
            <text:p>3520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3524" calcext:value-type="float">
            <text:p>3524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3529" calcext:value-type="float">
            <text:p>352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533" calcext:value-type="float">
            <text:p>3533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3538" calcext:value-type="float">
            <text:p>3538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3542" calcext:value-type="float">
            <text:p>3542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3547" calcext:value-type="float">
            <text:p>354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3551" calcext:value-type="float">
            <text:p>355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3556" calcext:value-type="float">
            <text:p>355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3560" calcext:value-type="float">
            <text:p>356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3565" calcext:value-type="float">
            <text:p>3565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3569" calcext:value-type="float">
            <text:p>356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3574" calcext:value-type="float">
            <text:p>3574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578" calcext:value-type="float">
            <text:p>357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3583" calcext:value-type="float">
            <text:p>3583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588" calcext:value-type="float">
            <text:p>358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3592" calcext:value-type="float">
            <text:p>3592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3597" calcext:value-type="float">
            <text:p>3597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3602" calcext:value-type="float">
            <text:p>3602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3606" calcext:value-type="float">
            <text:p>3606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3611" calcext:value-type="float">
            <text:p>3611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3616" calcext:value-type="float">
            <text:p>3616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3621" calcext:value-type="float">
            <text:p>3621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625" calcext:value-type="float">
            <text:p>3625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3630" calcext:value-type="float">
            <text:p>3630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3635" calcext:value-type="float">
            <text:p>3635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3640" calcext:value-type="float">
            <text:p>3640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645" calcext:value-type="float">
            <text:p>364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3649" calcext:value-type="float">
            <text:p>3649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3654" calcext:value-type="float">
            <text:p>365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3659" calcext:value-type="float">
            <text:p>3659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3664" calcext:value-type="float">
            <text:p>366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3669" calcext:value-type="float">
            <text:p>3669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674" calcext:value-type="float">
            <text:p>367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3679" calcext:value-type="float">
            <text:p>3679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3684" calcext:value-type="float">
            <text:p>368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3688" calcext:value-type="float">
            <text:p>368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3693" calcext:value-type="float">
            <text:p>3693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3698" calcext:value-type="float">
            <text:p>3698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703" calcext:value-type="float">
            <text:p>3703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3708" calcext:value-type="float">
            <text:p>3708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3713" calcext:value-type="float">
            <text:p>3713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3718" calcext:value-type="float">
            <text:p>3718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24" calcext:value-type="float">
            <text:p>3724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3729" calcext:value-type="float">
            <text:p>3729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3734" calcext:value-type="float">
            <text:p>373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739" calcext:value-type="float">
            <text:p>3739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3744" calcext:value-type="float">
            <text:p>374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3749" calcext:value-type="float">
            <text:p>3749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3754" calcext:value-type="float">
            <text:p>375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3759" calcext:value-type="float">
            <text:p>3759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764" calcext:value-type="float">
            <text:p>376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3770" calcext:value-type="float">
            <text:p>377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775" calcext:value-type="float">
            <text:p>3775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3780" calcext:value-type="float">
            <text:p>3780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3785" calcext:value-type="float">
            <text:p>3785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3791" calcext:value-type="float">
            <text:p>379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3796" calcext:value-type="float">
            <text:p>3796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3801" calcext:value-type="float">
            <text:p>380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3806" calcext:value-type="float">
            <text:p>3806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3812" calcext:value-type="float">
            <text:p>3812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3817" calcext:value-type="float">
            <text:p>3817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3822" calcext:value-type="float">
            <text:p>382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828" calcext:value-type="float">
            <text:p>382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3833" calcext:value-type="float">
            <text:p>3833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3838" calcext:value-type="float">
            <text:p>383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3844" calcext:value-type="float">
            <text:p>3844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3849" calcext:value-type="float">
            <text:p>3849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3855" calcext:value-type="float">
            <text:p>3855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3860" calcext:value-type="float">
            <text:p>386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3866" calcext:value-type="float">
            <text:p>3866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3871" calcext:value-type="float">
            <text:p>3871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3877" calcext:value-type="float">
            <text:p>3877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882" calcext:value-type="float">
            <text:p>388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3888" calcext:value-type="float">
            <text:p>388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893" calcext:value-type="float">
            <text:p>3893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3899" calcext:value-type="float">
            <text:p>3899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3904" calcext:value-type="float">
            <text:p>390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3910" calcext:value-type="float">
            <text:p>39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3915" calcext:value-type="float">
            <text:p>391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3921" calcext:value-type="float">
            <text:p>392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3927" calcext:value-type="float">
            <text:p>392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3932" calcext:value-type="float">
            <text:p>393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938" calcext:value-type="float">
            <text:p>393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3943" calcext:value-type="float">
            <text:p>3943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3949" calcext:value-type="float">
            <text:p>394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3955" calcext:value-type="float">
            <text:p>395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3961" calcext:value-type="float">
            <text:p>3961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3966" calcext:value-type="float">
            <text:p>3966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3972" calcext:value-type="float">
            <text:p>397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3978" calcext:value-type="float">
            <text:p>3978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3984" calcext:value-type="float">
            <text:p>3984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3989" calcext:value-type="float">
            <text:p>3989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995" calcext:value-type="float">
            <text:p>399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4001" calcext:value-type="float">
            <text:p>4001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4007" calcext:value-type="float">
            <text:p>4007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4013" calcext:value-type="float">
            <text:p>4013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4018" calcext:value-type="float">
            <text:p>4018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4024" calcext:value-type="float">
            <text:p>4024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030" calcext:value-type="float">
            <text:p>4030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4036" calcext:value-type="float">
            <text:p>4036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4042" calcext:value-type="float">
            <text:p>4042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4048" calcext:value-type="float">
            <text:p>4048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054" calcext:value-type="float">
            <text:p>4054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4060" calcext:value-type="float">
            <text:p>4060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4066" calcext:value-type="float">
            <text:p>406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4072" calcext:value-type="float">
            <text:p>407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078" calcext:value-type="float">
            <text:p>4078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084" calcext:value-type="float">
            <text:p>4084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4090" calcext:value-type="float">
            <text:p>409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4096" calcext:value-type="float">
            <text:p>409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102" calcext:value-type="float">
            <text:p>410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4108" calcext:value-type="float">
            <text:p>4108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114" calcext:value-type="float">
            <text:p>4114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4120" calcext:value-type="float">
            <text:p>412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4126" calcext:value-type="float">
            <text:p>4126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4133" calcext:value-type="float">
            <text:p>4133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139" calcext:value-type="float">
            <text:p>4139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145" calcext:value-type="float">
            <text:p>414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4151" calcext:value-type="float">
            <text:p>415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4157" calcext:value-type="float">
            <text:p>4157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4163" calcext:value-type="float">
            <text:p>4163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4170" calcext:value-type="float">
            <text:p>417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176" calcext:value-type="float">
            <text:p>4176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4182" calcext:value-type="float">
            <text:p>4182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4188" calcext:value-type="float">
            <text:p>4188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4195" calcext:value-type="float">
            <text:p>4195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201" calcext:value-type="float">
            <text:p>4201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207" calcext:value-type="float">
            <text:p>4207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4214" calcext:value-type="float">
            <text:p>4214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4220" calcext:value-type="float">
            <text:p>4220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4226" calcext:value-type="float">
            <text:p>422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4233" calcext:value-type="float">
            <text:p>4233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239" calcext:value-type="float">
            <text:p>4239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4246" calcext:value-type="float">
            <text:p>424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2" calcext:value-type="float">
            <text:p>4252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4258" calcext:value-type="float">
            <text:p>4258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4265" calcext:value-type="float">
            <text:p>426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271" calcext:value-type="float">
            <text:p>4271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4278" calcext:value-type="float">
            <text:p>4278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4284" calcext:value-type="float">
            <text:p>4284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4291" calcext:value-type="float">
            <text:p>4291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4297" calcext:value-type="float">
            <text:p>4297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04" calcext:value-type="float">
            <text:p>430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4311" calcext:value-type="float">
            <text:p>4311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4317" calcext:value-type="float">
            <text:p>4317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4324" calcext:value-type="float">
            <text:p>432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330" calcext:value-type="float">
            <text:p>433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337" calcext:value-type="float">
            <text:p>4337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4344" calcext:value-type="float">
            <text:p>4344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4350" calcext:value-type="float">
            <text:p>4350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357" calcext:value-type="float">
            <text:p>4357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4364" calcext:value-type="float">
            <text:p>4364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370" calcext:value-type="float">
            <text:p>4370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4377" calcext:value-type="float">
            <text:p>4377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4384" calcext:value-type="float">
            <text:p>4384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4390" calcext:value-type="float">
            <text:p>4390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4397" calcext:value-type="float">
            <text:p>4397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404" calcext:value-type="float">
            <text:p>4404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411" calcext:value-type="float">
            <text:p>441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4417" calcext:value-type="float">
            <text:p>4417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4424" calcext:value-type="float">
            <text:p>4424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4431" calcext:value-type="float">
            <text:p>4431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438" calcext:value-type="float">
            <text:p>4438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4445" calcext:value-type="float">
            <text:p>4445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4452" calcext:value-type="float">
            <text:p>4452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4459" calcext:value-type="float">
            <text:p>4459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4465" calcext:value-type="float">
            <text:p>4465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472" calcext:value-type="float">
            <text:p>4472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4479" calcext:value-type="float">
            <text:p>4479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14.27" calcext:value-type="float">
            <text:p>14.27</text:p>
          </table:table-cell>
          <table:table-cell office:value-type="float" office:value="4486" calcext:value-type="float">
            <text:p>4486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493" calcext:value-type="float">
            <text:p>4493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4500" calcext:value-type="float">
            <text:p>4500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507" calcext:value-type="float">
            <text:p>4507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4514" calcext:value-type="float">
            <text:p>4514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521" calcext:value-type="float">
            <text:p>4521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4528" calcext:value-type="float">
            <text:p>4528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4535" calcext:value-type="float">
            <text:p>453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542" calcext:value-type="float">
            <text:p>4542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4549" calcext:value-type="float">
            <text:p>4549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4557" calcext:value-type="float">
            <text:p>4557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4564" calcext:value-type="float">
            <text:p>4564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4571" calcext:value-type="float">
            <text:p>4571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578" calcext:value-type="float">
            <text:p>4578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4585" calcext:value-type="float">
            <text:p>458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4592" calcext:value-type="float">
            <text:p>4592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4599" calcext:value-type="float">
            <text:p>4599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607" calcext:value-type="float">
            <text:p>4607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255" calcext:value-type="float">
            <text:p>7255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614" calcext:value-type="float">
            <text:p>461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4621" calcext:value-type="float">
            <text:p>4621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4628" calcext:value-type="float">
            <text:p>4628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636" calcext:value-type="float">
            <text:p>4636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4643" calcext:value-type="float">
            <text:p>4643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650" calcext:value-type="float">
            <text:p>4650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4657" calcext:value-type="float">
            <text:p>4657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665" calcext:value-type="float">
            <text:p>4665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4672" calcext:value-type="float">
            <text:p>4672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4679" calcext:value-type="float">
            <text:p>4679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4687" calcext:value-type="float">
            <text:p>4687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694" calcext:value-type="float">
            <text:p>4694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4702" calcext:value-type="float">
            <text:p>4702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4709" calcext:value-type="float">
            <text:p>4709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4716" calcext:value-type="float">
            <text:p>4716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724" calcext:value-type="float">
            <text:p>4724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4731" calcext:value-type="float">
            <text:p>4731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4739" calcext:value-type="float">
            <text:p>4739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4746" calcext:value-type="float">
            <text:p>4746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754" calcext:value-type="float">
            <text:p>4754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761" calcext:value-type="float">
            <text:p>4761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4769" calcext:value-type="float">
            <text:p>4769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4776" calcext:value-type="float">
            <text:p>4776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4784" calcext:value-type="float">
            <text:p>4784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4791" calcext:value-type="float">
            <text:p>4791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799" calcext:value-type="float">
            <text:p>4799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4807" calcext:value-type="float">
            <text:p>4807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4814" calcext:value-type="float">
            <text:p>4814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4822" calcext:value-type="float">
            <text:p>4822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4830" calcext:value-type="float">
            <text:p>4830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837" calcext:value-type="float">
            <text:p>4837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845" calcext:value-type="float">
            <text:p>4845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4853" calcext:value-type="float">
            <text:p>4853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4860" calcext:value-type="float">
            <text:p>4860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4868" calcext:value-type="float">
            <text:p>4868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76" calcext:value-type="float">
            <text:p>4876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4883" calcext:value-type="float">
            <text:p>4883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4891" calcext:value-type="float">
            <text:p>4891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4899" calcext:value-type="float">
            <text:p>4899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907" calcext:value-type="float">
            <text:p>4907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915" calcext:value-type="float">
            <text:p>4915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4922" calcext:value-type="float">
            <text:p>492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4930" calcext:value-type="float">
            <text:p>493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938" calcext:value-type="float">
            <text:p>4938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4946" calcext:value-type="float">
            <text:p>4946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954" calcext:value-type="float">
            <text:p>495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4962" calcext:value-type="float">
            <text:p>4962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4970" calcext:value-type="float">
            <text:p>4970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4978" calcext:value-type="float">
            <text:p>4978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4986" calcext:value-type="float">
            <text:p>4986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994" calcext:value-type="float">
            <text:p>4994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5002" calcext:value-type="float">
            <text:p>5002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5010" calcext:value-type="float">
            <text:p>5010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5018" calcext:value-type="float">
            <text:p>5018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5026" calcext:value-type="float">
            <text:p>502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34" calcext:value-type="float">
            <text:p>5034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5042" calcext:value-type="float">
            <text:p>5042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5050" calcext:value-type="float">
            <text:p>5050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5058" calcext:value-type="float">
            <text:p>5058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5066" calcext:value-type="float">
            <text:p>5066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5074" calcext:value-type="float">
            <text:p>5074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5082" calcext:value-type="float">
            <text:p>5082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5090" calcext:value-type="float">
            <text:p>509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098" calcext:value-type="float">
            <text:p>5098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5107" calcext:value-type="float">
            <text:p>5107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115" calcext:value-type="float">
            <text:p>5115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5123" calcext:value-type="float">
            <text:p>5123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131" calcext:value-type="float">
            <text:p>5131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5139" calcext:value-type="float">
            <text:p>5139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5148" calcext:value-type="float">
            <text:p>5148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5156" calcext:value-type="float">
            <text:p>5156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5164" calcext:value-type="float">
            <text:p>5164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5172" calcext:value-type="float">
            <text:p>5172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5181" calcext:value-type="float">
            <text:p>5181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5189" calcext:value-type="float">
            <text:p>5189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197" calcext:value-type="float">
            <text:p>5197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5206" calcext:value-type="float">
            <text:p>5206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5214" calcext:value-type="float">
            <text:p>5214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5222" calcext:value-type="float">
            <text:p>5222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231" calcext:value-type="float">
            <text:p>5231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5239" calcext:value-type="float">
            <text:p>5239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5248" calcext:value-type="float">
            <text:p>5248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5256" calcext:value-type="float">
            <text:p>5256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265" calcext:value-type="float">
            <text:p>526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5273" calcext:value-type="float">
            <text:p>5273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282" calcext:value-type="float">
            <text:p>5282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2:.C1532])" office:value-type="float" office:value="235" calcext:value-type="float">
            <text:p>2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text>t</number:text>
      <number:year number:calendar="jewish"/>
      <number:seconds/>
      <number:text>t</number:text>
    </number:date-style>
    <number:number-style style:name="N122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4:17:22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1:07:08.389000000</meta:creation-date>
    <dc:date>2018-01-24T16:00:34.461000000</dc:date>
    <meta:editing-duration>PT32M30S</meta:editing-duration>
    <meta:editing-cycles>11</meta:editing-cycles>
    <meta:generator>LibreOffice/5.3.4.2$Windows_X86_64 LibreOffice_project/f82d347ccc0be322489bf7da61d7e4ad13fe2ff3</meta:generator>
    <meta:document-statistic meta:table-count="5" meta:cell-count="108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1cm" svg:height="13.131cm" xlink:href=".." xlink:type="simple" chart:class="chart:scatter" chart:style-name="ch1">
        <chart:title svg:x="8.693cm" svg:y="0.397cm" chart:style-name="ch2">
          <text:p>Linear engine, automatic Gearbox</text:p>
        </chart:title>
        <chart:subtitle svg:x="9.87cm" svg:y="1.413cm" chart:style-name="ch3">
          <text:p>Speed/Distance vs Time.</text:p>
        </chart:subtitle>
        <chart:legend chart:legend-position="end" svg:x="21.025cm" svg:y="6.07cm" style:legend-expansion="high" chart:style-name="ch4"/>
        <chart:plot-area chart:style-name="ch5" table:cell-range-address="'Linear-Automatic'.A2:'Linear-Automatic'.C157 'Linear-Automatic'.B1:'Linear-Automatic'.C1" chart:data-source-has-labels="row" svg:x="1.311cm" svg:y="1.76cm" svg:width="18.331cm" svg:height="10.684cm">
          <chartooo:coordinate-region svg:x="2.303cm" svg:y="1.933cm" svg:width="16.346cm" svg:height="9.917cm"/>
          <chart:axis chart:dimension="x" chart:name="primary-x" chart:style-name="ch6">
            <chart:title svg:x="9.307cm" svg:y="12.623cm" chart:style-name="ch7">
              <text:p>Time (secodns)</text:p>
            </chart:title>
          </chart:axis>
          <chart:axis chart:dimension="y" chart:name="primary-y" chart:style-name="ch6">
            <chart:title svg:x="0.319cm" svg:y="8.019cm" chart:style-name="ch8">
              <text:p>Distance (ft)</text:p>
            </chart:title>
            <chart:grid chart:style-name="ch9" chart:class="major"/>
          </chart:axis>
          <chart:axis chart:dimension="y" chart:name="secondary-y" chart:style-name="ch10">
            <chart:title svg:x="20.126cm" svg:y="8.138cm" chart:style-name="ch8">
              <text:p>Speed (MPH)</text:p>
            </chart:title>
          </chart:axis>
          <chart:series chart:attached-axis="primary-y" chart:style-name="ch11" chart:values-cell-range-address="'Linear-Automatic'.B2:'Linear-Automatic'.B157" chart:label-cell-address="'Linear-Automatic'.B1:'Linear-Automatic'.B1" chart:class="chart:scatter">
            <chart:domain table:cell-range-address="'Linear-Automatic'.A2:'Linear-Automatic'.A157"/>
            <chart:data-point chart:repeated="156"/>
          </chart:series>
          <chart:series chart:attached-axis="primary-y" chart:style-name="ch12" chart:values-cell-range-address="'Linear-Automatic'.C2:'Linear-Automatic'.C157" chart:label-cell-address="'Linear-Automatic'.C1:'Linear-Automatic'.C1" chart:class="chart:scatter">
            <chart:data-point chart:repeated="1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(ft)</text:p>
                <draw:g>
                  <svg:desc>'Linear-Automatic'.B1:'Linear-Automatic'.B1</svg:desc>
                </draw:g>
              </table:table-cell>
              <table:table-cell office:value-type="string">
                <text:p>Speed(mph)</text:p>
                <draw:g>
                  <svg:desc>'Linear-Automatic'.C1:'Linear-Automati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near-Automatic'.A2:'Linear-Automatic'.A157</svg:desc>
                </draw:g>
              </table:table-cell>
              <table:table-cell office:value-type="float" office:value="0">
                <text:p>0</text:p>
                <draw:g>
                  <svg:desc>'Linear-Automatic'.B2:'Linear-Automatic'.B157</svg:desc>
                </draw:g>
              </table:table-cell>
              <table:table-cell office:value-type="float" office:value="0">
                <text:p>0</text:p>
                <draw:g>
                  <svg:desc>'Linear-Automatic'.C2:'Linear-Automatic'.C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56">
                <text:p>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77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03">
                <text:p>2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08">
                <text:p>2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15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24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34">
                <text:p>2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46">
                <text:p>2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59">
                <text:p>2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74">
                <text:p>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91">
                <text:p>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309">
                <text:p>3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328">
                <text:p>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350">
                <text:p>3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372">
                <text:p>3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97">
                <text:p>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23">
                <text:p>4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50">
                <text:p>4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79">
                <text:p>4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510">
                <text:p>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542">
                <text:p>5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576">
                <text:p>5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582">
                <text:p>5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590">
                <text:p>5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600">
                <text:p>6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612">
                <text:p>6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626">
                <text:p>6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642">
                <text:p>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659">
                <text:p>6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679">
                <text:p>6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700">
                <text:p>7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723">
                <text:p>7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748">
                <text:p>7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775">
                <text:p>7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804">
                <text:p>8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868">
                <text:p>8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902">
                <text:p>9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939">
                <text:p>9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977">
                <text:p>9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017">
                <text:p>10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059">
                <text:p>10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103">
                <text:p>11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149">
                <text:p>11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197">
                <text:p>11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46">
                <text:p>12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298">
                <text:p>12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351">
                <text:p>13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407">
                <text:p>14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414">
                <text:p>14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423">
                <text:p>14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433">
                <text:p>14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445">
                <text:p>14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458">
                <text:p>14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472">
                <text:p>14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489">
                <text:p>14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506">
                <text:p>150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525">
                <text:p>1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546">
                <text:p>15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568">
                <text:p>15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591">
                <text:p>15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616">
                <text:p>16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642">
                <text:p>16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670">
                <text:p>16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700">
                <text:p>17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730">
                <text:p>17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763">
                <text:p>17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796">
                <text:p>17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831">
                <text:p>18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868">
                <text:p>18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906">
                <text:p>19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946">
                <text:p>19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987">
                <text:p>198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2029">
                <text:p>20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073">
                <text:p>20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2119">
                <text:p>21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2166">
                <text:p>2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2214">
                <text:p>22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2264">
                <text:p>22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2315">
                <text:p>2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2368">
                <text:p>23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2422">
                <text:p>242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2478">
                <text:p>24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2535">
                <text:p>25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2593">
                <text:p>25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654">
                <text:p>26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2715">
                <text:p>27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778">
                <text:p>27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843">
                <text:p>28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852">
                <text:p>28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864">
                <text:p>28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877">
                <text:p>28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891">
                <text:p>28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907">
                <text:p>29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925">
                <text:p>29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943">
                <text:p>29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964">
                <text:p>29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986">
                <text:p>29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009">
                <text:p>30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3034">
                <text:p>30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3060">
                <text:p>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088">
                <text:p>30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117">
                <text:p>31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148">
                <text:p>31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181">
                <text:p>31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214">
                <text:p>321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250">
                <text:p>3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3287">
                <text:p>32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3325">
                <text:p>33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3365">
                <text:p>336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3406">
                <text:p>34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3449">
                <text:p>34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3493">
                <text:p>349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3539">
                <text:p>35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3586">
                <text:p>35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3635">
                <text:p>36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3685">
                <text:p>36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3736">
                <text:p>37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3790">
                <text:p>37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3844">
                <text:p>38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3901">
                <text:p>39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3958">
                <text:p>39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4017">
                <text:p>40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4078">
                <text:p>40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4140">
                <text:p>41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4204">
                <text:p>42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4269">
                <text:p>426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4336">
                <text:p>433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4404">
                <text:p>44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4473">
                <text:p>447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4544">
                <text:p>454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4617">
                <text:p>461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4691">
                <text:p>46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4767">
                <text:p>476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4844">
                <text:p>48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4922">
                <text:p>49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5002">
                <text:p>50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5084">
                <text:p>50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5167">
                <text:p>51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5251">
                <text:p>525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5337">
                <text:p>5337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1.985cm" xlink:href=".." xlink:type="simple" chart:class="chart:scatter" chart:style-name="ch1">
        <chart:title svg:x="6.968cm" svg:y="0.374cm" chart:style-name="ch2">
          <text:p>Linear Engine, Manual Gearbox</text:p>
        </chart:title>
        <chart:subtitle svg:x="8.833cm" svg:y="1.367cm" chart:style-name="ch3">
          <text:p>RPM shift time</text:p>
        </chart:subtitle>
        <chart:legend chart:legend-position="end" svg:x="17.548cm" svg:y="5.497cm" style:legend-expansion="high" chart:style-name="ch4"/>
        <chart:plot-area chart:style-name="ch5" table:cell-range-address="'Linear-Manual'.A2:'Linear-Manual'.A157 'Linear-Manual'.E1:'Linear-Manual'.F157" chart:data-source-has-labels="row" svg:x="-0.06cm" svg:y="0.083cm" svg:width="18.096cm" svg:height="11.868cm">
          <chartooo:coordinate-region svg:x="1.117cm" svg:y="0.257cm" svg:width="16.732cm" svg:height="11.1cm"/>
          <chart:axis chart:dimension="x" chart:name="primary-x" chart:style-name="ch6">
            <chart:title svg:x="7.859cm" svg:y="11.477cm" chart:style-name="ch7">
              <text:p>Time(seconds)</text:p>
            </chart:title>
          </chart:axis>
          <chart:axis chart:dimension="y" chart:name="primary-y" chart:style-name="ch6">
            <chart:title svg:x="0cm" svg:y="6.431cm" chart:style-name="ch8">
              <text:p>RPM</text:p>
            </chart:title>
            <chart:grid chart:style-name="ch9" chart:class="major"/>
          </chart:axis>
          <chart:series chart:style-name="ch10" chart:values-cell-range-address="'Linear-Manual'.E2:'Linear-Manual'.E157" chart:label-cell-address="'Linear-Manual'.E1:'Linear-Manual'.E1" chart:class="chart:scatter">
            <chart:domain table:cell-range-address="'Linear-Manual'.A2:'Linear-Manual'.A157"/>
            <chart:data-point chart:repeated="156"/>
          </chart:series>
          <chart:series chart:style-name="ch11" chart:values-cell-range-address="'Linear-Manual'.F2:'Linear-Manual'.F157" chart:label-cell-address="'Linear-Manual'.F1:'Linear-Manual'.F1" chart:class="chart:scatter">
            <chart:data-point chart:repeated="1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'Linear-Manual'.E1:'Linear-Manual'.E1</svg:desc>
                </draw:g>
              </table:table-cell>
              <table:table-cell office:value-type="string">
                <text:p>shift_rpm</text:p>
                <draw:g>
                  <svg:desc>'Linear-Manual'.F1:'Linear-Manual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near-Manual'.A2:'Linear-Manual'.A157</svg:desc>
                </draw:g>
              </table:table-cell>
              <table:table-cell office:value-type="float" office:value="1000">
                <text:p>1000</text:p>
                <draw:g>
                  <svg:desc>'Linear-Manual'.E2:'Linear-Manual'.E157</svg:desc>
                </draw:g>
              </table:table-cell>
              <table:table-cell office:value-type="float" office:value="9976">
                <text:p>9976</text:p>
                <draw:g>
                  <svg:desc>'Linear-Manual'.F2:'Linear-Manual'.F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500">
                <text:p>1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500">
                <text:p>2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000">
                <text:p>3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500">
                <text:p>3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000">
                <text:p>4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500">
                <text:p>4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000">
                <text:p>5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500">
                <text:p>5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6500">
                <text:p>6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7000">
                <text:p>7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7500">
                <text:p>7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8000">
                <text:p>8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500">
                <text:p>8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000">
                <text:p>9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9500">
                <text:p>9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00">
                <text:p>1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400">
                <text:p>1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200">
                <text:p>2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600">
                <text:p>2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3000">
                <text:p>3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400">
                <text:p>3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800">
                <text:p>3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200">
                <text:p>4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600">
                <text:p>4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000">
                <text:p>5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400">
                <text:p>5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5800">
                <text:p>5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6200">
                <text:p>6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600">
                <text:p>6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7000">
                <text:p>7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7400">
                <text:p>7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7800">
                <text:p>7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8200">
                <text:p>8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8600">
                <text:p>8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00">
                <text:p>1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300">
                <text:p>1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900">
                <text:p>1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200">
                <text:p>2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500">
                <text:p>25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800">
                <text:p>28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100">
                <text:p>31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400">
                <text:p>34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700">
                <text:p>37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4000">
                <text:p>4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4300">
                <text:p>4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4900">
                <text:p>4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5200">
                <text:p>5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5500">
                <text:p>55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5800">
                <text:p>58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6100">
                <text:p>61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6400">
                <text:p>64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6700">
                <text:p>67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7000">
                <text:p>7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7300">
                <text:p>7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7600">
                <text:p>7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7900">
                <text:p>7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200">
                <text:p>8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000">
                <text:p>1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200">
                <text:p>1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400">
                <text:p>1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600">
                <text:p>1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800">
                <text:p>1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2000">
                <text:p>2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2200">
                <text:p>2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2600">
                <text:p>2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2800">
                <text:p>2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000">
                <text:p>3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3200">
                <text:p>3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3400">
                <text:p>3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3600">
                <text:p>3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3800">
                <text:p>3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4000">
                <text:p>4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4200">
                <text:p>4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4600">
                <text:p>4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4800">
                <text:p>4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5000">
                <text:p>5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5200">
                <text:p>5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5400">
                <text:p>5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5600">
                <text:p>5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5800">
                <text:p>5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6000">
                <text:p>6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6200">
                <text:p>6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6400">
                <text:p>6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6600">
                <text:p>6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6800">
                <text:p>6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7000">
                <text:p>7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7200">
                <text:p>7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7400">
                <text:p>7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7600">
                <text:p>7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7800">
                <text:p>7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000">
                <text:p>8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200">
                <text:p>8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400">
                <text:p>8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600">
                <text:p>8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000">
                <text:p>1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150">
                <text:p>1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300">
                <text:p>1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450">
                <text:p>1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600">
                <text:p>1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750">
                <text:p>1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900">
                <text:p>1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050">
                <text:p>2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350">
                <text:p>2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500">
                <text:p>2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2650">
                <text:p>2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800">
                <text:p>2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2950">
                <text:p>29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100">
                <text:p>31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250">
                <text:p>32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400">
                <text:p>3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550">
                <text:p>35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700">
                <text:p>37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850">
                <text:p>38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4000">
                <text:p>4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4150">
                <text:p>4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4300">
                <text:p>4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4450">
                <text:p>4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4600">
                <text:p>4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4750">
                <text:p>4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4900">
                <text:p>4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5050">
                <text:p>5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5200">
                <text:p>5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5350">
                <text:p>5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5500">
                <text:p>5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5650">
                <text:p>5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5800">
                <text:p>5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5950">
                <text:p>59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6100">
                <text:p>61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6250">
                <text:p>62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6400">
                <text:p>6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6550">
                <text:p>65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6700">
                <text:p>67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6850">
                <text:p>68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7000">
                <text:p>7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7150">
                <text:p>7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7300">
                <text:p>7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7450">
                <text:p>7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7600">
                <text:p>7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7750">
                <text:p>7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7900">
                <text:p>7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8050">
                <text:p>8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200">
                <text:p>8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8350">
                <text:p>8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8500">
                <text:p>8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8650">
                <text:p>8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8800">
                <text:p>8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8800">
                <text:p>8800</text:p>
              </table:table-cell>
              <table:table-cell office:value-type="float" office:value="8844">
                <text:p>8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47cm" svg:height="13.235cm" xlink:href=".." xlink:type="simple" chart:class="chart:scatter" chart:style-name="ch1">
        <chart:title svg:x="6.912cm" svg:y="0.399cm" chart:style-name="ch2">
          <text:p>Nonlinear engine, Automatic Gearbox</text:p>
        </chart:title>
        <chart:subtitle svg:x="8.486cm" svg:y="1.417cm" chart:style-name="ch3">
          <text:p>Distance/Speed vs Time</text:p>
        </chart:subtitle>
        <chart:legend chart:legend-position="end" svg:x="18.707cm" svg:y="6.122cm" style:legend-expansion="high" chart:style-name="ch4"/>
        <chart:plot-area chart:style-name="ch5" table:cell-range-address="'Nonlinear-Automatic'.A2:'Nonlinear-Automatic'.C132 'Nonlinear-Automatic'.B1:'Nonlinear-Automatic'.C1" chart:data-source-has-labels="row" svg:x="1.385cm" svg:y="2.336cm" svg:width="15.961cm" svg:height="9.706cm">
          <chartooo:coordinate-region svg:x="2.377cm" svg:y="2.509cm" svg:width="13.976cm" svg:height="8.939cm"/>
          <chart:axis chart:dimension="x" chart:name="primary-x" chart:style-name="ch6">
            <chart:title svg:x="8.236cm" svg:y="12.306cm" chart:style-name="ch7">
              <text:p>Time(seconds)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252cm" chart:style-name="ch9">
              <text:p>Distance(feet)</text:p>
            </chart:title>
            <chart:grid chart:style-name="ch10" chart:class="major"/>
          </chart:axis>
          <chart:axis chart:dimension="y" chart:name="secondary-y" chart:style-name="ch11">
            <chart:title svg:x="17.772cm" svg:y="8.146cm" chart:style-name="ch9">
              <text:p>Speed(mph)</text:p>
            </chart:title>
          </chart:axis>
          <chart:series chart:attached-axis="primary-y" chart:style-name="ch12" chart:values-cell-range-address="'Nonlinear-Automatic'.B2:'Nonlinear-Automatic'.B132" chart:label-cell-address="'Nonlinear-Automatic'.B1:'Nonlinear-Automatic'.B1" chart:class="chart:scatter">
            <chart:domain table:cell-range-address="'Nonlinear-Automatic'.A2:'Nonlinear-Automatic'.A132"/>
            <chart:data-point chart:repeated="131"/>
          </chart:series>
          <chart:series chart:attached-axis="primary-y" chart:style-name="ch13" chart:values-cell-range-address="'Nonlinear-Automatic'.C2:'Nonlinear-Automatic'.C132" chart:label-cell-address="'Nonlinear-Automatic'.C1:'Nonlinear-Automatic'.C1" chart:class="chart:scatter">
            <chart:data-point chart:repeated="1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'Nonlinear-Automatic'.B1:'Nonlinear-Automatic'.B1</svg:desc>
                </draw:g>
              </table:table-cell>
              <table:table-cell office:value-type="string">
                <text:p>speed</text:p>
                <draw:g>
                  <svg:desc>'Nonlinear-Automatic'.C1:'Nonlinear-Automati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nlinear-Automatic'.A2:'Nonlinear-Automatic'.A132</svg:desc>
                </draw:g>
              </table:table-cell>
              <table:table-cell office:value-type="float" office:value="0">
                <text:p>0</text:p>
                <draw:g>
                  <svg:desc>'Nonlinear-Automatic'.B2:'Nonlinear-Automatic'.B132</svg:desc>
                </draw:g>
              </table:table-cell>
              <table:table-cell office:value-type="float" office:value="0">
                <text:p>0</text:p>
                <draw:g>
                  <svg:desc>'Nonlinear-Automatic'.C2:'Nonlinear-Automatic'.C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65">
                <text:p>1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87">
                <text:p>1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09">
                <text:p>2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31">
                <text:p>2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54">
                <text:p>2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58">
                <text:p>2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63">
                <text:p>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74">
                <text:p>2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329">
                <text:p>3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352">
                <text:p>3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76">
                <text:p>3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02">
                <text:p>4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29">
                <text:p>4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57">
                <text:p>4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86">
                <text:p>4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16">
                <text:p>5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547">
                <text:p>5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579">
                <text:p>5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11">
                <text:p>6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644">
                <text:p>6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678">
                <text:p>6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712">
                <text:p>7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747">
                <text:p>74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753">
                <text:p>7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759">
                <text:p>7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776">
                <text:p>7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827">
                <text:p>8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58">
                <text:p>8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892">
                <text:p>8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928">
                <text:p>9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966">
                <text:p>9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006">
                <text:p>10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048">
                <text:p>10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091">
                <text:p>10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136">
                <text:p>11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181">
                <text:p>11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228">
                <text:p>12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276">
                <text:p>12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325">
                <text:p>13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375">
                <text:p>13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426">
                <text:p>142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477">
                <text:p>1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529">
                <text:p>152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582">
                <text:p>15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636">
                <text:p>163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691">
                <text:p>16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746">
                <text:p>17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802">
                <text:p>18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858">
                <text:p>18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865">
                <text:p>18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873">
                <text:p>18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890">
                <text:p>18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915">
                <text:p>19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943">
                <text:p>19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976">
                <text:p>19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011">
                <text:p>20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2049">
                <text:p>20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2089">
                <text:p>20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2131">
                <text:p>2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2175">
                <text:p>2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2220">
                <text:p>22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2266">
                <text:p>226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2314">
                <text:p>23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2363">
                <text:p>236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2413">
                <text:p>241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465">
                <text:p>24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2517">
                <text:p>25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2570">
                <text:p>25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2624">
                <text:p>26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2679">
                <text:p>267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2734">
                <text:p>273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2790">
                <text:p>27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2847">
                <text:p>28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2905">
                <text:p>29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963">
                <text:p>29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3022">
                <text:p>302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3082">
                <text:p>308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3142">
                <text:p>31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3203">
                <text:p>32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3264">
                <text:p>326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3326">
                <text:p>332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3389">
                <text:p>338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3451">
                <text:p>34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3515">
                <text:p>3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3578">
                <text:p>35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643">
                <text:p>364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3707">
                <text:p>37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3772">
                <text:p>37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3838">
                <text:p>383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3904">
                <text:p>39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3914">
                <text:p>39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3924">
                <text:p>39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3946">
                <text:p>39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3977">
                <text:p>397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4014">
                <text:p>401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4055">
                <text:p>40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4100">
                <text:p>41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4148">
                <text:p>41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4199">
                <text:p>419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4252">
                <text:p>42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4307">
                <text:p>43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4365">
                <text:p>436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4424">
                <text:p>442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4485">
                <text:p>448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4547">
                <text:p>454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4611">
                <text:p>46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4676">
                <text:p>467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4742">
                <text:p>47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4809">
                <text:p>480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4878">
                <text:p>48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4947">
                <text:p>494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5018">
                <text:p>50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5089">
                <text:p>508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5162">
                <text:p>51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5235">
                <text:p>523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5309">
                <text:p>5309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47cm" svg:height="15.042cm" xlink:href=".." xlink:type="simple" chart:class="chart:scatter" chart:style-name="ch1">
        <chart:title svg:x="9.843cm" svg:y="0.435cm" chart:style-name="ch2">
          <text:p>Nonlinear engine Manual Gearbox</text:p>
        </chart:title>
        <chart:subtitle svg:x="12.144cm" svg:y="1.489cm" chart:style-name="ch3">
          <text:p>RPM at shift</text:p>
        </chart:subtitle>
        <chart:legend chart:legend-position="end" svg:x="23.774cm" svg:y="7.026cm" style:legend-expansion="high" chart:style-name="ch4"/>
        <chart:plot-area chart:style-name="ch5" table:cell-range-address="'Nonlinear-Manual'.A1:'Nonlinear-Manual'.A133 'Nonlinear-Manual'.E1:'Nonlinear-Manual'.F133" chart:data-source-has-labels="row" svg:x="1.489cm" svg:y="2.444cm" svg:width="21.755cm" svg:height="11.369cm">
          <chartooo:coordinate-region svg:x="2.481cm" svg:y="2.617cm" svg:width="20.391cm" svg:height="10.602cm"/>
          <chart:axis chart:dimension="x" chart:name="primary-x" chart:style-name="ch6">
            <chart:title svg:x="11.29cm" svg:y="14.113cm" chart:style-name="ch7">
              <text:p>time(seconds)</text:p>
            </chart:title>
          </chart:axis>
          <chart:axis chart:dimension="y" chart:name="primary-y" chart:style-name="ch6">
            <chart:title svg:x="0.451cm" svg:y="8.542cm" chart:style-name="ch8">
              <text:p>RPM</text:p>
            </chart:title>
            <chart:grid chart:style-name="ch9" chart:class="major"/>
          </chart:axis>
          <chart:series chart:style-name="ch10" chart:values-cell-range-address="'Nonlinear-Manual'.E2:'Nonlinear-Manual'.E133" chart:label-cell-address="'Nonlinear-Manual'.E1:'Nonlinear-Manual'.E1" chart:class="chart:scatter">
            <chart:domain table:cell-range-address="'Nonlinear-Manual'.A2:'Nonlinear-Manual'.A133"/>
            <chart:data-point chart:repeated="132"/>
          </chart:series>
          <chart:series chart:style-name="ch11" chart:values-cell-range-address="'Nonlinear-Manual'.F2:'Nonlinear-Manual'.F133" chart:label-cell-address="'Nonlinear-Manual'.F1:'Nonlinear-Manual'.F1" chart:class="chart:scatter">
            <chart:data-point chart:repeated="1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'Nonlinear-Manual'.E1:'Nonlinear-Manual'.E1</svg:desc>
                </draw:g>
              </table:table-cell>
              <table:table-cell office:value-type="string">
                <text:p>shift_rpm</text:p>
                <draw:g>
                  <svg:desc>'Nonlinear-Manual'.F1:'Nonlinear-Manual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nlinear-Manual'.A2:'Nonlinear-Manual'.A133</svg:desc>
                </draw:g>
              </table:table-cell>
              <table:table-cell office:value-type="float" office:value="1000">
                <text:p>1000</text:p>
                <draw:g>
                  <svg:desc>'Nonlinear-Manual'.E2:'Nonlinear-Manual'.E133</svg:desc>
                </draw:g>
              </table:table-cell>
              <table:table-cell office:value-type="float" office:value="9326">
                <text:p>9326</text:p>
                <draw:g>
                  <svg:desc>'Nonlinear-Manual'.F2:'Nonlinear-Manual'.F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48">
                <text:p>1148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111">
                <text:p>3111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260">
                <text:p>426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074">
                <text:p>5074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706">
                <text:p>5706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223">
                <text:p>6223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659">
                <text:p>665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037">
                <text:p>7037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371">
                <text:p>7371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669">
                <text:p>766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7939">
                <text:p>793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8186">
                <text:p>8186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8412">
                <text:p>841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8622">
                <text:p>862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817">
                <text:p>8817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000">
                <text:p>900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9172">
                <text:p>917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00">
                <text:p>100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073">
                <text:p>1073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907">
                <text:p>2907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980">
                <text:p>398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741">
                <text:p>474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5331">
                <text:p>533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5814">
                <text:p>5814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6222">
                <text:p>6222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575">
                <text:p>6575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6887">
                <text:p>6887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7166">
                <text:p>7166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7418">
                <text:p>741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7648">
                <text:p>764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7860">
                <text:p>786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8056">
                <text:p>8056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8238">
                <text:p>823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8409">
                <text:p>8409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8570">
                <text:p>857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8721">
                <text:p>872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8864">
                <text:p>8864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00">
                <text:p>100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000">
                <text:p>100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692">
                <text:p>2692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3685">
                <text:p>368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390">
                <text:p>439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937">
                <text:p>493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5383">
                <text:p>5383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5761">
                <text:p>576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6088">
                <text:p>608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6377">
                <text:p>637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6635">
                <text:p>663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6868">
                <text:p>686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081">
                <text:p>708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7278">
                <text:p>727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7459">
                <text:p>7459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7628">
                <text:p>762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7786">
                <text:p>778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7935">
                <text:p>793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8075">
                <text:p>807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8207">
                <text:p>820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8333">
                <text:p>8333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8452">
                <text:p>8452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8566">
                <text:p>856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8675">
                <text:p>867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780">
                <text:p>878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2415">
                <text:p>241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3306">
                <text:p>330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3938">
                <text:p>393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4429">
                <text:p>44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4829">
                <text:p>48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168">
                <text:p>516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5462">
                <text:p>54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5721">
                <text:p>572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5952">
                <text:p>595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6162">
                <text:p>61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6353">
                <text:p>635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6529">
                <text:p>65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6692">
                <text:p>669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6844">
                <text:p>684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6985">
                <text:p>698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119">
                <text:p>711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7244">
                <text:p>724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7363">
                <text:p>736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7476">
                <text:p>747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7583">
                <text:p>758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7685">
                <text:p>768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7783">
                <text:p>778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7877">
                <text:p>787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7966">
                <text:p>796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8053">
                <text:p>805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135">
                <text:p>813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215">
                <text:p>821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8293">
                <text:p>829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8367">
                <text:p>836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8439">
                <text:p>843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8509">
                <text:p>850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8577">
                <text:p>857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8642">
                <text:p>864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706">
                <text:p>870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768">
                <text:p>876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828">
                <text:p>882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887">
                <text:p>888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260">
                <text:p>226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3094">
                <text:p>309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3686">
                <text:p>368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4145">
                <text:p>414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4520">
                <text:p>452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4837">
                <text:p>483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5111">
                <text:p>511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5354">
                <text:p>535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5570">
                <text:p>557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5767">
                <text:p>576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5945">
                <text:p>594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6110">
                <text:p>611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6263">
                <text:p>626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6405">
                <text:p>640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6537">
                <text:p>653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6662">
                <text:p>66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6780">
                <text:p>678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6891">
                <text:p>689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6996">
                <text:p>699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7097">
                <text:p>709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7192">
                <text:p>719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7284">
                <text:p>728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7371">
                <text:p>737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7455">
                <text:p>745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7536">
                <text:p>753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7614">
                <text:p>761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688">
                <text:p>768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7688">
                <text:p>7688</text:p>
              </table:table-cell>
              <table:table-cell office:value-type="float" office:value="8957">
                <text:p>8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18cm" svg:height="14.798cm" xlink:href=".." xlink:type="simple" chart:class="chart:scatter" chart:style-name="ch1">
        <chart:title svg:x="7.226cm" svg:y="0.43cm" chart:style-name="ch2">
          <text:p>Linear Engine, Automatic Gearbox (fine grained)</text:p>
        </chart:title>
        <chart:subtitle svg:x="9.872cm" svg:y="1.479cm" chart:style-name="ch3">
          <text:p>Speed/Distance vs Time</text:p>
        </chart:subtitle>
        <chart:legend chart:legend-position="end" svg:x="21.478cm" svg:y="6.904cm" style:legend-expansion="high" chart:style-name="ch4"/>
        <chart:plot-area chart:style-name="ch5" table:cell-range-address="'Linear-Automatic, fine grained'.A1:'Linear-Automatic, fine grained'.C1532" chart:data-source-has-labels="row" svg:x="1.441cm" svg:y="2.429cm" svg:width="18.564cm" svg:height="11.145cm">
          <chartooo:coordinate-region svg:x="2.433cm" svg:y="2.602cm" svg:width="16.579cm" svg:height="10.378cm"/>
          <chart:axis chart:dimension="x" chart:name="primary-x" chart:style-name="ch6">
            <chart:title svg:x="9.951cm" svg:y="13.869cm" chart:style-name="ch7">
              <text:p>Time(sec)</text:p>
            </chart:title>
          </chart:axis>
          <chart:axis chart:dimension="y" chart:name="primary-y" chart:style-name="ch6">
            <chart:title svg:x="0.451cm" svg:y="8.958cm" chart:style-name="ch8">
              <text:p>Speed(mph)</text:p>
            </chart:title>
            <chart:grid chart:style-name="ch9" chart:class="major"/>
          </chart:axis>
          <chart:axis chart:dimension="y" chart:name="secondary-y" chart:style-name="ch10">
            <chart:title svg:x="20.487cm" svg:y="8.878cm" chart:style-name="ch8">
              <text:p>Distance(ft)</text:p>
            </chart:title>
          </chart:axis>
          <chart:series chart:attached-axis="primary-y" chart:style-name="ch11" chart:values-cell-range-address="'Linear-Automatic, fine grained'.B2:'Linear-Automatic, fine grained'.B1532" chart:label-cell-address="'Linear-Automatic, fine grained'.B1:'Linear-Automatic, fine grained'.B1" chart:class="chart:scatter">
            <chart:domain table:cell-range-address="'Linear-Automatic, fine grained'.A2:'Linear-Automatic, fine grained'.A1532"/>
            <chart:data-point chart:repeated="1531"/>
          </chart:series>
          <chart:series chart:attached-axis="primary-y" chart:style-name="ch12" chart:values-cell-range-address="'Linear-Automatic, fine grained'.C2:'Linear-Automatic, fine grained'.C1532" chart:label-cell-address="'Linear-Automatic, fine grained'.C1:'Linear-Automatic, fine grained'.C1" chart:class="chart:scatter">
            <chart:data-point chart:repeated="15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'Linear-Automatic, fine grained'.B1:'Linear-Automatic, fine grained'.B1</svg:desc>
                </draw:g>
              </table:table-cell>
              <table:table-cell office:value-type="string">
                <text:p>speed</text:p>
                <draw:g>
                  <svg:desc>'Linear-Automatic, fine grained'.C1:'Linear-Automatic, fine graine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near-Automatic, fine grained'.A2:'Linear-Automatic, fine grained'.A1532</svg:desc>
                </draw:g>
              </table:table-cell>
              <table:table-cell office:value-type="float" office:value="0">
                <text:p>0</text:p>
                <draw:g>
                  <svg:desc>'Linear-Automatic, fine grained'.B2:'Linear-Automatic, fine grained'.B1532</svg:desc>
                </draw:g>
              </table:table-cell>
              <table:table-cell office:value-type="float" office:value="0">
                <text:p>0</text:p>
                <draw:g>
                  <svg:desc>'Linear-Automatic, fine grained'.C2:'Linear-Automatic, fine grained'.C1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77">
                <text:p>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79">
                <text:p>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83">
                <text:p>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88">
                <text:p>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92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96">
                <text:p>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97">
                <text:p>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01">
                <text:p>1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07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09">
                <text:p>1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11">
                <text:p>1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14">
                <text:p>1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118">
                <text:p>1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19">
                <text:p>1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21">
                <text:p>1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23">
                <text:p>1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28">
                <text:p>1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32">
                <text:p>1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34">
                <text:p>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38">
                <text:p>1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44">
                <text:p>1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48">
                <text:p>1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52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154">
                <text:p>1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56">
                <text:p>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58">
                <text:p>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62">
                <text:p>1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66">
                <text:p>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68">
                <text:p>1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70">
                <text:p>1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75">
                <text:p>1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77">
                <text:p>1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81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83">
                <text:p>1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85">
                <text:p>1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188">
                <text:p>1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192">
                <text:p>1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194">
                <text:p>1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197">
                <text:p>1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199">
                <text:p>1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201">
                <text:p>2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206">
                <text:p>2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208">
                <text:p>2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209">
                <text:p>2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209">
                <text:p>2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210">
                <text:p>2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210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210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211">
                <text:p>2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211">
                <text:p>2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212">
                <text:p>2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212">
                <text:p>2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213">
                <text:p>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213">
                <text:p>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214">
                <text:p>2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215">
                <text:p>2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215">
                <text:p>2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216">
                <text:p>2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216">
                <text:p>2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217">
                <text:p>2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218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218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219">
                <text:p>2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220">
                <text:p>2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221">
                <text:p>2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221">
                <text:p>2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222">
                <text:p>2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223">
                <text:p>2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224">
                <text:p>2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224">
                <text:p>2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225">
                <text:p>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226">
                <text:p>2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227">
                <text:p>2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228">
                <text:p>2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229">
                <text:p>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230">
                <text:p>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230">
                <text:p>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231">
                <text:p>2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232">
                <text:p>2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233">
                <text:p>2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234">
                <text:p>2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235">
                <text:p>2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236">
                <text:p>2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237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238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239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241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243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244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245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246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247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248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250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251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252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253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254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256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257">
                <text:p>2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258">
                <text:p>2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260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261">
                <text:p>2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262">
                <text:p>2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264">
                <text:p>2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265">
                <text:p>2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266">
                <text:p>2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268">
                <text:p>2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269">
                <text:p>2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271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272">
                <text:p>2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274">
                <text:p>2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275">
                <text:p>2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277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278">
                <text:p>2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280">
                <text:p>2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281">
                <text:p>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283">
                <text:p>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284">
                <text:p>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286">
                <text:p>2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288">
                <text:p>2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289">
                <text:p>2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291">
                <text:p>2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293">
                <text:p>2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294">
                <text:p>2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296">
                <text:p>2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298">
                <text:p>2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299">
                <text:p>2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301">
                <text:p>3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303">
                <text:p>3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305">
                <text:p>3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306">
                <text:p>3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308">
                <text:p>3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310">
                <text:p>3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312">
                <text:p>3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314">
                <text:p>3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316">
                <text:p>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318">
                <text:p>3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319">
                <text:p>3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321">
                <text:p>3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323">
                <text:p>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325">
                <text:p>3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329">
                <text:p>3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331">
                <text:p>3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333">
                <text:p>3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335">
                <text:p>3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337">
                <text:p>3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339">
                <text:p>3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341">
                <text:p>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343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346">
                <text:p>3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348">
                <text:p>3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350">
                <text:p>3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352">
                <text:p>3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354">
                <text:p>3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356">
                <text:p>3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359">
                <text:p>3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361">
                <text:p>3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363">
                <text:p>3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365">
                <text:p>3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367">
                <text:p>3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370">
                <text:p>3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372">
                <text:p>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374">
                <text:p>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377">
                <text:p>3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379">
                <text:p>3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381">
                <text:p>3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384">
                <text:p>3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386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389">
                <text:p>3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391">
                <text:p>3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393">
                <text:p>3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396">
                <text:p>3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398">
                <text:p>3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401">
                <text:p>4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403">
                <text:p>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406">
                <text:p>4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408">
                <text:p>4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411">
                <text:p>4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413">
                <text:p>4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416">
                <text:p>4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419">
                <text:p>4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421">
                <text:p>4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424">
                <text:p>4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426">
                <text:p>4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429">
                <text:p>4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432">
                <text:p>4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434">
                <text:p>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437">
                <text:p>4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440">
                <text:p>4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443">
                <text:p>4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445">
                <text:p>4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448">
                <text:p>4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451">
                <text:p>4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454">
                <text:p>4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457">
                <text:p>4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459">
                <text:p>4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462">
                <text:p>4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465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468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471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474">
                <text:p>4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477">
                <text:p>4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480">
                <text:p>4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483">
                <text:p>4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485">
                <text:p>4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488">
                <text:p>4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491">
                <text:p>4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494">
                <text:p>4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497">
                <text:p>4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501">
                <text:p>5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504">
                <text:p>5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507">
                <text:p>5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510">
                <text:p>5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513">
                <text:p>5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516">
                <text:p>5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519">
                <text:p>5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522">
                <text:p>5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525">
                <text:p>5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529">
                <text:p>5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532">
                <text:p>5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535">
                <text:p>5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538">
                <text:p>5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542">
                <text:p>5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545">
                <text:p>5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548">
                <text:p>5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551">
                <text:p>5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555">
                <text:p>5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558">
                <text:p>5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561">
                <text:p>5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565">
                <text:p>5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568">
                <text:p>5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572">
                <text:p>5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575">
                <text:p>5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578">
                <text:p>5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582">
                <text:p>5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585">
                <text:p>5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589">
                <text:p>5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592">
                <text:p>5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596">
                <text:p>5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599">
                <text:p>59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601">
                <text:p>6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602">
                <text:p>6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603">
                <text:p>6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603">
                <text:p>6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604">
                <text:p>6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605">
                <text:p>6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606">
                <text:p>6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606">
                <text:p>6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607">
                <text:p>6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608">
                <text:p>6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609">
                <text:p>6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610">
                <text:p>6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611">
                <text:p>6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612">
                <text:p>6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612">
                <text:p>6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613">
                <text:p>6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614">
                <text:p>6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615">
                <text:p>6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616">
                <text:p>6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617">
                <text:p>6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618">
                <text:p>6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619">
                <text:p>6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621">
                <text:p>6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622">
                <text:p>6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623">
                <text:p>6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624">
                <text:p>6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625">
                <text:p>6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626">
                <text:p>6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627">
                <text:p>6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629">
                <text:p>6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630">
                <text:p>6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631">
                <text:p>6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632">
                <text:p>6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634">
                <text:p>6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635">
                <text:p>6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636">
                <text:p>6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638">
                <text:p>6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639">
                <text:p>6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640">
                <text:p>6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642">
                <text:p>6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643">
                <text:p>6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645">
                <text:p>6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646">
                <text:p>6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648">
                <text:p>6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649">
                <text:p>6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651">
                <text:p>6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652">
                <text:p>6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654">
                <text:p>6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655">
                <text:p>6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657">
                <text:p>6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658">
                <text:p>6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660">
                <text:p>6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662">
                <text:p>6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663">
                <text:p>6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665">
                <text:p>6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667">
                <text:p>6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669">
                <text:p>6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670">
                <text:p>6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672">
                <text:p>6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674">
                <text:p>6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676">
                <text:p>6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677">
                <text:p>6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679">
                <text:p>6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681">
                <text:p>6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683">
                <text:p>6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685">
                <text:p>6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687">
                <text:p>6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689">
                <text:p>68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691">
                <text:p>6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693">
                <text:p>6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695">
                <text:p>6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697">
                <text:p>6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699">
                <text:p>6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701">
                <text:p>7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703">
                <text:p>7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705">
                <text:p>7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707">
                <text:p>7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709">
                <text:p>7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711">
                <text:p>7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713">
                <text:p>7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715">
                <text:p>7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718">
                <text:p>7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720">
                <text:p>7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722">
                <text:p>7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724">
                <text:p>7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727">
                <text:p>7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729">
                <text:p>7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731">
                <text:p>7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734">
                <text:p>7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736">
                <text:p>7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738">
                <text:p>7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741">
                <text:p>7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743">
                <text:p>7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745">
                <text:p>7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748">
                <text:p>7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750">
                <text:p>7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753">
                <text:p>75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755">
                <text:p>7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758">
                <text:p>7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760">
                <text:p>7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763">
                <text:p>7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765">
                <text:p>7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768">
                <text:p>7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771">
                <text:p>7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773">
                <text:p>7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776">
                <text:p>7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779">
                <text:p>7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781">
                <text:p>7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784">
                <text:p>7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787">
                <text:p>7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789">
                <text:p>7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792">
                <text:p>7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795">
                <text:p>7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798">
                <text:p>7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801">
                <text:p>8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803">
                <text:p>8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806">
                <text:p>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809">
                <text:p>8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812">
                <text:p>8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815">
                <text:p>8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818">
                <text:p>8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821">
                <text:p>8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824">
                <text:p>8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827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830">
                <text:p>8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833">
                <text:p>8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836">
                <text:p>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839">
                <text:p>8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842">
                <text:p>8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845">
                <text:p>8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848">
                <text:p>8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851">
                <text:p>8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854">
                <text:p>8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858">
                <text:p>8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861">
                <text:p>8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864">
                <text:p>8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867">
                <text:p>8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870">
                <text:p>8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874">
                <text:p>8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877">
                <text:p>87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880">
                <text:p>8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884">
                <text:p>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887">
                <text:p>8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890">
                <text:p>8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894">
                <text:p>8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897">
                <text:p>8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901">
                <text:p>9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904">
                <text:p>9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907">
                <text:p>9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911">
                <text:p>9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914">
                <text:p>9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918">
                <text:p>9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921">
                <text:p>9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925">
                <text:p>9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929">
                <text:p>9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932">
                <text:p>9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936">
                <text:p>9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939">
                <text:p>9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943">
                <text:p>9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947">
                <text:p>9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950">
                <text:p>9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954">
                <text:p>9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958">
                <text:p>9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961">
                <text:p>9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965">
                <text:p>9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969">
                <text:p>9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973">
                <text:p>9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977">
                <text:p>9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980">
                <text:p>9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984">
                <text:p>9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988">
                <text:p>9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992">
                <text:p>9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996">
                <text:p>9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1000">
                <text:p>1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1004">
                <text:p>10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1008">
                <text:p>10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1012">
                <text:p>10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1016">
                <text:p>10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1020">
                <text:p>10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1024">
                <text:p>10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1028">
                <text:p>10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1032">
                <text:p>10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1036">
                <text:p>10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1040">
                <text:p>10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1044">
                <text:p>10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1048">
                <text:p>10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1053">
                <text:p>10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057">
                <text:p>10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061">
                <text:p>10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1065">
                <text:p>10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069">
                <text:p>10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074">
                <text:p>10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078">
                <text:p>10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082">
                <text:p>10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087">
                <text:p>108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091">
                <text:p>10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095">
                <text:p>10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100">
                <text:p>1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104">
                <text:p>11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109">
                <text:p>11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113">
                <text:p>111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1117">
                <text:p>1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122">
                <text:p>11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126">
                <text:p>11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131">
                <text:p>11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135">
                <text:p>11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140">
                <text:p>11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145">
                <text:p>11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149">
                <text:p>11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154">
                <text:p>11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1158">
                <text:p>11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1163">
                <text:p>11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1168">
                <text:p>11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1172">
                <text:p>11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1177">
                <text:p>11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1182">
                <text:p>11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1186">
                <text:p>11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1191">
                <text:p>119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1196">
                <text:p>11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1201">
                <text:p>120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1206">
                <text:p>12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1210">
                <text:p>12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1215">
                <text:p>12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1220">
                <text:p>12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1225">
                <text:p>12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1230">
                <text:p>12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1235">
                <text:p>12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1240">
                <text:p>12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1245">
                <text:p>1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1250">
                <text:p>12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1255">
                <text:p>12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1260">
                <text:p>12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1265">
                <text:p>12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1270">
                <text:p>12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1275">
                <text:p>12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1280">
                <text:p>1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1285">
                <text:p>12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1290">
                <text:p>1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1295">
                <text:p>12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1301">
                <text:p>13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1306">
                <text:p>13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1311">
                <text:p>13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1316">
                <text:p>13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1321">
                <text:p>13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1327">
                <text:p>13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1332">
                <text:p>13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1337">
                <text:p>13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1343">
                <text:p>13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1348">
                <text:p>13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1353">
                <text:p>13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1359">
                <text:p>13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1364">
                <text:p>13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1369">
                <text:p>13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1375">
                <text:p>13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1380">
                <text:p>1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1386">
                <text:p>13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1391">
                <text:p>139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1397">
                <text:p>13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1402">
                <text:p>14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1408">
                <text:p>14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1413">
                <text:p>14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1419">
                <text:p>14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1425">
                <text:p>14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1430">
                <text:p>14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1436">
                <text:p>14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1437">
                <text:p>14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1437">
                <text:p>14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1438">
                <text:p>14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1439">
                <text:p>14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1440">
                <text:p>14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1441">
                <text:p>14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1441">
                <text:p>14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1442">
                <text:p>14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1443">
                <text:p>14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1444">
                <text:p>14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1445">
                <text:p>14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1446">
                <text:p>14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1447">
                <text:p>14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1448">
                <text:p>14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1448">
                <text:p>14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1449">
                <text:p>14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1450">
                <text:p>14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1451">
                <text:p>14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1452">
                <text:p>14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1453">
                <text:p>14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1454">
                <text:p>14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1455">
                <text:p>14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1456">
                <text:p>14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1458">
                <text:p>14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1459">
                <text:p>14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1460">
                <text:p>14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1461">
                <text:p>14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1462">
                <text:p>14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1463">
                <text:p>14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1464">
                <text:p>14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1465">
                <text:p>14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1467">
                <text:p>14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1468">
                <text:p>14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1469">
                <text:p>14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1470">
                <text:p>14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1472">
                <text:p>14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1473">
                <text:p>14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1474">
                <text:p>14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1475">
                <text:p>14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1477">
                <text:p>14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1478">
                <text:p>14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1479">
                <text:p>14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1481">
                <text:p>14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1482">
                <text:p>14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1483">
                <text:p>14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1485">
                <text:p>14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1486">
                <text:p>14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1488">
                <text:p>14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1489">
                <text:p>14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1491">
                <text:p>14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1492">
                <text:p>14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1493">
                <text:p>14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1495">
                <text:p>14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1496">
                <text:p>14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1498">
                <text:p>14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1500">
                <text:p>1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1501">
                <text:p>15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1503">
                <text:p>15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1504">
                <text:p>15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1506">
                <text:p>15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1507">
                <text:p>15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1509">
                <text:p>15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1511">
                <text:p>15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1512">
                <text:p>15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1514">
                <text:p>15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1516">
                <text:p>15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1517">
                <text:p>15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1519">
                <text:p>15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1521">
                <text:p>15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1523">
                <text:p>15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1524">
                <text:p>15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1526">
                <text:p>15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1528">
                <text:p>15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1530">
                <text:p>15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1532">
                <text:p>15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1533">
                <text:p>15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1535">
                <text:p>15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1537">
                <text:p>15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1539">
                <text:p>15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1541">
                <text:p>15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1543">
                <text:p>15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1545">
                <text:p>15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1547">
                <text:p>15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1549">
                <text:p>15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551">
                <text:p>15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552">
                <text:p>15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554">
                <text:p>15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556">
                <text:p>15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559">
                <text:p>15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561">
                <text:p>15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563">
                <text:p>15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1565">
                <text:p>15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1567">
                <text:p>15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1569">
                <text:p>15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1571">
                <text:p>15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1573">
                <text:p>15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1575">
                <text:p>15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577">
                <text:p>15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580">
                <text:p>15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582">
                <text:p>15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1584">
                <text:p>15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1586">
                <text:p>15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588">
                <text:p>15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1591">
                <text:p>1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1593">
                <text:p>15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1595">
                <text:p>159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597">
                <text:p>15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600">
                <text:p>16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602">
                <text:p>16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604">
                <text:p>16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607">
                <text:p>16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609">
                <text:p>16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611">
                <text:p>16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614">
                <text:p>16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616">
                <text:p>16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619">
                <text:p>16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621">
                <text:p>16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624">
                <text:p>16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626">
                <text:p>16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628">
                <text:p>16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631">
                <text:p>16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633">
                <text:p>16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636">
                <text:p>16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639">
                <text:p>16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641">
                <text:p>16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644">
                <text:p>16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646">
                <text:p>16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649">
                <text:p>1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651">
                <text:p>16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654">
                <text:p>16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657">
                <text:p>16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659">
                <text:p>16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662">
                <text:p>16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665">
                <text:p>16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667">
                <text:p>16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670">
                <text:p>1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673">
                <text:p>167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676">
                <text:p>16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678">
                <text:p>16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681">
                <text:p>16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684">
                <text:p>16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687">
                <text:p>16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689">
                <text:p>16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692">
                <text:p>16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695">
                <text:p>16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698">
                <text:p>16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701">
                <text:p>17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704">
                <text:p>17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707">
                <text:p>17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710">
                <text:p>17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713">
                <text:p>17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1715">
                <text:p>17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1718">
                <text:p>17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1721">
                <text:p>17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1724">
                <text:p>17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1727">
                <text:p>17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1730">
                <text:p>17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733">
                <text:p>17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736">
                <text:p>17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740">
                <text:p>17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1743">
                <text:p>17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746">
                <text:p>17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749">
                <text:p>17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752">
                <text:p>17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755">
                <text:p>17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758">
                <text:p>17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761">
                <text:p>17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765">
                <text:p>17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768">
                <text:p>17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771">
                <text:p>17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774">
                <text:p>17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777">
                <text:p>17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781">
                <text:p>17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784">
                <text:p>17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787">
                <text:p>178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791">
                <text:p>17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794">
                <text:p>17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797">
                <text:p>17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801">
                <text:p>18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804">
                <text:p>18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807">
                <text:p>18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811">
                <text:p>18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814">
                <text:p>18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817">
                <text:p>18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821">
                <text:p>18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824">
                <text:p>18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828">
                <text:p>18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831">
                <text:p>18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835">
                <text:p>18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838">
                <text:p>18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842">
                <text:p>18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845">
                <text:p>18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849">
                <text:p>18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852">
                <text:p>18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856">
                <text:p>18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860">
                <text:p>18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863">
                <text:p>18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867">
                <text:p>186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870">
                <text:p>18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874">
                <text:p>18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878">
                <text:p>187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881">
                <text:p>18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885">
                <text:p>18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889">
                <text:p>18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893">
                <text:p>189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896">
                <text:p>189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900">
                <text:p>19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904">
                <text:p>190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908">
                <text:p>190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1911">
                <text:p>1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1915">
                <text:p>19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1919">
                <text:p>19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1923">
                <text:p>19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1927">
                <text:p>19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931">
                <text:p>19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1934">
                <text:p>19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938">
                <text:p>19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942">
                <text:p>194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946">
                <text:p>19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950">
                <text:p>19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954">
                <text:p>19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958">
                <text:p>19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1962">
                <text:p>19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1966">
                <text:p>19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1970">
                <text:p>19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1974">
                <text:p>19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1978">
                <text:p>19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1982">
                <text:p>198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1986">
                <text:p>19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1990">
                <text:p>19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1994">
                <text:p>199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1999">
                <text:p>199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003">
                <text:p>200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007">
                <text:p>2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011">
                <text:p>20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015">
                <text:p>20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019">
                <text:p>20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024">
                <text:p>20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028">
                <text:p>20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032">
                <text:p>203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036">
                <text:p>20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041">
                <text:p>20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045">
                <text:p>20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049">
                <text:p>20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053">
                <text:p>20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2058">
                <text:p>20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2062">
                <text:p>20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2066">
                <text:p>20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2071">
                <text:p>20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2075">
                <text:p>20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2080">
                <text:p>20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2084">
                <text:p>20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2088">
                <text:p>208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2093">
                <text:p>209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2097">
                <text:p>20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2102">
                <text:p>21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2106">
                <text:p>21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2111">
                <text:p>21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2115">
                <text:p>21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2120">
                <text:p>21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2124">
                <text:p>21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2129">
                <text:p>212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2133">
                <text:p>21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2138">
                <text:p>213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2143">
                <text:p>21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2147">
                <text:p>2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2152">
                <text:p>21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2157">
                <text:p>215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2161">
                <text:p>21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2166">
                <text:p>21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2171">
                <text:p>217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2175">
                <text:p>217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2180">
                <text:p>21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2185">
                <text:p>218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2189">
                <text:p>218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2194">
                <text:p>219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2199">
                <text:p>21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2204">
                <text:p>2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2209">
                <text:p>220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2213">
                <text:p>221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2218">
                <text:p>22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2223">
                <text:p>22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2228">
                <text:p>222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2233">
                <text:p>22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2238">
                <text:p>22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2243">
                <text:p>22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2248">
                <text:p>22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2253">
                <text:p>225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2257">
                <text:p>22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2262">
                <text:p>22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2267">
                <text:p>226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2272">
                <text:p>22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2277">
                <text:p>22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2282">
                <text:p>22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2287">
                <text:p>22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2293">
                <text:p>22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2298">
                <text:p>22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2303">
                <text:p>230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2308">
                <text:p>23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2313">
                <text:p>23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2318">
                <text:p>23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2323">
                <text:p>23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2328">
                <text:p>232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2334">
                <text:p>23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2339">
                <text:p>23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2344">
                <text:p>234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2349">
                <text:p>2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2354">
                <text:p>23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2360">
                <text:p>23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2365">
                <text:p>23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2370">
                <text:p>23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2375">
                <text:p>23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2381">
                <text:p>23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2386">
                <text:p>23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2391">
                <text:p>239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2397">
                <text:p>2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2402">
                <text:p>240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2407">
                <text:p>240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2413">
                <text:p>24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2418">
                <text:p>241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2424">
                <text:p>24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2429">
                <text:p>2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2435">
                <text:p>24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2440">
                <text:p>24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2446">
                <text:p>24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2451">
                <text:p>24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2457">
                <text:p>24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2462">
                <text:p>24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2468">
                <text:p>24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2473">
                <text:p>24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2479">
                <text:p>2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2484">
                <text:p>24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2490">
                <text:p>24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2496">
                <text:p>24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2501">
                <text:p>25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2507">
                <text:p>250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2512">
                <text:p>251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2518">
                <text:p>25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2524">
                <text:p>25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2529">
                <text:p>252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2535">
                <text:p>25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2541">
                <text:p>25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2547">
                <text:p>254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2552">
                <text:p>25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2558">
                <text:p>25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2564">
                <text:p>2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2570">
                <text:p>2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2576">
                <text:p>2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2581">
                <text:p>2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2587">
                <text:p>25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2593">
                <text:p>25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2599">
                <text:p>259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2605">
                <text:p>26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2611">
                <text:p>261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2617">
                <text:p>26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2623">
                <text:p>262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2629">
                <text:p>26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2635">
                <text:p>26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2641">
                <text:p>26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2647">
                <text:p>264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2653">
                <text:p>26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2659">
                <text:p>265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2665">
                <text:p>26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2671">
                <text:p>267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2677">
                <text:p>267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2683">
                <text:p>26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2689">
                <text:p>26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2695">
                <text:p>26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2701">
                <text:p>27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2707">
                <text:p>270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2713">
                <text:p>271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2720">
                <text:p>27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1">
                <text:p>10.01</text:p>
              </table:table-cell>
              <table:table-cell office:value-type="float" office:value="2732">
                <text:p>273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2">
                <text:p>10.02</text:p>
              </table:table-cell>
              <table:table-cell office:value-type="float" office:value="2738">
                <text:p>27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3">
                <text:p>10.03</text:p>
              </table:table-cell>
              <table:table-cell office:value-type="float" office:value="2744">
                <text:p>27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4">
                <text:p>10.04</text:p>
              </table:table-cell>
              <table:table-cell office:value-type="float" office:value="2751">
                <text:p>27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5">
                <text:p>10.05</text:p>
              </table:table-cell>
              <table:table-cell office:value-type="float" office:value="2757">
                <text:p>27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6">
                <text:p>10.06</text:p>
              </table:table-cell>
              <table:table-cell office:value-type="float" office:value="2763">
                <text:p>27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7">
                <text:p>10.07</text:p>
              </table:table-cell>
              <table:table-cell office:value-type="float" office:value="2770">
                <text:p>27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8">
                <text:p>10.08</text:p>
              </table:table-cell>
              <table:table-cell office:value-type="float" office:value="2776">
                <text:p>27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09">
                <text:p>10.09</text:p>
              </table:table-cell>
              <table:table-cell office:value-type="float" office:value="2782">
                <text:p>27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">
                <text:p>10.1</text:p>
              </table:table-cell>
              <table:table-cell office:value-type="float" office:value="2788">
                <text:p>27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1">
                <text:p>10.11</text:p>
              </table:table-cell>
              <table:table-cell office:value-type="float" office:value="2795">
                <text:p>27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2">
                <text:p>10.12</text:p>
              </table:table-cell>
              <table:table-cell office:value-type="float" office:value="2801">
                <text:p>28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3">
                <text:p>10.13</text:p>
              </table:table-cell>
              <table:table-cell office:value-type="float" office:value="2808">
                <text:p>28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4">
                <text:p>10.14</text:p>
              </table:table-cell>
              <table:table-cell office:value-type="float" office:value="2814">
                <text:p>281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5">
                <text:p>10.15</text:p>
              </table:table-cell>
              <table:table-cell office:value-type="float" office:value="2820">
                <text:p>28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6">
                <text:p>10.16</text:p>
              </table:table-cell>
              <table:table-cell office:value-type="float" office:value="2827">
                <text:p>282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7">
                <text:p>10.17</text:p>
              </table:table-cell>
              <table:table-cell office:value-type="float" office:value="2833">
                <text:p>28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8">
                <text:p>10.18</text:p>
              </table:table-cell>
              <table:table-cell office:value-type="float" office:value="2840">
                <text:p>28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9">
                <text:p>10.19</text:p>
              </table:table-cell>
              <table:table-cell office:value-type="float" office:value="2846">
                <text:p>28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">
                <text:p>10.2</text:p>
              </table:table-cell>
              <table:table-cell office:value-type="float" office:value="2853">
                <text:p>285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1">
                <text:p>10.21</text:p>
              </table:table-cell>
              <table:table-cell office:value-type="float" office:value="2859">
                <text:p>28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2">
                <text:p>10.22</text:p>
              </table:table-cell>
              <table:table-cell office:value-type="float" office:value="2866">
                <text:p>28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3">
                <text:p>10.23</text:p>
              </table:table-cell>
              <table:table-cell office:value-type="float" office:value="2872">
                <text:p>287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4">
                <text:p>10.24</text:p>
              </table:table-cell>
              <table:table-cell office:value-type="float" office:value="2879">
                <text:p>287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5">
                <text:p>10.25</text:p>
              </table:table-cell>
              <table:table-cell office:value-type="float" office:value="2885">
                <text:p>28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6">
                <text:p>10.26</text:p>
              </table:table-cell>
              <table:table-cell office:value-type="float" office:value="2892">
                <text:p>28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7">
                <text:p>10.27</text:p>
              </table:table-cell>
              <table:table-cell office:value-type="float" office:value="2898">
                <text:p>289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8">
                <text:p>10.28</text:p>
              </table:table-cell>
              <table:table-cell office:value-type="float" office:value="2899">
                <text:p>28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29">
                <text:p>10.29</text:p>
              </table:table-cell>
              <table:table-cell office:value-type="float" office:value="2900">
                <text:p>29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">
                <text:p>10.3</text:p>
              </table:table-cell>
              <table:table-cell office:value-type="float" office:value="2901">
                <text:p>29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1">
                <text:p>10.31</text:p>
              </table:table-cell>
              <table:table-cell office:value-type="float" office:value="2902">
                <text:p>29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2">
                <text:p>10.32</text:p>
              </table:table-cell>
              <table:table-cell office:value-type="float" office:value="2903">
                <text:p>29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3">
                <text:p>10.33</text:p>
              </table:table-cell>
              <table:table-cell office:value-type="float" office:value="2905">
                <text:p>29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2906">
                <text:p>29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5">
                <text:p>10.35</text:p>
              </table:table-cell>
              <table:table-cell office:value-type="float" office:value="2907">
                <text:p>290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6">
                <text:p>10.36</text:p>
              </table:table-cell>
              <table:table-cell office:value-type="float" office:value="2908">
                <text:p>29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7">
                <text:p>10.37</text:p>
              </table:table-cell>
              <table:table-cell office:value-type="float" office:value="2909">
                <text:p>290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8">
                <text:p>10.38</text:p>
              </table:table-cell>
              <table:table-cell office:value-type="float" office:value="2910">
                <text:p>29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39">
                <text:p>10.39</text:p>
              </table:table-cell>
              <table:table-cell office:value-type="float" office:value="2911">
                <text:p>29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">
                <text:p>10.4</text:p>
              </table:table-cell>
              <table:table-cell office:value-type="float" office:value="2912">
                <text:p>29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1">
                <text:p>10.41</text:p>
              </table:table-cell>
              <table:table-cell office:value-type="float" office:value="2914">
                <text:p>29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2">
                <text:p>10.42</text:p>
              </table:table-cell>
              <table:table-cell office:value-type="float" office:value="2915">
                <text:p>29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3">
                <text:p>10.43</text:p>
              </table:table-cell>
              <table:table-cell office:value-type="float" office:value="2916">
                <text:p>291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4">
                <text:p>10.44</text:p>
              </table:table-cell>
              <table:table-cell office:value-type="float" office:value="2917">
                <text:p>291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5">
                <text:p>10.45</text:p>
              </table:table-cell>
              <table:table-cell office:value-type="float" office:value="2919">
                <text:p>29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6">
                <text:p>10.46</text:p>
              </table:table-cell>
              <table:table-cell office:value-type="float" office:value="2920">
                <text:p>29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7">
                <text:p>10.47</text:p>
              </table:table-cell>
              <table:table-cell office:value-type="float" office:value="2921">
                <text:p>29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8">
                <text:p>10.48</text:p>
              </table:table-cell>
              <table:table-cell office:value-type="float" office:value="2922">
                <text:p>29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9">
                <text:p>10.49</text:p>
              </table:table-cell>
              <table:table-cell office:value-type="float" office:value="2924">
                <text:p>29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">
                <text:p>10.5</text:p>
              </table:table-cell>
              <table:table-cell office:value-type="float" office:value="2925">
                <text:p>29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1">
                <text:p>10.51</text:p>
              </table:table-cell>
              <table:table-cell office:value-type="float" office:value="2926">
                <text:p>29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2">
                <text:p>10.52</text:p>
              </table:table-cell>
              <table:table-cell office:value-type="float" office:value="2928">
                <text:p>29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3">
                <text:p>10.53</text:p>
              </table:table-cell>
              <table:table-cell office:value-type="float" office:value="2929">
                <text:p>29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4">
                <text:p>10.54</text:p>
              </table:table-cell>
              <table:table-cell office:value-type="float" office:value="2930">
                <text:p>29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5">
                <text:p>10.55</text:p>
              </table:table-cell>
              <table:table-cell office:value-type="float" office:value="2932">
                <text:p>293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6">
                <text:p>10.56</text:p>
              </table:table-cell>
              <table:table-cell office:value-type="float" office:value="2933">
                <text:p>293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7">
                <text:p>10.57</text:p>
              </table:table-cell>
              <table:table-cell office:value-type="float" office:value="2935">
                <text:p>293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8">
                <text:p>10.58</text:p>
              </table:table-cell>
              <table:table-cell office:value-type="float" office:value="2936">
                <text:p>293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59">
                <text:p>10.59</text:p>
              </table:table-cell>
              <table:table-cell office:value-type="float" office:value="2938">
                <text:p>29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">
                <text:p>10.6</text:p>
              </table:table-cell>
              <table:table-cell office:value-type="float" office:value="2939">
                <text:p>29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1">
                <text:p>10.61</text:p>
              </table:table-cell>
              <table:table-cell office:value-type="float" office:value="2940">
                <text:p>294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2">
                <text:p>10.62</text:p>
              </table:table-cell>
              <table:table-cell office:value-type="float" office:value="2942">
                <text:p>294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3">
                <text:p>10.63</text:p>
              </table:table-cell>
              <table:table-cell office:value-type="float" office:value="2944">
                <text:p>29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4">
                <text:p>10.64</text:p>
              </table:table-cell>
              <table:table-cell office:value-type="float" office:value="2945">
                <text:p>29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5">
                <text:p>10.65</text:p>
              </table:table-cell>
              <table:table-cell office:value-type="float" office:value="2947">
                <text:p>29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6">
                <text:p>10.66</text:p>
              </table:table-cell>
              <table:table-cell office:value-type="float" office:value="2948">
                <text:p>29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7">
                <text:p>10.67</text:p>
              </table:table-cell>
              <table:table-cell office:value-type="float" office:value="2950">
                <text:p>29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8">
                <text:p>10.68</text:p>
              </table:table-cell>
              <table:table-cell office:value-type="float" office:value="2951">
                <text:p>29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69">
                <text:p>10.69</text:p>
              </table:table-cell>
              <table:table-cell office:value-type="float" office:value="2953">
                <text:p>29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7">
                <text:p>10.7</text:p>
              </table:table-cell>
              <table:table-cell office:value-type="float" office:value="2955">
                <text:p>29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1">
                <text:p>10.71</text:p>
              </table:table-cell>
              <table:table-cell office:value-type="float" office:value="2956">
                <text:p>29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72">
                <text:p>10.72</text:p>
              </table:table-cell>
              <table:table-cell office:value-type="float" office:value="2958">
                <text:p>29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73">
                <text:p>10.73</text:p>
              </table:table-cell>
              <table:table-cell office:value-type="float" office:value="2959">
                <text:p>29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74">
                <text:p>10.74</text:p>
              </table:table-cell>
              <table:table-cell office:value-type="float" office:value="2961">
                <text:p>29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75">
                <text:p>10.75</text:p>
              </table:table-cell>
              <table:table-cell office:value-type="float" office:value="2963">
                <text:p>296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76">
                <text:p>10.76</text:p>
              </table:table-cell>
              <table:table-cell office:value-type="float" office:value="2965">
                <text:p>29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77">
                <text:p>10.77</text:p>
              </table:table-cell>
              <table:table-cell office:value-type="float" office:value="2966">
                <text:p>29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8">
                <text:p>10.78</text:p>
              </table:table-cell>
              <table:table-cell office:value-type="float" office:value="2968">
                <text:p>296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79">
                <text:p>10.79</text:p>
              </table:table-cell>
              <table:table-cell office:value-type="float" office:value="2970">
                <text:p>29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8">
                <text:p>10.8</text:p>
              </table:table-cell>
              <table:table-cell office:value-type="float" office:value="2972">
                <text:p>29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81">
                <text:p>10.81</text:p>
              </table:table-cell>
              <table:table-cell office:value-type="float" office:value="2973">
                <text:p>29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82">
                <text:p>10.82</text:p>
              </table:table-cell>
              <table:table-cell office:value-type="float" office:value="2975">
                <text:p>29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83">
                <text:p>10.83</text:p>
              </table:table-cell>
              <table:table-cell office:value-type="float" office:value="2977">
                <text:p>297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84">
                <text:p>10.84</text:p>
              </table:table-cell>
              <table:table-cell office:value-type="float" office:value="2979">
                <text:p>297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85">
                <text:p>10.85</text:p>
              </table:table-cell>
              <table:table-cell office:value-type="float" office:value="2981">
                <text:p>298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86">
                <text:p>10.86</text:p>
              </table:table-cell>
              <table:table-cell office:value-type="float" office:value="2983">
                <text:p>298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87">
                <text:p>10.87</text:p>
              </table:table-cell>
              <table:table-cell office:value-type="float" office:value="2984">
                <text:p>298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88">
                <text:p>10.88</text:p>
              </table:table-cell>
              <table:table-cell office:value-type="float" office:value="2986">
                <text:p>298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89">
                <text:p>10.89</text:p>
              </table:table-cell>
              <table:table-cell office:value-type="float" office:value="2988">
                <text:p>298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9">
                <text:p>10.9</text:p>
              </table:table-cell>
              <table:table-cell office:value-type="float" office:value="2990">
                <text:p>29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91">
                <text:p>10.91</text:p>
              </table:table-cell>
              <table:table-cell office:value-type="float" office:value="2992">
                <text:p>29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92">
                <text:p>10.92</text:p>
              </table:table-cell>
              <table:table-cell office:value-type="float" office:value="2994">
                <text:p>299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3">
                <text:p>10.93</text:p>
              </table:table-cell>
              <table:table-cell office:value-type="float" office:value="2996">
                <text:p>29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4">
                <text:p>10.94</text:p>
              </table:table-cell>
              <table:table-cell office:value-type="float" office:value="2998">
                <text:p>299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5">
                <text:p>10.95</text:p>
              </table:table-cell>
              <table:table-cell office:value-type="float" office:value="3000">
                <text:p>3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6">
                <text:p>10.96</text:p>
              </table:table-cell>
              <table:table-cell office:value-type="float" office:value="3002">
                <text:p>30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7">
                <text:p>10.97</text:p>
              </table:table-cell>
              <table:table-cell office:value-type="float" office:value="3004">
                <text:p>300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8">
                <text:p>10.98</text:p>
              </table:table-cell>
              <table:table-cell office:value-type="float" office:value="3006">
                <text:p>30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.99">
                <text:p>10.99</text:p>
              </table:table-cell>
              <table:table-cell office:value-type="float" office:value="3008">
                <text:p>30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">
                <text:p>11</text:p>
              </table:table-cell>
              <table:table-cell office:value-type="float" office:value="3010">
                <text:p>30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01">
                <text:p>11.01</text:p>
              </table:table-cell>
              <table:table-cell office:value-type="float" office:value="3012">
                <text:p>30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02">
                <text:p>11.02</text:p>
              </table:table-cell>
              <table:table-cell office:value-type="float" office:value="3014">
                <text:p>30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03">
                <text:p>11.03</text:p>
              </table:table-cell>
              <table:table-cell office:value-type="float" office:value="3016">
                <text:p>30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04">
                <text:p>11.04</text:p>
              </table:table-cell>
              <table:table-cell office:value-type="float" office:value="3019">
                <text:p>30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05">
                <text:p>11.05</text:p>
              </table:table-cell>
              <table:table-cell office:value-type="float" office:value="3021">
                <text:p>30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06">
                <text:p>11.06</text:p>
              </table:table-cell>
              <table:table-cell office:value-type="float" office:value="3023">
                <text:p>302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07">
                <text:p>11.07</text:p>
              </table:table-cell>
              <table:table-cell office:value-type="float" office:value="3025">
                <text:p>30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.08">
                <text:p>11.08</text:p>
              </table:table-cell>
              <table:table-cell office:value-type="float" office:value="3027">
                <text:p>30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.09">
                <text:p>11.09</text:p>
              </table:table-cell>
              <table:table-cell office:value-type="float" office:value="3029">
                <text:p>302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.1">
                <text:p>11.1</text:p>
              </table:table-cell>
              <table:table-cell office:value-type="float" office:value="3032">
                <text:p>303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11">
                <text:p>11.11</text:p>
              </table:table-cell>
              <table:table-cell office:value-type="float" office:value="3034">
                <text:p>303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.12">
                <text:p>11.12</text:p>
              </table:table-cell>
              <table:table-cell office:value-type="float" office:value="3036">
                <text:p>30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.13">
                <text:p>11.13</text:p>
              </table:table-cell>
              <table:table-cell office:value-type="float" office:value="3038">
                <text:p>30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.14">
                <text:p>11.14</text:p>
              </table:table-cell>
              <table:table-cell office:value-type="float" office:value="3041">
                <text:p>304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.15">
                <text:p>11.15</text:p>
              </table:table-cell>
              <table:table-cell office:value-type="float" office:value="3043">
                <text:p>304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.16">
                <text:p>11.16</text:p>
              </table:table-cell>
              <table:table-cell office:value-type="float" office:value="3045">
                <text:p>304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.17">
                <text:p>11.17</text:p>
              </table:table-cell>
              <table:table-cell office:value-type="float" office:value="3048">
                <text:p>30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.18">
                <text:p>11.18</text:p>
              </table:table-cell>
              <table:table-cell office:value-type="float" office:value="3050">
                <text:p>30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.19">
                <text:p>11.19</text:p>
              </table:table-cell>
              <table:table-cell office:value-type="float" office:value="3052">
                <text:p>305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.2">
                <text:p>11.2</text:p>
              </table:table-cell>
              <table:table-cell office:value-type="float" office:value="3055">
                <text:p>305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.21">
                <text:p>11.21</text:p>
              </table:table-cell>
              <table:table-cell office:value-type="float" office:value="3057">
                <text:p>30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.22">
                <text:p>11.22</text:p>
              </table:table-cell>
              <table:table-cell office:value-type="float" office:value="3059">
                <text:p>305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.23">
                <text:p>11.23</text:p>
              </table:table-cell>
              <table:table-cell office:value-type="float" office:value="3062">
                <text:p>30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.24">
                <text:p>11.24</text:p>
              </table:table-cell>
              <table:table-cell office:value-type="float" office:value="3064">
                <text:p>30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.25">
                <text:p>11.25</text:p>
              </table:table-cell>
              <table:table-cell office:value-type="float" office:value="3067">
                <text:p>306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.26">
                <text:p>11.26</text:p>
              </table:table-cell>
              <table:table-cell office:value-type="float" office:value="3069">
                <text:p>30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.27">
                <text:p>11.27</text:p>
              </table:table-cell>
              <table:table-cell office:value-type="float" office:value="3072">
                <text:p>307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.28">
                <text:p>11.28</text:p>
              </table:table-cell>
              <table:table-cell office:value-type="float" office:value="3074">
                <text:p>30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.29">
                <text:p>11.29</text:p>
              </table:table-cell>
              <table:table-cell office:value-type="float" office:value="3077">
                <text:p>30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.3">
                <text:p>11.3</text:p>
              </table:table-cell>
              <table:table-cell office:value-type="float" office:value="3079">
                <text:p>307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.31">
                <text:p>11.31</text:p>
              </table:table-cell>
              <table:table-cell office:value-type="float" office:value="3082">
                <text:p>30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.32">
                <text:p>11.32</text:p>
              </table:table-cell>
              <table:table-cell office:value-type="float" office:value="3084">
                <text:p>30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.33">
                <text:p>11.33</text:p>
              </table:table-cell>
              <table:table-cell office:value-type="float" office:value="3087">
                <text:p>308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.34">
                <text:p>11.34</text:p>
              </table:table-cell>
              <table:table-cell office:value-type="float" office:value="3089">
                <text:p>30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.35">
                <text:p>11.35</text:p>
              </table:table-cell>
              <table:table-cell office:value-type="float" office:value="3092">
                <text:p>30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.36">
                <text:p>11.36</text:p>
              </table:table-cell>
              <table:table-cell office:value-type="float" office:value="3094">
                <text:p>309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.37">
                <text:p>11.37</text:p>
              </table:table-cell>
              <table:table-cell office:value-type="float" office:value="3097">
                <text:p>309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.38">
                <text:p>11.38</text:p>
              </table:table-cell>
              <table:table-cell office:value-type="float" office:value="3100">
                <text:p>31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39">
                <text:p>11.39</text:p>
              </table:table-cell>
              <table:table-cell office:value-type="float" office:value="3102">
                <text:p>31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.4">
                <text:p>11.4</text:p>
              </table:table-cell>
              <table:table-cell office:value-type="float" office:value="3105">
                <text:p>310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.41">
                <text:p>11.41</text:p>
              </table:table-cell>
              <table:table-cell office:value-type="float" office:value="3108">
                <text:p>31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42">
                <text:p>11.42</text:p>
              </table:table-cell>
              <table:table-cell office:value-type="float" office:value="3110">
                <text:p>31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.43">
                <text:p>11.43</text:p>
              </table:table-cell>
              <table:table-cell office:value-type="float" office:value="3113">
                <text:p>311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.44">
                <text:p>11.44</text:p>
              </table:table-cell>
              <table:table-cell office:value-type="float" office:value="3116">
                <text:p>31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.45">
                <text:p>11.45</text:p>
              </table:table-cell>
              <table:table-cell office:value-type="float" office:value="3119">
                <text:p>31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46">
                <text:p>11.46</text:p>
              </table:table-cell>
              <table:table-cell office:value-type="float" office:value="3121">
                <text:p>31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47">
                <text:p>11.47</text:p>
              </table:table-cell>
              <table:table-cell office:value-type="float" office:value="3124">
                <text:p>3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48">
                <text:p>11.48</text:p>
              </table:table-cell>
              <table:table-cell office:value-type="float" office:value="3127">
                <text:p>31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49">
                <text:p>11.49</text:p>
              </table:table-cell>
              <table:table-cell office:value-type="float" office:value="3130">
                <text:p>31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.5">
                <text:p>11.5</text:p>
              </table:table-cell>
              <table:table-cell office:value-type="float" office:value="3133">
                <text:p>31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51">
                <text:p>11.51</text:p>
              </table:table-cell>
              <table:table-cell office:value-type="float" office:value="3135">
                <text:p>313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52">
                <text:p>11.52</text:p>
              </table:table-cell>
              <table:table-cell office:value-type="float" office:value="3138">
                <text:p>31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53">
                <text:p>11.53</text:p>
              </table:table-cell>
              <table:table-cell office:value-type="float" office:value="3141">
                <text:p>314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54">
                <text:p>11.54</text:p>
              </table:table-cell>
              <table:table-cell office:value-type="float" office:value="3144">
                <text:p>3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55">
                <text:p>11.55</text:p>
              </table:table-cell>
              <table:table-cell office:value-type="float" office:value="3147">
                <text:p>314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56">
                <text:p>11.56</text:p>
              </table:table-cell>
              <table:table-cell office:value-type="float" office:value="3150">
                <text:p>31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57">
                <text:p>11.57</text:p>
              </table:table-cell>
              <table:table-cell office:value-type="float" office:value="3153">
                <text:p>315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58">
                <text:p>11.58</text:p>
              </table:table-cell>
              <table:table-cell office:value-type="float" office:value="3156">
                <text:p>315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59">
                <text:p>11.59</text:p>
              </table:table-cell>
              <table:table-cell office:value-type="float" office:value="3159">
                <text:p>315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6">
                <text:p>11.6</text:p>
              </table:table-cell>
              <table:table-cell office:value-type="float" office:value="3161">
                <text:p>316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61">
                <text:p>11.61</text:p>
              </table:table-cell>
              <table:table-cell office:value-type="float" office:value="3164">
                <text:p>31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62">
                <text:p>11.62</text:p>
              </table:table-cell>
              <table:table-cell office:value-type="float" office:value="3167">
                <text:p>316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63">
                <text:p>11.63</text:p>
              </table:table-cell>
              <table:table-cell office:value-type="float" office:value="3170">
                <text:p>31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64">
                <text:p>11.64</text:p>
              </table:table-cell>
              <table:table-cell office:value-type="float" office:value="3173">
                <text:p>31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65">
                <text:p>11.65</text:p>
              </table:table-cell>
              <table:table-cell office:value-type="float" office:value="3177">
                <text:p>31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66">
                <text:p>11.66</text:p>
              </table:table-cell>
              <table:table-cell office:value-type="float" office:value="3180">
                <text:p>31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67">
                <text:p>11.67</text:p>
              </table:table-cell>
              <table:table-cell office:value-type="float" office:value="3183">
                <text:p>31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68">
                <text:p>11.68</text:p>
              </table:table-cell>
              <table:table-cell office:value-type="float" office:value="3186">
                <text:p>3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69">
                <text:p>11.69</text:p>
              </table:table-cell>
              <table:table-cell office:value-type="float" office:value="3189">
                <text:p>31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7">
                <text:p>11.7</text:p>
              </table:table-cell>
              <table:table-cell office:value-type="float" office:value="3192">
                <text:p>31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.71">
                <text:p>11.71</text:p>
              </table:table-cell>
              <table:table-cell office:value-type="float" office:value="3195">
                <text:p>319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72">
                <text:p>11.72</text:p>
              </table:table-cell>
              <table:table-cell office:value-type="float" office:value="3198">
                <text:p>31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.73">
                <text:p>11.73</text:p>
              </table:table-cell>
              <table:table-cell office:value-type="float" office:value="3201">
                <text:p>32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.74">
                <text:p>11.74</text:p>
              </table:table-cell>
              <table:table-cell office:value-type="float" office:value="3205">
                <text:p>320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75">
                <text:p>11.75</text:p>
              </table:table-cell>
              <table:table-cell office:value-type="float" office:value="3208">
                <text:p>32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76">
                <text:p>11.76</text:p>
              </table:table-cell>
              <table:table-cell office:value-type="float" office:value="3211">
                <text:p>32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77">
                <text:p>11.77</text:p>
              </table:table-cell>
              <table:table-cell office:value-type="float" office:value="3214">
                <text:p>32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78">
                <text:p>11.78</text:p>
              </table:table-cell>
              <table:table-cell office:value-type="float" office:value="3217">
                <text:p>32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.79">
                <text:p>11.79</text:p>
              </table:table-cell>
              <table:table-cell office:value-type="float" office:value="3221">
                <text:p>32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.8">
                <text:p>11.8</text:p>
              </table:table-cell>
              <table:table-cell office:value-type="float" office:value="3224">
                <text:p>32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.81">
                <text:p>11.81</text:p>
              </table:table-cell>
              <table:table-cell office:value-type="float" office:value="3227">
                <text:p>32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.82">
                <text:p>11.82</text:p>
              </table:table-cell>
              <table:table-cell office:value-type="float" office:value="3230">
                <text:p>32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.83">
                <text:p>11.83</text:p>
              </table:table-cell>
              <table:table-cell office:value-type="float" office:value="3234">
                <text:p>323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.84">
                <text:p>11.84</text:p>
              </table:table-cell>
              <table:table-cell office:value-type="float" office:value="3237">
                <text:p>323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.85">
                <text:p>11.85</text:p>
              </table:table-cell>
              <table:table-cell office:value-type="float" office:value="3240">
                <text:p>32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.86">
                <text:p>11.86</text:p>
              </table:table-cell>
              <table:table-cell office:value-type="float" office:value="3244">
                <text:p>32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.87">
                <text:p>11.87</text:p>
              </table:table-cell>
              <table:table-cell office:value-type="float" office:value="3247">
                <text:p>32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.88">
                <text:p>11.88</text:p>
              </table:table-cell>
              <table:table-cell office:value-type="float" office:value="3251">
                <text:p>32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.89">
                <text:p>11.89</text:p>
              </table:table-cell>
              <table:table-cell office:value-type="float" office:value="3254">
                <text:p>325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.9">
                <text:p>11.9</text:p>
              </table:table-cell>
              <table:table-cell office:value-type="float" office:value="3257">
                <text:p>32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.91">
                <text:p>11.91</text:p>
              </table:table-cell>
              <table:table-cell office:value-type="float" office:value="3261">
                <text:p>32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.92">
                <text:p>11.92</text:p>
              </table:table-cell>
              <table:table-cell office:value-type="float" office:value="3264">
                <text:p>32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.93">
                <text:p>11.93</text:p>
              </table:table-cell>
              <table:table-cell office:value-type="float" office:value="3268">
                <text:p>32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.94">
                <text:p>11.94</text:p>
              </table:table-cell>
              <table:table-cell office:value-type="float" office:value="3271">
                <text:p>327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.95">
                <text:p>11.95</text:p>
              </table:table-cell>
              <table:table-cell office:value-type="float" office:value="3275">
                <text:p>32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.96">
                <text:p>11.96</text:p>
              </table:table-cell>
              <table:table-cell office:value-type="float" office:value="3278">
                <text:p>32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.97">
                <text:p>11.97</text:p>
              </table:table-cell>
              <table:table-cell office:value-type="float" office:value="3282">
                <text:p>32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.98">
                <text:p>11.98</text:p>
              </table:table-cell>
              <table:table-cell office:value-type="float" office:value="3285">
                <text:p>32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.99">
                <text:p>11.99</text:p>
              </table:table-cell>
              <table:table-cell office:value-type="float" office:value="3289">
                <text:p>32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">
                <text:p>12</text:p>
              </table:table-cell>
              <table:table-cell office:value-type="float" office:value="3292">
                <text:p>32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.01">
                <text:p>12.01</text:p>
              </table:table-cell>
              <table:table-cell office:value-type="float" office:value="3296">
                <text:p>32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.02">
                <text:p>12.02</text:p>
              </table:table-cell>
              <table:table-cell office:value-type="float" office:value="3299">
                <text:p>32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.03">
                <text:p>12.03</text:p>
              </table:table-cell>
              <table:table-cell office:value-type="float" office:value="3303">
                <text:p>33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.04">
                <text:p>12.04</text:p>
              </table:table-cell>
              <table:table-cell office:value-type="float" office:value="3307">
                <text:p>33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.05">
                <text:p>12.05</text:p>
              </table:table-cell>
              <table:table-cell office:value-type="float" office:value="3310">
                <text:p>33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.06">
                <text:p>12.06</text:p>
              </table:table-cell>
              <table:table-cell office:value-type="float" office:value="3314">
                <text:p>331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.07">
                <text:p>12.07</text:p>
              </table:table-cell>
              <table:table-cell office:value-type="float" office:value="3318">
                <text:p>331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.08">
                <text:p>12.08</text:p>
              </table:table-cell>
              <table:table-cell office:value-type="float" office:value="3321">
                <text:p>33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.09">
                <text:p>12.09</text:p>
              </table:table-cell>
              <table:table-cell office:value-type="float" office:value="3325">
                <text:p>33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.1">
                <text:p>12.1</text:p>
              </table:table-cell>
              <table:table-cell office:value-type="float" office:value="3329">
                <text:p>33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.11">
                <text:p>12.11</text:p>
              </table:table-cell>
              <table:table-cell office:value-type="float" office:value="3332">
                <text:p>333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.12">
                <text:p>12.12</text:p>
              </table:table-cell>
              <table:table-cell office:value-type="float" office:value="3336">
                <text:p>33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.13">
                <text:p>12.13</text:p>
              </table:table-cell>
              <table:table-cell office:value-type="float" office:value="3340">
                <text:p>3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.14">
                <text:p>12.14</text:p>
              </table:table-cell>
              <table:table-cell office:value-type="float" office:value="3344">
                <text:p>33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.15">
                <text:p>12.15</text:p>
              </table:table-cell>
              <table:table-cell office:value-type="float" office:value="3347">
                <text:p>334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.16">
                <text:p>12.16</text:p>
              </table:table-cell>
              <table:table-cell office:value-type="float" office:value="3351">
                <text:p>33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.17">
                <text:p>12.17</text:p>
              </table:table-cell>
              <table:table-cell office:value-type="float" office:value="3355">
                <text:p>33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.18">
                <text:p>12.18</text:p>
              </table:table-cell>
              <table:table-cell office:value-type="float" office:value="3359">
                <text:p>33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.19">
                <text:p>12.19</text:p>
              </table:table-cell>
              <table:table-cell office:value-type="float" office:value="3363">
                <text:p>336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.2">
                <text:p>12.2</text:p>
              </table:table-cell>
              <table:table-cell office:value-type="float" office:value="3367">
                <text:p>33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.21">
                <text:p>12.21</text:p>
              </table:table-cell>
              <table:table-cell office:value-type="float" office:value="3370">
                <text:p>33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.22">
                <text:p>12.22</text:p>
              </table:table-cell>
              <table:table-cell office:value-type="float" office:value="3374">
                <text:p>33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.23">
                <text:p>12.23</text:p>
              </table:table-cell>
              <table:table-cell office:value-type="float" office:value="3378">
                <text:p>33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.24">
                <text:p>12.24</text:p>
              </table:table-cell>
              <table:table-cell office:value-type="float" office:value="3382">
                <text:p>33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.25">
                <text:p>12.25</text:p>
              </table:table-cell>
              <table:table-cell office:value-type="float" office:value="3386">
                <text:p>3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.26">
                <text:p>12.26</text:p>
              </table:table-cell>
              <table:table-cell office:value-type="float" office:value="3390">
                <text:p>33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.27">
                <text:p>12.27</text:p>
              </table:table-cell>
              <table:table-cell office:value-type="float" office:value="3394">
                <text:p>33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.28">
                <text:p>12.28</text:p>
              </table:table-cell>
              <table:table-cell office:value-type="float" office:value="3398">
                <text:p>33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.29">
                <text:p>12.29</text:p>
              </table:table-cell>
              <table:table-cell office:value-type="float" office:value="3402">
                <text:p>34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.3">
                <text:p>12.3</text:p>
              </table:table-cell>
              <table:table-cell office:value-type="float" office:value="3406">
                <text:p>340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.31">
                <text:p>12.31</text:p>
              </table:table-cell>
              <table:table-cell office:value-type="float" office:value="3410">
                <text:p>34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.32">
                <text:p>12.32</text:p>
              </table:table-cell>
              <table:table-cell office:value-type="float" office:value="3414">
                <text:p>341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.33">
                <text:p>12.33</text:p>
              </table:table-cell>
              <table:table-cell office:value-type="float" office:value="3418">
                <text:p>34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.34">
                <text:p>12.34</text:p>
              </table:table-cell>
              <table:table-cell office:value-type="float" office:value="3422">
                <text:p>34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.35">
                <text:p>12.35</text:p>
              </table:table-cell>
              <table:table-cell office:value-type="float" office:value="3426">
                <text:p>34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.36">
                <text:p>12.36</text:p>
              </table:table-cell>
              <table:table-cell office:value-type="float" office:value="3430">
                <text:p>34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.37">
                <text:p>12.37</text:p>
              </table:table-cell>
              <table:table-cell office:value-type="float" office:value="3434">
                <text:p>343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.38">
                <text:p>12.38</text:p>
              </table:table-cell>
              <table:table-cell office:value-type="float" office:value="3439">
                <text:p>34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.39">
                <text:p>12.39</text:p>
              </table:table-cell>
              <table:table-cell office:value-type="float" office:value="3443">
                <text:p>344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.4">
                <text:p>12.4</text:p>
              </table:table-cell>
              <table:table-cell office:value-type="float" office:value="3447">
                <text:p>34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.41">
                <text:p>12.41</text:p>
              </table:table-cell>
              <table:table-cell office:value-type="float" office:value="3451">
                <text:p>34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.42">
                <text:p>12.42</text:p>
              </table:table-cell>
              <table:table-cell office:value-type="float" office:value="3455">
                <text:p>34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.43">
                <text:p>12.43</text:p>
              </table:table-cell>
              <table:table-cell office:value-type="float" office:value="3459">
                <text:p>34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.44">
                <text:p>12.44</text:p>
              </table:table-cell>
              <table:table-cell office:value-type="float" office:value="3464">
                <text:p>346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.45">
                <text:p>12.45</text:p>
              </table:table-cell>
              <table:table-cell office:value-type="float" office:value="3468">
                <text:p>34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.46">
                <text:p>12.46</text:p>
              </table:table-cell>
              <table:table-cell office:value-type="float" office:value="3472">
                <text:p>34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.47">
                <text:p>12.47</text:p>
              </table:table-cell>
              <table:table-cell office:value-type="float" office:value="3476">
                <text:p>34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.48">
                <text:p>12.48</text:p>
              </table:table-cell>
              <table:table-cell office:value-type="float" office:value="3481">
                <text:p>348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.49">
                <text:p>12.49</text:p>
              </table:table-cell>
              <table:table-cell office:value-type="float" office:value="3485">
                <text:p>34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.5">
                <text:p>12.5</text:p>
              </table:table-cell>
              <table:table-cell office:value-type="float" office:value="3489">
                <text:p>34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.51">
                <text:p>12.51</text:p>
              </table:table-cell>
              <table:table-cell office:value-type="float" office:value="3494">
                <text:p>34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.52">
                <text:p>12.52</text:p>
              </table:table-cell>
              <table:table-cell office:value-type="float" office:value="3498">
                <text:p>349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.53">
                <text:p>12.53</text:p>
              </table:table-cell>
              <table:table-cell office:value-type="float" office:value="3502">
                <text:p>350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.54">
                <text:p>12.54</text:p>
              </table:table-cell>
              <table:table-cell office:value-type="float" office:value="3507">
                <text:p>350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.55">
                <text:p>12.55</text:p>
              </table:table-cell>
              <table:table-cell office:value-type="float" office:value="3511">
                <text:p>35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.56">
                <text:p>12.56</text:p>
              </table:table-cell>
              <table:table-cell office:value-type="float" office:value="3515">
                <text:p>35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.57">
                <text:p>12.57</text:p>
              </table:table-cell>
              <table:table-cell office:value-type="float" office:value="3520">
                <text:p>35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.58">
                <text:p>12.58</text:p>
              </table:table-cell>
              <table:table-cell office:value-type="float" office:value="3524">
                <text:p>35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.59">
                <text:p>12.59</text:p>
              </table:table-cell>
              <table:table-cell office:value-type="float" office:value="3529">
                <text:p>35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.6">
                <text:p>12.6</text:p>
              </table:table-cell>
              <table:table-cell office:value-type="float" office:value="3533">
                <text:p>353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.61">
                <text:p>12.61</text:p>
              </table:table-cell>
              <table:table-cell office:value-type="float" office:value="3538">
                <text:p>35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.62">
                <text:p>12.62</text:p>
              </table:table-cell>
              <table:table-cell office:value-type="float" office:value="3542">
                <text:p>35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.63">
                <text:p>12.63</text:p>
              </table:table-cell>
              <table:table-cell office:value-type="float" office:value="3547">
                <text:p>354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.64">
                <text:p>12.64</text:p>
              </table:table-cell>
              <table:table-cell office:value-type="float" office:value="3551">
                <text:p>35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.65">
                <text:p>12.65</text:p>
              </table:table-cell>
              <table:table-cell office:value-type="float" office:value="3556">
                <text:p>35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.66">
                <text:p>12.66</text:p>
              </table:table-cell>
              <table:table-cell office:value-type="float" office:value="3560">
                <text:p>35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.67">
                <text:p>12.67</text:p>
              </table:table-cell>
              <table:table-cell office:value-type="float" office:value="3565">
                <text:p>356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.68">
                <text:p>12.68</text:p>
              </table:table-cell>
              <table:table-cell office:value-type="float" office:value="3569">
                <text:p>356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.69">
                <text:p>12.69</text:p>
              </table:table-cell>
              <table:table-cell office:value-type="float" office:value="3574">
                <text:p>357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.7">
                <text:p>12.7</text:p>
              </table:table-cell>
              <table:table-cell office:value-type="float" office:value="3578">
                <text:p>35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.71">
                <text:p>12.71</text:p>
              </table:table-cell>
              <table:table-cell office:value-type="float" office:value="3583">
                <text:p>358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.72">
                <text:p>12.72</text:p>
              </table:table-cell>
              <table:table-cell office:value-type="float" office:value="3588">
                <text:p>358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.73">
                <text:p>12.73</text:p>
              </table:table-cell>
              <table:table-cell office:value-type="float" office:value="3592">
                <text:p>35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.74">
                <text:p>12.74</text:p>
              </table:table-cell>
              <table:table-cell office:value-type="float" office:value="3597">
                <text:p>359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.75">
                <text:p>12.75</text:p>
              </table:table-cell>
              <table:table-cell office:value-type="float" office:value="3602">
                <text:p>36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.76">
                <text:p>12.76</text:p>
              </table:table-cell>
              <table:table-cell office:value-type="float" office:value="3606">
                <text:p>36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.77">
                <text:p>12.77</text:p>
              </table:table-cell>
              <table:table-cell office:value-type="float" office:value="3611">
                <text:p>36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.78">
                <text:p>12.78</text:p>
              </table:table-cell>
              <table:table-cell office:value-type="float" office:value="3616">
                <text:p>361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.79">
                <text:p>12.79</text:p>
              </table:table-cell>
              <table:table-cell office:value-type="float" office:value="3621">
                <text:p>362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.8">
                <text:p>12.8</text:p>
              </table:table-cell>
              <table:table-cell office:value-type="float" office:value="3625">
                <text:p>362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.81">
                <text:p>12.81</text:p>
              </table:table-cell>
              <table:table-cell office:value-type="float" office:value="3630">
                <text:p>36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.82">
                <text:p>12.82</text:p>
              </table:table-cell>
              <table:table-cell office:value-type="float" office:value="3635">
                <text:p>36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.83">
                <text:p>12.83</text:p>
              </table:table-cell>
              <table:table-cell office:value-type="float" office:value="3640">
                <text:p>36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.84">
                <text:p>12.84</text:p>
              </table:table-cell>
              <table:table-cell office:value-type="float" office:value="3645">
                <text:p>36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.85">
                <text:p>12.85</text:p>
              </table:table-cell>
              <table:table-cell office:value-type="float" office:value="3649">
                <text:p>36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.86">
                <text:p>12.86</text:p>
              </table:table-cell>
              <table:table-cell office:value-type="float" office:value="3654">
                <text:p>36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.87">
                <text:p>12.87</text:p>
              </table:table-cell>
              <table:table-cell office:value-type="float" office:value="3659">
                <text:p>365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.88">
                <text:p>12.88</text:p>
              </table:table-cell>
              <table:table-cell office:value-type="float" office:value="3664">
                <text:p>366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.89">
                <text:p>12.89</text:p>
              </table:table-cell>
              <table:table-cell office:value-type="float" office:value="3669">
                <text:p>36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.9">
                <text:p>12.9</text:p>
              </table:table-cell>
              <table:table-cell office:value-type="float" office:value="3674">
                <text:p>36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.91">
                <text:p>12.91</text:p>
              </table:table-cell>
              <table:table-cell office:value-type="float" office:value="3679">
                <text:p>36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.92">
                <text:p>12.92</text:p>
              </table:table-cell>
              <table:table-cell office:value-type="float" office:value="3684">
                <text:p>368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.93">
                <text:p>12.93</text:p>
              </table:table-cell>
              <table:table-cell office:value-type="float" office:value="3688">
                <text:p>36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.94">
                <text:p>12.94</text:p>
              </table:table-cell>
              <table:table-cell office:value-type="float" office:value="3693">
                <text:p>36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.95">
                <text:p>12.95</text:p>
              </table:table-cell>
              <table:table-cell office:value-type="float" office:value="3698">
                <text:p>36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.96">
                <text:p>12.96</text:p>
              </table:table-cell>
              <table:table-cell office:value-type="float" office:value="3703">
                <text:p>370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.97">
                <text:p>12.97</text:p>
              </table:table-cell>
              <table:table-cell office:value-type="float" office:value="3708">
                <text:p>37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.98">
                <text:p>12.98</text:p>
              </table:table-cell>
              <table:table-cell office:value-type="float" office:value="3713">
                <text:p>37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.99">
                <text:p>12.99</text:p>
              </table:table-cell>
              <table:table-cell office:value-type="float" office:value="3718">
                <text:p>37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">
                <text:p>13</text:p>
              </table:table-cell>
              <table:table-cell office:value-type="float" office:value="3724">
                <text:p>37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.01">
                <text:p>13.01</text:p>
              </table:table-cell>
              <table:table-cell office:value-type="float" office:value="3729">
                <text:p>372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.02">
                <text:p>13.02</text:p>
              </table:table-cell>
              <table:table-cell office:value-type="float" office:value="3734">
                <text:p>37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.03">
                <text:p>13.03</text:p>
              </table:table-cell>
              <table:table-cell office:value-type="float" office:value="3739">
                <text:p>37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.04">
                <text:p>13.04</text:p>
              </table:table-cell>
              <table:table-cell office:value-type="float" office:value="3744">
                <text:p>37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.05">
                <text:p>13.05</text:p>
              </table:table-cell>
              <table:table-cell office:value-type="float" office:value="3749">
                <text:p>37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.06">
                <text:p>13.06</text:p>
              </table:table-cell>
              <table:table-cell office:value-type="float" office:value="3754">
                <text:p>37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.07">
                <text:p>13.07</text:p>
              </table:table-cell>
              <table:table-cell office:value-type="float" office:value="3759">
                <text:p>37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.08">
                <text:p>13.08</text:p>
              </table:table-cell>
              <table:table-cell office:value-type="float" office:value="3764">
                <text:p>37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.09">
                <text:p>13.09</text:p>
              </table:table-cell>
              <table:table-cell office:value-type="float" office:value="3770">
                <text:p>37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.1">
                <text:p>13.1</text:p>
              </table:table-cell>
              <table:table-cell office:value-type="float" office:value="3775">
                <text:p>37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.11">
                <text:p>13.11</text:p>
              </table:table-cell>
              <table:table-cell office:value-type="float" office:value="3780">
                <text:p>37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.12">
                <text:p>13.12</text:p>
              </table:table-cell>
              <table:table-cell office:value-type="float" office:value="3785">
                <text:p>37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.13">
                <text:p>13.13</text:p>
              </table:table-cell>
              <table:table-cell office:value-type="float" office:value="3791">
                <text:p>379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.14">
                <text:p>13.14</text:p>
              </table:table-cell>
              <table:table-cell office:value-type="float" office:value="3796">
                <text:p>379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.15">
                <text:p>13.15</text:p>
              </table:table-cell>
              <table:table-cell office:value-type="float" office:value="3801">
                <text:p>38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.16">
                <text:p>13.16</text:p>
              </table:table-cell>
              <table:table-cell office:value-type="float" office:value="3806">
                <text:p>38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.17">
                <text:p>13.17</text:p>
              </table:table-cell>
              <table:table-cell office:value-type="float" office:value="3812">
                <text:p>38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.18">
                <text:p>13.18</text:p>
              </table:table-cell>
              <table:table-cell office:value-type="float" office:value="3817">
                <text:p>38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.19">
                <text:p>13.19</text:p>
              </table:table-cell>
              <table:table-cell office:value-type="float" office:value="3822">
                <text:p>38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.2">
                <text:p>13.2</text:p>
              </table:table-cell>
              <table:table-cell office:value-type="float" office:value="3828">
                <text:p>38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.21">
                <text:p>13.21</text:p>
              </table:table-cell>
              <table:table-cell office:value-type="float" office:value="3833">
                <text:p>38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.22">
                <text:p>13.22</text:p>
              </table:table-cell>
              <table:table-cell office:value-type="float" office:value="3838">
                <text:p>38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.23">
                <text:p>13.23</text:p>
              </table:table-cell>
              <table:table-cell office:value-type="float" office:value="3844">
                <text:p>38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.24">
                <text:p>13.24</text:p>
              </table:table-cell>
              <table:table-cell office:value-type="float" office:value="3849">
                <text:p>38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.25">
                <text:p>13.25</text:p>
              </table:table-cell>
              <table:table-cell office:value-type="float" office:value="3855">
                <text:p>38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.26">
                <text:p>13.26</text:p>
              </table:table-cell>
              <table:table-cell office:value-type="float" office:value="3860">
                <text:p>38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.27">
                <text:p>13.27</text:p>
              </table:table-cell>
              <table:table-cell office:value-type="float" office:value="3866">
                <text:p>38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.28">
                <text:p>13.28</text:p>
              </table:table-cell>
              <table:table-cell office:value-type="float" office:value="3871">
                <text:p>38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.29">
                <text:p>13.29</text:p>
              </table:table-cell>
              <table:table-cell office:value-type="float" office:value="3877">
                <text:p>38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.3">
                <text:p>13.3</text:p>
              </table:table-cell>
              <table:table-cell office:value-type="float" office:value="3882">
                <text:p>38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.31">
                <text:p>13.31</text:p>
              </table:table-cell>
              <table:table-cell office:value-type="float" office:value="3888">
                <text:p>38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.32">
                <text:p>13.32</text:p>
              </table:table-cell>
              <table:table-cell office:value-type="float" office:value="3893">
                <text:p>38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.33">
                <text:p>13.33</text:p>
              </table:table-cell>
              <table:table-cell office:value-type="float" office:value="3899">
                <text:p>38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.34">
                <text:p>13.34</text:p>
              </table:table-cell>
              <table:table-cell office:value-type="float" office:value="3904">
                <text:p>39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.35">
                <text:p>13.35</text:p>
              </table:table-cell>
              <table:table-cell office:value-type="float" office:value="3910">
                <text:p>39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.36">
                <text:p>13.36</text:p>
              </table:table-cell>
              <table:table-cell office:value-type="float" office:value="3915">
                <text:p>39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.37">
                <text:p>13.37</text:p>
              </table:table-cell>
              <table:table-cell office:value-type="float" office:value="3921">
                <text:p>39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.38">
                <text:p>13.38</text:p>
              </table:table-cell>
              <table:table-cell office:value-type="float" office:value="3927">
                <text:p>39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.39">
                <text:p>13.39</text:p>
              </table:table-cell>
              <table:table-cell office:value-type="float" office:value="3932">
                <text:p>39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.4">
                <text:p>13.4</text:p>
              </table:table-cell>
              <table:table-cell office:value-type="float" office:value="3938">
                <text:p>39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.41">
                <text:p>13.41</text:p>
              </table:table-cell>
              <table:table-cell office:value-type="float" office:value="3943">
                <text:p>39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.42">
                <text:p>13.42</text:p>
              </table:table-cell>
              <table:table-cell office:value-type="float" office:value="3949">
                <text:p>39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.43">
                <text:p>13.43</text:p>
              </table:table-cell>
              <table:table-cell office:value-type="float" office:value="3955">
                <text:p>395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.44">
                <text:p>13.44</text:p>
              </table:table-cell>
              <table:table-cell office:value-type="float" office:value="3961">
                <text:p>396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.45">
                <text:p>13.45</text:p>
              </table:table-cell>
              <table:table-cell office:value-type="float" office:value="3966">
                <text:p>396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.46">
                <text:p>13.46</text:p>
              </table:table-cell>
              <table:table-cell office:value-type="float" office:value="3972">
                <text:p>397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.47">
                <text:p>13.47</text:p>
              </table:table-cell>
              <table:table-cell office:value-type="float" office:value="3978">
                <text:p>39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.48">
                <text:p>13.48</text:p>
              </table:table-cell>
              <table:table-cell office:value-type="float" office:value="3984">
                <text:p>39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.49">
                <text:p>13.49</text:p>
              </table:table-cell>
              <table:table-cell office:value-type="float" office:value="3989">
                <text:p>39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.5">
                <text:p>13.5</text:p>
              </table:table-cell>
              <table:table-cell office:value-type="float" office:value="3995">
                <text:p>39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.51">
                <text:p>13.51</text:p>
              </table:table-cell>
              <table:table-cell office:value-type="float" office:value="4001">
                <text:p>40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.52">
                <text:p>13.52</text:p>
              </table:table-cell>
              <table:table-cell office:value-type="float" office:value="4007">
                <text:p>40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.53">
                <text:p>13.53</text:p>
              </table:table-cell>
              <table:table-cell office:value-type="float" office:value="4013">
                <text:p>40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.54">
                <text:p>13.54</text:p>
              </table:table-cell>
              <table:table-cell office:value-type="float" office:value="4018">
                <text:p>401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.55">
                <text:p>13.55</text:p>
              </table:table-cell>
              <table:table-cell office:value-type="float" office:value="4024">
                <text:p>402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.56">
                <text:p>13.56</text:p>
              </table:table-cell>
              <table:table-cell office:value-type="float" office:value="4030">
                <text:p>40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.57">
                <text:p>13.57</text:p>
              </table:table-cell>
              <table:table-cell office:value-type="float" office:value="4036">
                <text:p>403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.58">
                <text:p>13.58</text:p>
              </table:table-cell>
              <table:table-cell office:value-type="float" office:value="4042">
                <text:p>40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.59">
                <text:p>13.59</text:p>
              </table:table-cell>
              <table:table-cell office:value-type="float" office:value="4048">
                <text:p>404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.6">
                <text:p>13.6</text:p>
              </table:table-cell>
              <table:table-cell office:value-type="float" office:value="4054">
                <text:p>40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.61">
                <text:p>13.61</text:p>
              </table:table-cell>
              <table:table-cell office:value-type="float" office:value="4060">
                <text:p>40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.62">
                <text:p>13.62</text:p>
              </table:table-cell>
              <table:table-cell office:value-type="float" office:value="4066">
                <text:p>40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.63">
                <text:p>13.63</text:p>
              </table:table-cell>
              <table:table-cell office:value-type="float" office:value="4072">
                <text:p>40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.64">
                <text:p>13.64</text:p>
              </table:table-cell>
              <table:table-cell office:value-type="float" office:value="4078">
                <text:p>407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.65">
                <text:p>13.65</text:p>
              </table:table-cell>
              <table:table-cell office:value-type="float" office:value="4084">
                <text:p>408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.66">
                <text:p>13.66</text:p>
              </table:table-cell>
              <table:table-cell office:value-type="float" office:value="4090">
                <text:p>40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.67">
                <text:p>13.67</text:p>
              </table:table-cell>
              <table:table-cell office:value-type="float" office:value="4096">
                <text:p>409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.68">
                <text:p>13.68</text:p>
              </table:table-cell>
              <table:table-cell office:value-type="float" office:value="4102">
                <text:p>41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.69">
                <text:p>13.69</text:p>
              </table:table-cell>
              <table:table-cell office:value-type="float" office:value="4108">
                <text:p>410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.7">
                <text:p>13.7</text:p>
              </table:table-cell>
              <table:table-cell office:value-type="float" office:value="4114">
                <text:p>41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.71">
                <text:p>13.71</text:p>
              </table:table-cell>
              <table:table-cell office:value-type="float" office:value="4120">
                <text:p>41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.72">
                <text:p>13.72</text:p>
              </table:table-cell>
              <table:table-cell office:value-type="float" office:value="4126">
                <text:p>412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.73">
                <text:p>13.73</text:p>
              </table:table-cell>
              <table:table-cell office:value-type="float" office:value="4133">
                <text:p>41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.74">
                <text:p>13.74</text:p>
              </table:table-cell>
              <table:table-cell office:value-type="float" office:value="4139">
                <text:p>41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.75">
                <text:p>13.75</text:p>
              </table:table-cell>
              <table:table-cell office:value-type="float" office:value="4145">
                <text:p>41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.76">
                <text:p>13.76</text:p>
              </table:table-cell>
              <table:table-cell office:value-type="float" office:value="4151">
                <text:p>415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.77">
                <text:p>13.77</text:p>
              </table:table-cell>
              <table:table-cell office:value-type="float" office:value="4157">
                <text:p>415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.78">
                <text:p>13.78</text:p>
              </table:table-cell>
              <table:table-cell office:value-type="float" office:value="4163">
                <text:p>416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.79">
                <text:p>13.79</text:p>
              </table:table-cell>
              <table:table-cell office:value-type="float" office:value="4170">
                <text:p>41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.8">
                <text:p>13.8</text:p>
              </table:table-cell>
              <table:table-cell office:value-type="float" office:value="4176">
                <text:p>41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.81">
                <text:p>13.81</text:p>
              </table:table-cell>
              <table:table-cell office:value-type="float" office:value="4182">
                <text:p>41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.82">
                <text:p>13.82</text:p>
              </table:table-cell>
              <table:table-cell office:value-type="float" office:value="4188">
                <text:p>41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.83">
                <text:p>13.83</text:p>
              </table:table-cell>
              <table:table-cell office:value-type="float" office:value="4195">
                <text:p>41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.84">
                <text:p>13.84</text:p>
              </table:table-cell>
              <table:table-cell office:value-type="float" office:value="4201">
                <text:p>42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.85">
                <text:p>13.85</text:p>
              </table:table-cell>
              <table:table-cell office:value-type="float" office:value="4207">
                <text:p>4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.86">
                <text:p>13.86</text:p>
              </table:table-cell>
              <table:table-cell office:value-type="float" office:value="4214">
                <text:p>421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.87">
                <text:p>13.87</text:p>
              </table:table-cell>
              <table:table-cell office:value-type="float" office:value="4220">
                <text:p>4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.88">
                <text:p>13.88</text:p>
              </table:table-cell>
              <table:table-cell office:value-type="float" office:value="4226">
                <text:p>422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.89">
                <text:p>13.89</text:p>
              </table:table-cell>
              <table:table-cell office:value-type="float" office:value="4233">
                <text:p>423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.9">
                <text:p>13.9</text:p>
              </table:table-cell>
              <table:table-cell office:value-type="float" office:value="4239">
                <text:p>423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.91">
                <text:p>13.91</text:p>
              </table:table-cell>
              <table:table-cell office:value-type="float" office:value="4246">
                <text:p>42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.92">
                <text:p>13.92</text:p>
              </table:table-cell>
              <table:table-cell office:value-type="float" office:value="4252">
                <text:p>425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.93">
                <text:p>13.93</text:p>
              </table:table-cell>
              <table:table-cell office:value-type="float" office:value="4258">
                <text:p>425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.94">
                <text:p>13.94</text:p>
              </table:table-cell>
              <table:table-cell office:value-type="float" office:value="4265">
                <text:p>426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.95">
                <text:p>13.95</text:p>
              </table:table-cell>
              <table:table-cell office:value-type="float" office:value="4271">
                <text:p>427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.96">
                <text:p>13.96</text:p>
              </table:table-cell>
              <table:table-cell office:value-type="float" office:value="4278">
                <text:p>427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.97">
                <text:p>13.97</text:p>
              </table:table-cell>
              <table:table-cell office:value-type="float" office:value="4284">
                <text:p>42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.98">
                <text:p>13.98</text:p>
              </table:table-cell>
              <table:table-cell office:value-type="float" office:value="4291">
                <text:p>429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.99">
                <text:p>13.99</text:p>
              </table:table-cell>
              <table:table-cell office:value-type="float" office:value="4297">
                <text:p>429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">
                <text:p>14</text:p>
              </table:table-cell>
              <table:table-cell office:value-type="float" office:value="4304">
                <text:p>43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.01">
                <text:p>14.01</text:p>
              </table:table-cell>
              <table:table-cell office:value-type="float" office:value="4311">
                <text:p>43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.02">
                <text:p>14.02</text:p>
              </table:table-cell>
              <table:table-cell office:value-type="float" office:value="4317">
                <text:p>431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.03">
                <text:p>14.03</text:p>
              </table:table-cell>
              <table:table-cell office:value-type="float" office:value="4324">
                <text:p>43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.04">
                <text:p>14.04</text:p>
              </table:table-cell>
              <table:table-cell office:value-type="float" office:value="4330">
                <text:p>43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.05">
                <text:p>14.05</text:p>
              </table:table-cell>
              <table:table-cell office:value-type="float" office:value="4337">
                <text:p>43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.06">
                <text:p>14.06</text:p>
              </table:table-cell>
              <table:table-cell office:value-type="float" office:value="4344">
                <text:p>43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.07">
                <text:p>14.07</text:p>
              </table:table-cell>
              <table:table-cell office:value-type="float" office:value="4350">
                <text:p>43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.08">
                <text:p>14.08</text:p>
              </table:table-cell>
              <table:table-cell office:value-type="float" office:value="4357">
                <text:p>43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.09">
                <text:p>14.09</text:p>
              </table:table-cell>
              <table:table-cell office:value-type="float" office:value="4364">
                <text:p>43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.1">
                <text:p>14.1</text:p>
              </table:table-cell>
              <table:table-cell office:value-type="float" office:value="4370">
                <text:p>43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.11">
                <text:p>14.11</text:p>
              </table:table-cell>
              <table:table-cell office:value-type="float" office:value="4377">
                <text:p>437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.12">
                <text:p>14.12</text:p>
              </table:table-cell>
              <table:table-cell office:value-type="float" office:value="4384">
                <text:p>43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.13">
                <text:p>14.13</text:p>
              </table:table-cell>
              <table:table-cell office:value-type="float" office:value="4390">
                <text:p>43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.14">
                <text:p>14.14</text:p>
              </table:table-cell>
              <table:table-cell office:value-type="float" office:value="4397">
                <text:p>43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.15">
                <text:p>14.15</text:p>
              </table:table-cell>
              <table:table-cell office:value-type="float" office:value="4404">
                <text:p>440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.16">
                <text:p>14.16</text:p>
              </table:table-cell>
              <table:table-cell office:value-type="float" office:value="4411">
                <text:p>441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.17">
                <text:p>14.17</text:p>
              </table:table-cell>
              <table:table-cell office:value-type="float" office:value="4417">
                <text:p>44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.18">
                <text:p>14.18</text:p>
              </table:table-cell>
              <table:table-cell office:value-type="float" office:value="4424">
                <text:p>442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.19">
                <text:p>14.19</text:p>
              </table:table-cell>
              <table:table-cell office:value-type="float" office:value="4431">
                <text:p>443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.2">
                <text:p>14.2</text:p>
              </table:table-cell>
              <table:table-cell office:value-type="float" office:value="4438">
                <text:p>443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.21">
                <text:p>14.21</text:p>
              </table:table-cell>
              <table:table-cell office:value-type="float" office:value="4445">
                <text:p>44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.22">
                <text:p>14.22</text:p>
              </table:table-cell>
              <table:table-cell office:value-type="float" office:value="4452">
                <text:p>445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.23">
                <text:p>14.23</text:p>
              </table:table-cell>
              <table:table-cell office:value-type="float" office:value="4459">
                <text:p>445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.24">
                <text:p>14.24</text:p>
              </table:table-cell>
              <table:table-cell office:value-type="float" office:value="4465">
                <text:p>446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.25">
                <text:p>14.25</text:p>
              </table:table-cell>
              <table:table-cell office:value-type="float" office:value="4472">
                <text:p>44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.26">
                <text:p>14.26</text:p>
              </table:table-cell>
              <table:table-cell office:value-type="float" office:value="4479">
                <text:p>447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.27">
                <text:p>14.27</text:p>
              </table:table-cell>
              <table:table-cell office:value-type="float" office:value="4486">
                <text:p>44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.28">
                <text:p>14.28</text:p>
              </table:table-cell>
              <table:table-cell office:value-type="float" office:value="4493">
                <text:p>44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.29">
                <text:p>14.29</text:p>
              </table:table-cell>
              <table:table-cell office:value-type="float" office:value="4500">
                <text:p>45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.3">
                <text:p>14.3</text:p>
              </table:table-cell>
              <table:table-cell office:value-type="float" office:value="4507">
                <text:p>45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.31">
                <text:p>14.31</text:p>
              </table:table-cell>
              <table:table-cell office:value-type="float" office:value="4514">
                <text:p>45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.32">
                <text:p>14.32</text:p>
              </table:table-cell>
              <table:table-cell office:value-type="float" office:value="4521">
                <text:p>452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.33">
                <text:p>14.33</text:p>
              </table:table-cell>
              <table:table-cell office:value-type="float" office:value="4528">
                <text:p>45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.34">
                <text:p>14.34</text:p>
              </table:table-cell>
              <table:table-cell office:value-type="float" office:value="4535">
                <text:p>45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.35">
                <text:p>14.35</text:p>
              </table:table-cell>
              <table:table-cell office:value-type="float" office:value="4542">
                <text:p>45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.36">
                <text:p>14.36</text:p>
              </table:table-cell>
              <table:table-cell office:value-type="float" office:value="4549">
                <text:p>454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.37">
                <text:p>14.37</text:p>
              </table:table-cell>
              <table:table-cell office:value-type="float" office:value="4557">
                <text:p>455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.38">
                <text:p>14.38</text:p>
              </table:table-cell>
              <table:table-cell office:value-type="float" office:value="4564">
                <text:p>45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.39">
                <text:p>14.39</text:p>
              </table:table-cell>
              <table:table-cell office:value-type="float" office:value="4571">
                <text:p>45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.4">
                <text:p>14.4</text:p>
              </table:table-cell>
              <table:table-cell office:value-type="float" office:value="4578">
                <text:p>45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.41">
                <text:p>14.41</text:p>
              </table:table-cell>
              <table:table-cell office:value-type="float" office:value="4585">
                <text:p>458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.42">
                <text:p>14.42</text:p>
              </table:table-cell>
              <table:table-cell office:value-type="float" office:value="4592">
                <text:p>45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.43">
                <text:p>14.43</text:p>
              </table:table-cell>
              <table:table-cell office:value-type="float" office:value="4599">
                <text:p>45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.44">
                <text:p>14.44</text:p>
              </table:table-cell>
              <table:table-cell office:value-type="float" office:value="4607">
                <text:p>460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.45">
                <text:p>14.45</text:p>
              </table:table-cell>
              <table:table-cell office:value-type="float" office:value="4614">
                <text:p>461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.46">
                <text:p>14.46</text:p>
              </table:table-cell>
              <table:table-cell office:value-type="float" office:value="4621">
                <text:p>46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.47">
                <text:p>14.47</text:p>
              </table:table-cell>
              <table:table-cell office:value-type="float" office:value="4628">
                <text:p>462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.48">
                <text:p>14.48</text:p>
              </table:table-cell>
              <table:table-cell office:value-type="float" office:value="4636">
                <text:p>46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.49">
                <text:p>14.49</text:p>
              </table:table-cell>
              <table:table-cell office:value-type="float" office:value="4643">
                <text:p>46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.5">
                <text:p>14.5</text:p>
              </table:table-cell>
              <table:table-cell office:value-type="float" office:value="4650">
                <text:p>46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.51">
                <text:p>14.51</text:p>
              </table:table-cell>
              <table:table-cell office:value-type="float" office:value="4657">
                <text:p>46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.52">
                <text:p>14.52</text:p>
              </table:table-cell>
              <table:table-cell office:value-type="float" office:value="4665">
                <text:p>466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.53">
                <text:p>14.53</text:p>
              </table:table-cell>
              <table:table-cell office:value-type="float" office:value="4672">
                <text:p>467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.54">
                <text:p>14.54</text:p>
              </table:table-cell>
              <table:table-cell office:value-type="float" office:value="4679">
                <text:p>467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.55">
                <text:p>14.55</text:p>
              </table:table-cell>
              <table:table-cell office:value-type="float" office:value="4687">
                <text:p>46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.56">
                <text:p>14.56</text:p>
              </table:table-cell>
              <table:table-cell office:value-type="float" office:value="4694">
                <text:p>469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.57">
                <text:p>14.57</text:p>
              </table:table-cell>
              <table:table-cell office:value-type="float" office:value="4702">
                <text:p>47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.58">
                <text:p>14.58</text:p>
              </table:table-cell>
              <table:table-cell office:value-type="float" office:value="4709">
                <text:p>470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.59">
                <text:p>14.59</text:p>
              </table:table-cell>
              <table:table-cell office:value-type="float" office:value="4716">
                <text:p>471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.6">
                <text:p>14.6</text:p>
              </table:table-cell>
              <table:table-cell office:value-type="float" office:value="4724">
                <text:p>47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.61">
                <text:p>14.61</text:p>
              </table:table-cell>
              <table:table-cell office:value-type="float" office:value="4731">
                <text:p>47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.62">
                <text:p>14.62</text:p>
              </table:table-cell>
              <table:table-cell office:value-type="float" office:value="4739">
                <text:p>47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.63">
                <text:p>14.63</text:p>
              </table:table-cell>
              <table:table-cell office:value-type="float" office:value="4746">
                <text:p>47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.64">
                <text:p>14.64</text:p>
              </table:table-cell>
              <table:table-cell office:value-type="float" office:value="4754">
                <text:p>47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.65">
                <text:p>14.65</text:p>
              </table:table-cell>
              <table:table-cell office:value-type="float" office:value="4761">
                <text:p>476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.66">
                <text:p>14.66</text:p>
              </table:table-cell>
              <table:table-cell office:value-type="float" office:value="4769">
                <text:p>47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.67">
                <text:p>14.67</text:p>
              </table:table-cell>
              <table:table-cell office:value-type="float" office:value="4776">
                <text:p>47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.68">
                <text:p>14.68</text:p>
              </table:table-cell>
              <table:table-cell office:value-type="float" office:value="4784">
                <text:p>47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.69">
                <text:p>14.69</text:p>
              </table:table-cell>
              <table:table-cell office:value-type="float" office:value="4791">
                <text:p>479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.7">
                <text:p>14.7</text:p>
              </table:table-cell>
              <table:table-cell office:value-type="float" office:value="4799">
                <text:p>47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.71">
                <text:p>14.71</text:p>
              </table:table-cell>
              <table:table-cell office:value-type="float" office:value="4807">
                <text:p>48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.72">
                <text:p>14.72</text:p>
              </table:table-cell>
              <table:table-cell office:value-type="float" office:value="4814">
                <text:p>48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.73">
                <text:p>14.73</text:p>
              </table:table-cell>
              <table:table-cell office:value-type="float" office:value="4822">
                <text:p>482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.74">
                <text:p>14.74</text:p>
              </table:table-cell>
              <table:table-cell office:value-type="float" office:value="4830">
                <text:p>48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.75">
                <text:p>14.75</text:p>
              </table:table-cell>
              <table:table-cell office:value-type="float" office:value="4837">
                <text:p>483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.76">
                <text:p>14.76</text:p>
              </table:table-cell>
              <table:table-cell office:value-type="float" office:value="4845">
                <text:p>48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.77">
                <text:p>14.77</text:p>
              </table:table-cell>
              <table:table-cell office:value-type="float" office:value="4853">
                <text:p>48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.78">
                <text:p>14.78</text:p>
              </table:table-cell>
              <table:table-cell office:value-type="float" office:value="4860">
                <text:p>48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.79">
                <text:p>14.79</text:p>
              </table:table-cell>
              <table:table-cell office:value-type="float" office:value="4868">
                <text:p>48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.8">
                <text:p>14.8</text:p>
              </table:table-cell>
              <table:table-cell office:value-type="float" office:value="4876">
                <text:p>487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.81">
                <text:p>14.81</text:p>
              </table:table-cell>
              <table:table-cell office:value-type="float" office:value="4883">
                <text:p>48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.82">
                <text:p>14.82</text:p>
              </table:table-cell>
              <table:table-cell office:value-type="float" office:value="4891">
                <text:p>489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.83">
                <text:p>14.83</text:p>
              </table:table-cell>
              <table:table-cell office:value-type="float" office:value="4899">
                <text:p>489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.84">
                <text:p>14.84</text:p>
              </table:table-cell>
              <table:table-cell office:value-type="float" office:value="4907">
                <text:p>490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.85">
                <text:p>14.85</text:p>
              </table:table-cell>
              <table:table-cell office:value-type="float" office:value="4915">
                <text:p>49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.86">
                <text:p>14.86</text:p>
              </table:table-cell>
              <table:table-cell office:value-type="float" office:value="4922">
                <text:p>49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.87">
                <text:p>14.87</text:p>
              </table:table-cell>
              <table:table-cell office:value-type="float" office:value="4930">
                <text:p>49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.88">
                <text:p>14.88</text:p>
              </table:table-cell>
              <table:table-cell office:value-type="float" office:value="4938">
                <text:p>49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.89">
                <text:p>14.89</text:p>
              </table:table-cell>
              <table:table-cell office:value-type="float" office:value="4946">
                <text:p>494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.9">
                <text:p>14.9</text:p>
              </table:table-cell>
              <table:table-cell office:value-type="float" office:value="4954">
                <text:p>495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.91">
                <text:p>14.91</text:p>
              </table:table-cell>
              <table:table-cell office:value-type="float" office:value="4962">
                <text:p>496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.92">
                <text:p>14.92</text:p>
              </table:table-cell>
              <table:table-cell office:value-type="float" office:value="4970">
                <text:p>49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.93">
                <text:p>14.93</text:p>
              </table:table-cell>
              <table:table-cell office:value-type="float" office:value="4978">
                <text:p>49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.94">
                <text:p>14.94</text:p>
              </table:table-cell>
              <table:table-cell office:value-type="float" office:value="4986">
                <text:p>498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.95">
                <text:p>14.95</text:p>
              </table:table-cell>
              <table:table-cell office:value-type="float" office:value="4994">
                <text:p>49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.96">
                <text:p>14.96</text:p>
              </table:table-cell>
              <table:table-cell office:value-type="float" office:value="5002">
                <text:p>500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.97">
                <text:p>14.97</text:p>
              </table:table-cell>
              <table:table-cell office:value-type="float" office:value="5010">
                <text:p>50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.98">
                <text:p>14.98</text:p>
              </table:table-cell>
              <table:table-cell office:value-type="float" office:value="5018">
                <text:p>50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.99">
                <text:p>14.99</text:p>
              </table:table-cell>
              <table:table-cell office:value-type="float" office:value="5026">
                <text:p>50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  <table:table-cell office:value-type="float" office:value="5034">
                <text:p>50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.01">
                <text:p>15.01</text:p>
              </table:table-cell>
              <table:table-cell office:value-type="float" office:value="5042">
                <text:p>50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.02">
                <text:p>15.02</text:p>
              </table:table-cell>
              <table:table-cell office:value-type="float" office:value="5050">
                <text:p>50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.03">
                <text:p>15.03</text:p>
              </table:table-cell>
              <table:table-cell office:value-type="float" office:value="5058">
                <text:p>50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.04">
                <text:p>15.04</text:p>
              </table:table-cell>
              <table:table-cell office:value-type="float" office:value="5066">
                <text:p>506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.05">
                <text:p>15.05</text:p>
              </table:table-cell>
              <table:table-cell office:value-type="float" office:value="5074">
                <text:p>50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.06">
                <text:p>15.06</text:p>
              </table:table-cell>
              <table:table-cell office:value-type="float" office:value="5082">
                <text:p>508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.07">
                <text:p>15.07</text:p>
              </table:table-cell>
              <table:table-cell office:value-type="float" office:value="5090">
                <text:p>50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.08">
                <text:p>15.08</text:p>
              </table:table-cell>
              <table:table-cell office:value-type="float" office:value="5098">
                <text:p>509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.09">
                <text:p>15.09</text:p>
              </table:table-cell>
              <table:table-cell office:value-type="float" office:value="5107">
                <text:p>510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.1">
                <text:p>15.1</text:p>
              </table:table-cell>
              <table:table-cell office:value-type="float" office:value="5115">
                <text:p>51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.11">
                <text:p>15.11</text:p>
              </table:table-cell>
              <table:table-cell office:value-type="float" office:value="5123">
                <text:p>51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.12">
                <text:p>15.12</text:p>
              </table:table-cell>
              <table:table-cell office:value-type="float" office:value="5131">
                <text:p>51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.13">
                <text:p>15.13</text:p>
              </table:table-cell>
              <table:table-cell office:value-type="float" office:value="5139">
                <text:p>513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.14">
                <text:p>15.14</text:p>
              </table:table-cell>
              <table:table-cell office:value-type="float" office:value="5148">
                <text:p>51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.15">
                <text:p>15.15</text:p>
              </table:table-cell>
              <table:table-cell office:value-type="float" office:value="5156">
                <text:p>51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.16">
                <text:p>15.16</text:p>
              </table:table-cell>
              <table:table-cell office:value-type="float" office:value="5164">
                <text:p>516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.17">
                <text:p>15.17</text:p>
              </table:table-cell>
              <table:table-cell office:value-type="float" office:value="5172">
                <text:p>517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.18">
                <text:p>15.18</text:p>
              </table:table-cell>
              <table:table-cell office:value-type="float" office:value="5181">
                <text:p>518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.19">
                <text:p>15.19</text:p>
              </table:table-cell>
              <table:table-cell office:value-type="float" office:value="5189">
                <text:p>51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.2">
                <text:p>15.2</text:p>
              </table:table-cell>
              <table:table-cell office:value-type="float" office:value="5197">
                <text:p>519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.21">
                <text:p>15.21</text:p>
              </table:table-cell>
              <table:table-cell office:value-type="float" office:value="5206">
                <text:p>52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.22">
                <text:p>15.22</text:p>
              </table:table-cell>
              <table:table-cell office:value-type="float" office:value="5214">
                <text:p>521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.23">
                <text:p>15.23</text:p>
              </table:table-cell>
              <table:table-cell office:value-type="float" office:value="5222">
                <text:p>52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.24">
                <text:p>15.24</text:p>
              </table:table-cell>
              <table:table-cell office:value-type="float" office:value="5231">
                <text:p>52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.25">
                <text:p>15.25</text:p>
              </table:table-cell>
              <table:table-cell office:value-type="float" office:value="5239">
                <text:p>523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.26">
                <text:p>15.26</text:p>
              </table:table-cell>
              <table:table-cell office:value-type="float" office:value="5248">
                <text:p>524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.27">
                <text:p>15.27</text:p>
              </table:table-cell>
              <table:table-cell office:value-type="float" office:value="5256">
                <text:p>52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.28">
                <text:p>15.28</text:p>
              </table:table-cell>
              <table:table-cell office:value-type="float" office:value="5265">
                <text:p>52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.29">
                <text:p>15.29</text:p>
              </table:table-cell>
              <table:table-cell office:value-type="float" office:value="5273">
                <text:p>52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.3">
                <text:p>15.3</text:p>
              </table:table-cell>
              <table:table-cell office:value-type="float" office:value="5282">
                <text:p>5282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